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4925in"/>
    </style:style>
    <style:style style:name="co1" style:family="table-column">
      <style:table-column-properties fo:break-before="auto" style:column-width="2.0118in"/>
    </style:style>
    <style:style style:name="co4" style:family="table-column">
      <style:table-column-properties fo:break-before="auto" style:column-width="1.6402in"/>
    </style:style>
    <style:style style:name="co2" style:family="table-column">
      <style:table-column-properties fo:break-before="auto" style:column-width="0.8925in"/>
    </style:style>
    <style:style style:name="co5" style:family="table-column">
      <style:table-column-properties fo:break-before="auto" style:column-width="1.1047in"/>
    </style:style>
    <style:style style:name="co6" style:family="table-column">
      <style:table-column-properties fo:break-before="auto" style:column-width="1.8366in"/>
    </style:style>
    <style:style style:name="co8" style:family="table-column">
      <style:table-column-properties fo:break-before="auto" style:column-width="2.1055in"/>
    </style:style>
    <style:style style:name="co9" style:family="table-column">
      <style:table-column-properties fo:break-before="auto" style:column-width="2.3118in"/>
    </style:style>
    <style:style style:name="co10" style:family="table-column">
      <style:table-column-properties fo:break-before="auto" style:column-width="2.5673in"/>
    </style:style>
    <style:style style:name="ro2" style:family="table-row">
      <style:table-row-properties style:row-height="0.1862in" fo:break-before="auto" style:use-optimal-row-height="true"/>
    </style:style>
    <style:style style:name="ro1" style:family="table-row">
      <style:table-row-properties style:row-height="0.1783in" fo:break-before="auto" style:use-optimal-row-height="true"/>
    </style:style>
    <style:style style:name="ro4" style:family="table-row">
      <style:table-row-properties style:row-height="0.1953in" fo:break-before="auto" style:use-optimal-row-height="true"/>
    </style:style>
    <style:style style:name="ro5" style:family="table-row">
      <style:table-row-properties style:row-height="0.21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The List" table:style-name="ta1" table:print="false">
        <table:table-column table:style-name="co8" table:default-cell-style-name="Default"/>
        <table:table-column table:style-name="co9" table:default-cell-style-name="Default"/>
        <table:table-column table:style-name="co10" table:default-cell-style-name="ce2"/>
        <table:table-row table:style-name="ro1">
          <table:table-cell office:value-type="string">
            <text:p>General Kinks</text:p>
          </table:table-cell>
          <table:table-cell office:value-type="float" office:value="28">
            <text:p>28</text:p>
          </table:table-cell>
          <table:table-cell table:style-name="Default"/>
        </table:table-row>
        <table:table-row table:style-name="ro1">
          <table:table-cell office:value-type="string">
            <text:p>Character Preferences</text:p>
          </table:table-cell>
          <table:table-cell office:value-type="float" office:value="81">
            <text:p>81</text:p>
          </table:table-cell>
          <table:table-cell table:style-name="Default"/>
        </table:table-row>
        <table:table-row table:style-name="ro1">
          <table:table-cell office:value-type="string">
            <text:p>Gender Preferences</text:p>
          </table:table-cell>
          <table:table-cell office:value-type="float" office:value="10">
            <text:p>10</text:p>
          </table:table-cell>
          <table:table-cell table:style-name="Default"/>
        </table:table-row>
        <table:table-row table:style-name="ro1">
          <table:table-cell office:value-type="string">
            <text:p>Species Preferences</text:p>
          </table:table-cell>
          <table:table-cell office:value-type="float" office:value="56">
            <text:p>56</text:p>
          </table:table-cell>
          <table:table-cell table:style-name="Default"/>
        </table:table-row>
        <table:table-row table:style-name="ro1">
          <table:table-cell office:value-type="string">
            <text:p>Age Related</text:p>
          </table:table-cell>
          <table:table-cell office:value-type="float" office:value="5">
            <text:p>5</text:p>
          </table:table-cell>
          <table:table-cell table:style-name="Default"/>
        </table:table-row>
        <table:table-row table:style-name="ro1">
          <table:table-cell office:value-type="string">
            <text:p>Anal Sex &amp; Play</text:p>
          </table:table-cell>
          <table:table-cell office:value-type="float" office:value="13">
            <text:p>13</text:p>
          </table:table-cell>
          <table:table-cell table:style-name="Default"/>
        </table:table-row>
        <table:table-row table:style-name="ro1">
          <table:table-cell office:value-type="string">
            <text:p>Vaginal Sex &amp; Play</text:p>
          </table:table-cell>
          <table:table-cell office:value-type="float" office:value="13">
            <text:p>13</text:p>
          </table:table-cell>
          <table:table-cell table:style-name="Default"/>
        </table:table-row>
        <table:table-row table:style-name="ro1">
          <table:table-cell office:value-type="string">
            <text:p>Oral Sex &amp; Play</text:p>
          </table:table-cell>
          <table:table-cell office:value-type="float" office:value="18">
            <text:p>18</text:p>
          </table:table-cell>
          <table:table-cell table:style-name="Default"/>
        </table:table-row>
        <table:table-row table:style-name="ro1">
          <table:table-cell office:value-type="string">
            <text:p>Cock Play</text:p>
          </table:table-cell>
          <table:table-cell office:value-type="float" office:value="10">
            <text:p>10</text:p>
          </table:table-cell>
          <table:table-cell table:style-name="Default"/>
        </table:table-row>
        <table:table-row table:style-name="ro1">
          <table:table-cell office:value-type="string">
            <text:p>Cum Related</text:p>
          </table:table-cell>
          <table:table-cell office:value-type="float" office:value="26">
            <text:p>26</text:p>
          </table:table-cell>
          <table:table-cell table:style-name="Default"/>
        </table:table-row>
        <table:table-row table:style-name="ro1">
          <table:table-cell office:value-type="string">
            <text:p>Penetration &amp; Sexual Themes</text:p>
          </table:table-cell>
          <table:table-cell office:value-type="float" office:value="15">
            <text:p>15</text:p>
          </table:table-cell>
          <table:table-cell table:style-name="Default"/>
        </table:table-row>
        <table:table-row table:style-name="ro1">
          <table:table-cell office:value-type="string">
            <text:p>Themes &amp; Settings</text:p>
          </table:table-cell>
          <table:table-cell office:value-type="float" office:value="46">
            <text:p>46</text:p>
          </table:table-cell>
          <table:table-cell table:style-name="Default"/>
        </table:table-row>
        <table:table-row table:style-name="ro1">
          <table:table-cell office:value-type="string">
            <text:p>Body Worship &amp; Play</text:p>
          </table:table-cell>
          <table:table-cell office:value-type="float" office:value="26">
            <text:p>26</text:p>
          </table:table-cell>
          <table:table-cell table:style-name="Default"/>
        </table:table-row>
        <table:table-row table:style-name="ro1">
          <table:table-cell office:value-type="string">
            <text:p>Dress Up &amp; Materials</text:p>
          </table:table-cell>
          <table:table-cell office:value-type="float" office:value="17">
            <text:p>17</text:p>
          </table:table-cell>
          <table:table-cell table:style-name="Default"/>
        </table:table-row>
        <table:table-row table:style-name="ro1">
          <table:table-cell office:value-type="string">
            <text:p>Dom / Sub &amp; Psyche Play</text:p>
          </table:table-cell>
          <table:table-cell office:value-type="float" office:value="32">
            <text:p>32</text:p>
          </table:table-cell>
          <table:table-cell table:style-name="Default"/>
        </table:table-row>
        <table:table-row table:style-name="ro1">
          <table:table-cell office:value-type="string">
            <text:p>BDSM</text:p>
          </table:table-cell>
          <table:table-cell office:value-type="float" office:value="19">
            <text:p>19</text:p>
          </table:table-cell>
          <table:table-cell table:style-name="Default"/>
        </table:table-row>
        <table:table-row table:style-name="ro1">
          <table:table-cell office:value-type="string">
            <text:p>Roughness / Pain</text:p>
          </table:table-cell>
          <table:table-cell office:value-type="float" office:value="16">
            <text:p>16</text:p>
          </table:table-cell>
          <table:table-cell table:style-name="Default"/>
        </table:table-row>
        <table:table-row table:style-name="ro1">
          <table:table-cell office:value-type="string">
            <text:p>Gore / Torture / Death</text:p>
          </table:table-cell>
          <table:table-cell office:value-type="float" office:value="23">
            <text:p>23</text:p>
          </table:table-cell>
          <table:table-cell table:style-name="Default"/>
        </table:table-row>
        <table:table-row table:style-name="ro1">
          <table:table-cell office:value-type="string">
            <text:p>Inflation, Growth, &amp; Sizeplay</text:p>
          </table:table-cell>
          <table:table-cell office:value-type="float" office:value="20">
            <text:p>20</text:p>
          </table:table-cell>
          <table:table-cell table:style-name="Default"/>
        </table:table-row>
        <table:table-row table:style-name="ro1">
          <table:table-cell office:value-type="string">
            <text:p>Transformation</text:p>
          </table:table-cell>
          <table:table-cell office:value-type="float" office:value="9">
            <text:p>9</text:p>
          </table:table-cell>
          <table:table-cell table:style-name="Default"/>
        </table:table-row>
        <table:table-row table:style-name="ro1">
          <table:table-cell office:value-type="string">
            <text:p>Pregnancy &amp; Breeding</text:p>
          </table:table-cell>
          <table:table-cell office:value-type="float" office:value="11">
            <text:p>11</text:p>
          </table:table-cell>
          <table:table-cell table:style-name="Default"/>
        </table:table-row>
        <table:table-row table:style-name="ro1">
          <table:table-cell office:value-type="string">
            <text:p>Vore &amp; Unbirth</text:p>
          </table:table-cell>
          <table:table-cell office:value-type="float" office:value="15">
            <text:p>15</text:p>
          </table:table-cell>
          <table:table-cell table:style-name="Default"/>
        </table:table-row>
        <table:table-row table:style-name="ro1">
          <table:table-cell office:value-type="string">
            <text:p>Unclean Themes &amp; Play</text:p>
          </table:table-cell>
          <table:table-cell office:value-type="float" office:value="11">
            <text:p>11</text:p>
          </table:table-cell>
          <table:table-cell table:style-name="Default"/>
        </table:table-row>
        <table:table-row table:style-name="ro1">
          <table:table-cell office:value-type="string">
            <text:p>Watersports &amp; Scat</text:p>
          </table:table-cell>
          <table:table-cell office:value-type="float" office:value="12">
            <text:p>12</text:p>
          </table:table-cell>
          <table:table-cell table:style-name="Default"/>
        </table:table-row>
        <table:table-row table:style-name="ro1" table:number-rows-repeated="3">
          <table:table-cell table:number-columns-repeated="2"/>
          <table:table-cell table:style-name="Default"/>
        </table:table-row>
        <table:table-row table:style-name="ro1">
          <table:table-cell office:value-type="string">
            <text:p>General Kinks</text:p>
          </table:table-cell>
          <table:table-cell office:value-type="float" office:value="28">
            <text:p>28</text:p>
          </table:table-cell>
          <table:table-cell table:style-name="Default"/>
        </table:table-row>
        <table:table-row table:style-name="ro4">
          <table:table-cell office:value-type="float" office:value="1">
            <text:p>1</text:p>
          </table:table-cell>
          <table:table-cell office:value-type="string">
            <text:p>Ahegao</text:p>
          </table:table-cell>
          <table:table-cell office:value-type="string">
            <text:p>Commonly referred to as “fucked silly.” Refers to a character wearing a facial expression that signifies an immense amount of pleasure during sexual intercourse / or sexual arousal. </text:p>
          </table:table-cell>
        </table:table-row>
        <table:table-row table:style-name="ro1">
          <table:table-cell office:value-type="float" office:value="2">
            <text:p>2</text:p>
          </table:table-cell>
          <table:table-cell office:value-type="string">
            <text:p>Aphrodisiacs</text:p>
          </table:table-cell>
          <table:table-cell office:value-type="string">
            <text:p>The incorporation of a food, drink, drug, scent, or other such stimulate that generates sexual arousal. </text:p>
          </table:table-cell>
        </table:table-row>
        <table:table-row table:style-name="ro1">
          <table:table-cell office:value-type="float" office:value="3">
            <text:p>3</text:p>
          </table:table-cell>
          <table:table-cell office:value-type="string">
            <text:p>Condoms</text:p>
          </table:table-cell>
          <table:table-cell office:value-type="string">
            <text:p>The use of condoms in any way; typically refers to a preference for the use of condoms during penetration, but may also refer to condom play, in which a condom (typically filled), is used as a sex toy; or, the filling of condoms with fluids, such as semen. </text:p>
          </table:table-cell>
        </table:table-row>
        <table:table-row table:style-name="ro1">
          <table:table-cell office:value-type="float" office:value="4">
            <text:p>4</text:p>
          </table:table-cell>
          <table:table-cell office:value-type="string">
            <text:p>Crotch Sniffing</text:p>
          </table:table-cell>
          <table:table-cell office:value-type="string">
            <text:p>The act of receiving pleasure from inhaling the scent of the crotch, or receiving such actions. Emphasis is often placed on the musk and / or pheromone-related properties of the scent.</text:p>
          </table:table-cell>
        </table:table-row>
        <table:table-row table:style-name="ro1">
          <table:table-cell office:value-type="float" office:value="5">
            <text:p>5</text:p>
          </table:table-cell>
          <table:table-cell office:value-type="string">
            <text:p>Drug / Alcohol Use</text:p>
          </table:table-cell>
          <table:table-cell office:value-type="string">
            <text:p>The use of illicit drugs and / or alcohol in the context of an RP.</text:p>
          </table:table-cell>
        </table:table-row>
        <table:table-row table:style-name="ro2">
          <table:table-cell office:value-type="float" office:value="6">
            <text:p>6</text:p>
          </table:table-cell>
          <table:table-cell office:value-type="string">
            <text:p>Flexibility / Contortionism</text:p>
          </table:table-cell>
          <table:table-cell office:value-type="string">
            <text:p>Exceptional or unrealistic flexibility, typically used to achieve extremely difficult or impossible sexual positions to derive maximum stimulation.</text:p>
          </table:table-cell>
        </table:table-row>
        <table:table-row table:style-name="ro1">
          <table:table-cell office:value-type="float" office:value="7">
            <text:p>7</text:p>
          </table:table-cell>
          <table:table-cell office:value-type="string">
            <text:p>Food Play</text:p>
          </table:table-cell>
          <table:table-cell office:value-type="string">
            <text:p>The act of incorporating food into the sexual context of an RP, or which may include (but is not limited to) use of whipped cream or chocolate sauce in a sexual act, receiving sexual gratification from the act of eating, or including rather large amounts of food (but not necessarily).</text:p>
          </table:table-cell>
        </table:table-row>
        <table:table-row table:style-name="ro1">
          <table:table-cell office:value-type="float" office:value="8">
            <text:p>8</text:p>
          </table:table-cell>
          <table:table-cell office:value-type="string">
            <text:p>Foreplay</text:p>
          </table:table-cell>
          <table:table-cell office:value-type="string">
            <text:p>Sexual activity that precedes intercourse, incorporating various forms of erotic build up before the actual act of sex.</text:p>
          </table:table-cell>
        </table:table-row>
        <table:table-row table:style-name="ro1">
          <table:table-cell office:value-type="float" office:value="9">
            <text:p>9</text:p>
          </table:table-cell>
          <table:table-cell office:value-type="string">
            <text:p>Ice</text:p>
          </table:table-cell>
          <table:table-cell office:value-type="string">
            <text:p>The use of ice in any fashion during sex, typically as a form of erotic foreplay.</text:p>
          </table:table-cell>
        </table:table-row>
        <table:table-row table:style-name="ro1">
          <table:table-cell office:value-type="float" office:value="10">
            <text:p>10</text:p>
          </table:table-cell>
          <table:table-cell office:value-type="string">
            <text:p>Inflatables</text:p>
          </table:table-cell>
          <table:table-cell office:value-type="string">
            <text:p>An expressed interest in characters (or objects) that are inflatable in nature, such as balloons, pool toys, or characters / objects compiled of elastic material meant to be expanded.</text:p>
          </table:table-cell>
        </table:table-row>
        <table:table-row table:style-name="ro1">
          <table:table-cell office:value-type="float" office:value="11">
            <text:p>11</text:p>
          </table:table-cell>
          <table:table-cell office:value-type="string">
            <text:p>Interracial</text:p>
          </table:table-cell>
          <table:table-cell office:value-type="string">
            <text:p>Romantic / sexual interaction between or involving different races.</text:p>
          </table:table-cell>
        </table:table-row>
        <table:table-row table:style-name="ro1">
          <table:table-cell office:value-type="float" office:value="12">
            <text:p>12</text:p>
          </table:table-cell>
          <table:table-cell office:value-type="string">
            <text:p>Multiple Orgasms</text:p>
          </table:table-cell>
          <table:table-cell office:value-type="string">
            <text:p>The act of cumming multiple times, sometimes in direct succession, or being the recipient of such actions.</text:p>
          </table:table-cell>
        </table:table-row>
        <table:table-row table:style-name="ro1">
          <table:table-cell office:value-type="float" office:value="13">
            <text:p>13</text:p>
          </table:table-cell>
          <table:table-cell office:value-type="string">
            <text:p>Natural Musk</text:p>
          </table:table-cell>
          <table:table-cell office:value-type="string">
            <text:p>Refers to an RP involving characters where the aspect of musk is notably present / involved in play. Generally implies one or more characters having a distinct scent (typically with pheromones derived from the crotch).</text:p>
          </table:table-cell>
        </table:table-row>
        <table:table-row table:style-name="ro2">
          <table:table-cell office:value-type="float" office:value="14">
            <text:p>14</text:p>
          </table:table-cell>
          <table:table-cell office:value-type="string">
            <text:p>Objectophilia</text:p>
          </table:table-cell>
          <table:table-cell office:value-type="string">
            <text:p>A deep interest in particular inanimate objects. Denotes an expressed preference and / or strong feelings of love, sexual attraction, and / or commitment to certain items or structures of a character's fixation. Said objects may be things such furniture, cars, buildings, toys, clothing, and so on.</text:p>
          </table:table-cell>
        </table:table-row>
        <table:table-row table:style-name="ro1">
          <table:table-cell office:value-type="float" office:value="15">
            <text:p>15</text:p>
          </table:table-cell>
          <table:table-cell office:value-type="string">
            <text:p>Onomatopoeia</text:p>
          </table:table-cell>
          <table:table-cell office:value-type="string">
            <text:p>Engaging in an RP, or getting turned on by an emphasis on exaggerated descriptions of sexual noises in a roleplay, usually described with onomatopoeia, words that seek to duplicate the sounds they describe. Often refers to fluid noises such as: slosh, splurt, squirt, gurgle, splortch, or others.</text:p>
          </table:table-cell>
        </table:table-row>
        <table:table-row table:style-name="ro1">
          <table:table-cell office:value-type="float" office:value="16">
            <text:p>16</text:p>
          </table:table-cell>
          <table:table-cell office:value-type="string">
            <text:p>Potions / Injections</text:p>
          </table:table-cell>
          <table:table-cell office:value-type="string">
            <text:p>The act of using and / or receiving a substance through any means that has a physical or mental effect on the character receiving it; implies fantastical or unrealistic results.</text:p>
          </table:table-cell>
        </table:table-row>
        <table:table-row table:style-name="ro1">
          <table:table-cell office:value-type="float" office:value="17">
            <text:p>17</text:p>
          </table:table-cell>
          <table:table-cell office:value-type="string">
            <text:p>Sex Toys</text:p>
          </table:table-cell>
          <table:table-cell office:value-type="string">
            <text:p>Refers to the inclusion of (generally penetrating) sex toys in an RP, including but not limited to dildos, vibrators, anal eggs, anal beads, flesh tubes, etc.</text:p>
          </table:table-cell>
        </table:table-row>
        <table:table-row table:style-name="ro1">
          <table:table-cell office:value-type="float" office:value="18">
            <text:p>18</text:p>
          </table:table-cell>
          <table:table-cell office:value-type="string">
            <text:p>Sexual Exhaustion</text:p>
          </table:table-cell>
          <table:table-cell office:value-type="string">
            <text:p>Engaging in an RP in which at least one character's genitals and / or orifice(s) endure pain due to exceptionally arduous sex or sex of an exceptional duration; implies continuing despite such.</text:p>
          </table:table-cell>
        </table:table-row>
        <table:table-row table:style-name="ro1">
          <table:table-cell office:value-type="float" office:value="19">
            <text:p>19</text:p>
          </table:table-cell>
          <table:table-cell office:value-type="string">
            <text:p>Sexual Frustration</text:p>
          </table:table-cell>
          <table:table-cell office:value-type="string">
            <text:p>Engaging in an RP in which at least one character is exceptionally desperate or horny and is often willing to eschew standard inhibitions in order to receive sexual stimulation.</text:p>
          </table:table-cell>
        </table:table-row>
        <table:table-row table:style-name="ro1">
          <table:table-cell office:value-type="float" office:value="20">
            <text:p>20</text:p>
          </table:table-cell>
          <table:table-cell office:value-type="string">
            <text:p>Shaving</text:p>
          </table:table-cell>
          <table:table-cell office:value-type="string">
            <text:p>Engaging in the removal of fur / hair from a participant in an RP by the means of shaving.</text:p>
          </table:table-cell>
        </table:table-row>
        <table:table-row table:style-name="ro1">
          <table:table-cell office:value-type="float" office:value="21">
            <text:p>21</text:p>
          </table:table-cell>
          <table:table-cell office:value-type="string">
            <text:p>Smoking</text:p>
          </table:table-cell>
          <table:table-cell office:value-type="string">
            <text:p>Refers to the act of smoking and / or receiving pleasure from an aspect of smoking or smoke during an RP.</text:p>
          </table:table-cell>
        </table:table-row>
        <table:table-row table:style-name="ro1">
          <table:table-cell office:value-type="float" office:value="22">
            <text:p>22</text:p>
          </table:table-cell>
          <table:table-cell office:value-type="string">
            <text:p>Stomach Bulging</text:p>
          </table:table-cell>
          <table:table-cell office:value-type="string">
            <text:p>Engaging in an RP in which a character's stomach will bulge, either due to an exceptionally large insertion (often taking the shape of such), due to eating an exceptionally large amount of food, or as a localized form of inflation from any liquid or gas.</text:p>
          </table:table-cell>
        </table:table-row>
        <table:table-row table:style-name="ro2">
          <table:table-cell office:value-type="float" office:value="23">
            <text:p>23</text:p>
          </table:table-cell>
          <table:table-cell office:value-type="string">
            <text:p>Strap-ons</text:p>
          </table:table-cell>
          <table:table-cell office:value-type="string">
            <text:p>Engaging in an RP in which at least one character will wear a strap-on to penetrate another character.</text:p>
          </table:table-cell>
        </table:table-row>
        <table:table-row table:style-name="ro2">
          <table:table-cell office:value-type="float" office:value="24">
            <text:p>24</text:p>
          </table:table-cell>
          <table:table-cell office:value-type="string">
            <text:p>Stuckage</text:p>
          </table:table-cell>
          <table:table-cell office:value-type="string">
            <text:p>The act of a character getting trapped / stuck in one manner or another. For example: holes, doorways, windows, chairs.</text:p>
          </table:table-cell>
        </table:table-row>
        <table:table-row table:style-name="ro1">
          <table:table-cell office:value-type="float" office:value="25">
            <text:p>25</text:p>
          </table:table-cell>
          <table:table-cell office:value-type="string">
            <text:p>Sweat</text:p>
          </table:table-cell>
          <table:table-cell office:value-type="string">
            <text:p>The act of sweating and / or receiving sexual gratification from the appearance, taste, scent and / or tactility of sweat.</text:p>
          </table:table-cell>
        </table:table-row>
        <table:table-row table:style-name="ro1">
          <table:table-cell office:value-type="float" office:value="26">
            <text:p>26</text:p>
          </table:table-cell>
          <table:table-cell office:value-type="string">
            <text:p>Tail Pulling</text:p>
          </table:table-cell>
          <table:table-cell office:value-type="string">
            <text:p>Pulling a partner's tail during sexual intercourse. Often as a means of forcing the bottom to clench, or as a handle, or merely a cute act.</text:p>
          </table:table-cell>
        </table:table-row>
        <table:table-row table:style-name="ro1">
          <table:table-cell office:value-type="float" office:value="27">
            <text:p>27</text:p>
          </table:table-cell>
          <table:table-cell office:value-type="string">
            <text:p>Teasing</text:p>
          </table:table-cell>
          <table:table-cell office:value-type="string">
            <text:p>Refers to extended scenes of foreplay prior to explicit, sexual intercourse, which may be physical and / or verbal, typically to arouse one's partner to the point of sexual frustration or desperation.</text:p>
          </table:table-cell>
        </table:table-row>
        <table:table-row table:style-name="ro1">
          <table:table-cell office:value-type="float" office:value="28">
            <text:p>28</text:p>
          </table:table-cell>
          <table:table-cell office:value-type="string">
            <text:p>Tickling</text:p>
          </table:table-cell>
          <table:table-cell office:value-type="string">
            <text:p>The act of tickling and / or being tickled in a sexual context of an RP; or, receiving sexual stimulation from such.</text:p>
          </table:table-cell>
        </table:table-row>
        <table:table-row table:style-name="ro1">
          <table:table-cell office:value-type="string">
            <text:p>Character Preferences</text:p>
          </table:table-cell>
          <table:table-cell office:value-type="float" office:value="81">
            <text:p>81</text:p>
          </table:table-cell>
          <table:table-cell table:style-name="Default"/>
        </table:table-row>
        <table:table-row table:style-name="ro1">
          <table:table-cell office:value-type="float" office:value="1">
            <text:p>1</text:p>
          </table:table-cell>
          <table:table-cell office:value-type="string">
            <text:p>Amputees</text:p>
          </table:table-cell>
          <table:table-cell office:value-type="string">
            <text:p>Characters that have had limbs amputated, or are missing a limb / limbs.</text:p>
          </table:table-cell>
        </table:table-row>
        <table:table-row table:style-name="ro1">
          <table:table-cell office:value-type="float" office:value="2">
            <text:p>2</text:p>
          </table:table-cell>
          <table:table-cell office:value-type="string">
            <text:p>Anatomically Correct</text:p>
          </table:table-cell>
          <table:table-cell office:value-type="string">
            <text:p>Expresses an interest in characters that have realistic and average body proportions.</text:p>
          </table:table-cell>
        </table:table-row>
        <table:table-row table:style-name="ro1">
          <table:table-cell office:value-type="float" office:value="3">
            <text:p>3</text:p>
          </table:table-cell>
          <table:table-cell office:value-type="string">
            <text:p>Androgyny</text:p>
          </table:table-cell>
          <table:table-cell office:value-type="string">
            <text:p>Gender ambiguity in appearance. May also be found in fashion, voice, gender identity, sexual identity, or lifestyle.</text:p>
          </table:table-cell>
        </table:table-row>
        <table:table-row table:style-name="ro1">
          <table:table-cell office:value-type="float" office:value="4">
            <text:p>4</text:p>
          </table:table-cell>
          <table:table-cell office:value-type="string">
            <text:p>Animal Anatomy</text:p>
          </table:table-cell>
          <table:table-cell office:value-type="string">
            <text:p>Expresses an interest in characters with penises or vaginas that are exact replicas of those of real animals.</text:p>
          </table:table-cell>
        </table:table-row>
        <table:table-row table:style-name="ro2">
          <table:table-cell office:value-type="float" office:value="5">
            <text:p>5</text:p>
          </table:table-cell>
          <table:table-cell office:value-type="string">
            <text:p>Anthro Characters</text:p>
          </table:table-cell>
          <table:table-cell office:value-type="string">
            <text:p>Characters that are anthropomorphic in nature, typically defined as an object or animal species with human characteristics.</text:p>
          </table:table-cell>
        </table:table-row>
        <table:table-row table:style-name="ro1">
          <table:table-cell office:value-type="float" office:value="6">
            <text:p>6</text:p>
          </table:table-cell>
          <table:table-cell office:value-type="string">
            <text:p>Barbed Cocks</text:p>
          </table:table-cell>
          <table:table-cell office:value-type="string">
            <text:p>Expresses an interest in penises with barbed heads; typically feline.</text:p>
          </table:table-cell>
        </table:table-row>
        <table:table-row table:style-name="ro1">
          <table:table-cell office:value-type="float" office:value="7">
            <text:p>7</text:p>
          </table:table-cell>
          <table:table-cell office:value-type="string">
            <text:p>Body Hair</text:p>
          </table:table-cell>
          <table:table-cell office:value-type="string">
            <text:p>Expresses in interest in characters that have body hair. Generally denotes hair on places like a character’s chest, arms, legs, armpits, stomach trail, etc.</text:p>
          </table:table-cell>
        </table:table-row>
        <table:table-row table:style-name="ro1">
          <table:table-cell office:value-type="float" office:value="8">
            <text:p>8</text:p>
          </table:table-cell>
          <table:table-cell office:value-type="string">
            <text:p>Canon Characters</text:p>
          </table:table-cell>
          <table:table-cell office:value-type="string">
            <text:p>Expressing an interest in characters from established “canonized” media, derived from official publicized content such as movies, video games, TV, comics, and so on.</text:p>
          </table:table-cell>
        </table:table-row>
        <table:table-row table:style-name="ro1">
          <table:table-cell office:value-type="float" office:value="9">
            <text:p>9</text:p>
          </table:table-cell>
          <table:table-cell office:value-type="string">
            <text:p>Chubby</text:p>
          </table:table-cell>
          <table:table-cell office:value-type="string">
            <text:p>Expresses an interest in characters that are well-rounded and pudgy, with a little more extra weight than average but not necessarily fat.</text:p>
          </table:table-cell>
        </table:table-row>
        <table:table-row table:style-name="ro1">
          <table:table-cell office:value-type="float" office:value="10">
            <text:p>10</text:p>
          </table:table-cell>
          <table:table-cell office:value-type="string">
            <text:p>Cut Cocks</text:p>
          </table:table-cell>
          <table:table-cell office:value-type="string">
            <text:p>Expresses an interest in circumcised penises.</text:p>
          </table:table-cell>
        </table:table-row>
        <table:table-row table:style-name="ro1">
          <table:table-cell office:value-type="float" office:value="11">
            <text:p>11</text:p>
          </table:table-cell>
          <table:table-cell office:value-type="string">
            <text:p>Disabilities</text:p>
          </table:table-cell>
          <table:table-cell office:value-type="string">
            <text:p>Expresses an interest in characters with disabilities in some way, such as deafness, blindness, paraplegia, or other impairments that may be cognitive, developmental, intellectual, mental, physical, sensory, or some combination of these.</text:p>
          </table:table-cell>
        </table:table-row>
        <table:table-row table:style-name="ro1">
          <table:table-cell office:value-type="float" office:value="12">
            <text:p>12</text:p>
          </table:table-cell>
          <table:table-cell office:value-type="string">
            <text:p>Exotic Cocks</text:p>
          </table:table-cell>
          <table:table-cell office:value-type="string">
            <text:p>Expresses an interest in unusually shaped or accessorized penises.</text:p>
          </table:table-cell>
        </table:table-row>
        <table:table-row table:style-name="ro1">
          <table:table-cell office:value-type="float" office:value="13">
            <text:p>13</text:p>
          </table:table-cell>
          <table:table-cell office:value-type="string">
            <text:p>Facial Hair / Beards</text:p>
          </table:table-cell>
          <table:table-cell office:value-type="string">
            <text:p>Expresses an interest in characters sporting facial hair in some manner, which can extend anywhere from scruffy stubble to full beards.</text:p>
          </table:table-cell>
        </table:table-row>
        <table:table-row table:style-name="ro1">
          <table:table-cell office:value-type="float" office:value="14">
            <text:p>14</text:p>
          </table:table-cell>
          <table:table-cell office:value-type="string">
            <text:p>Fangs / Sharp Teeth</text:p>
          </table:table-cell>
          <table:table-cell office:value-type="string">
            <text:p>Expresses an interest in having or playing with a character that has sharp pointed fangs and/or teeth.</text:p>
          </table:table-cell>
        </table:table-row>
        <table:table-row table:style-name="ro2">
          <table:table-cell office:value-type="float" office:value="15">
            <text:p>15</text:p>
          </table:table-cell>
          <table:table-cell office:value-type="string">
            <text:p>Femboys</text:p>
          </table:table-cell>
          <table:table-cell office:value-type="string">
            <text:p>Effeminate, girly males.</text:p>
          </table:table-cell>
        </table:table-row>
        <table:table-row table:style-name="ro1">
          <table:table-cell office:value-type="float" office:value="16">
            <text:p>16</text:p>
          </table:table-cell>
          <table:table-cell office:value-type="string">
            <text:p>Femininity</text:p>
          </table:table-cell>
          <table:table-cell office:value-type="string">
            <text:p>An interest in characters that tend to be traditionally feminine in appearance and / or personality.</text:p>
          </table:table-cell>
        </table:table-row>
        <table:table-row table:style-name="ro1">
          <table:table-cell office:value-type="float" office:value="17">
            <text:p>17</text:p>
          </table:table-cell>
          <table:table-cell office:value-type="string">
            <text:p>Genital / Nipple Piercings</text:p>
          </table:table-cell>
          <table:table-cell office:value-type="string">
            <text:p>Engaging in an RP in which at least one character has piercings that are located on the nipples or sexual areas of the body; typically cock or labia piercings.</text:p>
          </table:table-cell>
        </table:table-row>
        <table:table-row table:style-name="ro1">
          <table:table-cell office:value-type="float" office:value="18">
            <text:p>18</text:p>
          </table:table-cell>
          <table:table-cell office:value-type="string">
            <text:p>Hirsute</text:p>
          </table:table-cell>
          <table:table-cell office:value-type="string">
            <text:p>Refers to the preference for characters with excessive or pronounced hair; typically involves character that would otherwise not have hair to have hair, or for furry characters to have additional hair in areas such as but not limited to the pubis, armpits and chin, and often implies a denser or more wiry texture of hair.</text:p>
          </table:table-cell>
        </table:table-row>
        <table:table-row table:style-name="ro1">
          <table:table-cell office:value-type="float" office:value="19">
            <text:p>19</text:p>
          </table:table-cell>
          <table:table-cell office:value-type="string">
            <text:p>Horns</text:p>
          </table:table-cell>
          <table:table-cell office:value-type="string">
            <text:p>A preference for characters that possess horns, regardless of the appropriateness of horns to the character’s species.</text:p>
          </table:table-cell>
        </table:table-row>
        <table:table-row table:style-name="ro1">
          <table:table-cell office:value-type="float" office:value="20">
            <text:p>20</text:p>
          </table:table-cell>
          <table:table-cell office:value-type="string">
            <text:p>Human Cocks</text:p>
          </table:table-cell>
          <table:table-cell office:value-type="string">
            <text:p>Expresses an interest in characters that have human shaped penises.</text:p>
          </table:table-cell>
        </table:table-row>
        <table:table-row table:style-name="ro1">
          <table:table-cell office:value-type="float" office:value="21">
            <text:p>21</text:p>
          </table:table-cell>
          <table:table-cell office:value-type="string">
            <text:p>Hyper Asses</text:p>
          </table:table-cell>
          <table:table-cell office:value-type="string">
            <text:p>Expresses an interest in asses that are incredibly large and disproportional to their body size.</text:p>
          </table:table-cell>
        </table:table-row>
        <table:table-row table:style-name="ro1">
          <table:table-cell office:value-type="float" office:value="22">
            <text:p>22</text:p>
          </table:table-cell>
          <table:table-cell office:value-type="string">
            <text:p>Hyper Balls</text:p>
          </table:table-cell>
          <table:table-cell office:value-type="string">
            <text:p>Expresses an interest in balls that are exceptionally large.</text:p>
          </table:table-cell>
        </table:table-row>
        <table:table-row table:style-name="ro1">
          <table:table-cell office:value-type="float" office:value="23">
            <text:p>23</text:p>
          </table:table-cell>
          <table:table-cell office:value-type="string">
            <text:p>Hyper Breasts</text:p>
          </table:table-cell>
          <table:table-cell office:value-type="string">
            <text:p>Expresses an interest in breasts that are incredibly disproportionate to their body size.</text:p>
          </table:table-cell>
        </table:table-row>
        <table:table-row table:style-name="ro1">
          <table:table-cell office:value-type="float" office:value="24">
            <text:p>24</text:p>
          </table:table-cell>
          <table:table-cell office:value-type="string">
            <text:p>Hyper Cocks</text:p>
          </table:table-cell>
          <table:table-cell office:value-type="string">
            <text:p>Expresses an interest in large penises incredibly disproportionate to their body size.</text:p>
          </table:table-cell>
        </table:table-row>
        <table:table-row table:style-name="ro1">
          <table:table-cell office:value-type="float" office:value="25">
            <text:p>25</text:p>
          </table:table-cell>
          <table:table-cell office:value-type="string">
            <text:p>Hyper Fat</text:p>
          </table:table-cell>
          <table:table-cell office:value-type="string">
            <text:p>Expresses an interest in characters that are impossibly obese.</text:p>
          </table:table-cell>
        </table:table-row>
        <table:table-row table:style-name="ro1">
          <table:table-cell office:value-type="float" office:value="26">
            <text:p>26</text:p>
          </table:table-cell>
          <table:table-cell office:value-type="string">
            <text:p>Hyper Muscle</text:p>
          </table:table-cell>
          <table:table-cell office:value-type="string">
            <text:p>Expresses an interest in characters that have an impossibly muscular physique.</text:p>
          </table:table-cell>
        </table:table-row>
        <table:table-row table:style-name="ro1">
          <table:table-cell office:value-type="float" office:value="27">
            <text:p>27</text:p>
          </table:table-cell>
          <table:table-cell office:value-type="string">
            <text:p>Hyper Vaginas</text:p>
          </table:table-cell>
          <table:table-cell office:value-type="string">
            <text:p>Expresses an interest in vaginas that are exceptionally large, or with unrealistic proportions.</text:p>
          </table:table-cell>
        </table:table-row>
        <table:table-row table:style-name="ro1">
          <table:table-cell office:value-type="float" office:value="28">
            <text:p>28</text:p>
          </table:table-cell>
          <table:table-cell office:value-type="string">
            <text:p>Hyper-Voluptuous</text:p>
          </table:table-cell>
          <table:table-cell office:value-type="string">
            <text:p>Expresses an interest in characters that have unrealistically large hips and buttocks.</text:p>
          </table:table-cell>
        </table:table-row>
        <table:table-row table:style-name="ro1">
          <table:table-cell office:value-type="float" office:value="29">
            <text:p>29</text:p>
          </table:table-cell>
          <table:table-cell office:value-type="string">
            <text:p>Intelligent Characters</text:p>
          </table:table-cell>
          <table:table-cell office:value-type="string">
            <text:p>Exhibits a preference for characters that have particularly high levels of intelligence, wit, cunning and manipulation skills.</text:p>
          </table:table-cell>
        </table:table-row>
        <table:table-row table:style-name="ro1">
          <table:table-cell office:value-type="float" office:value="30">
            <text:p>30</text:p>
          </table:table-cell>
          <table:table-cell office:value-type="string">
            <text:p>Knotted Cocks</text:p>
          </table:table-cell>
          <table:table-cell office:value-type="string">
            <text:p>Expresses an interest in penises with a knot.</text:p>
          </table:table-cell>
        </table:table-row>
        <table:table-row table:style-name="ro1">
          <table:table-cell office:value-type="float" office:value="31">
            <text:p>31</text:p>
          </table:table-cell>
          <table:table-cell office:value-type="string">
            <text:p>Large Asses</text:p>
          </table:table-cell>
          <table:table-cell office:value-type="string">
            <text:p>Specifies an interest in characters with a larger than normal ass.</text:p>
          </table:table-cell>
        </table:table-row>
        <table:table-row table:style-name="ro1">
          <table:table-cell office:value-type="float" office:value="32">
            <text:p>32</text:p>
          </table:table-cell>
          <table:table-cell office:value-type="string">
            <text:p>Large Balls</text:p>
          </table:table-cell>
          <table:table-cell office:value-type="string">
            <text:p>Expresses an interest in balls that are large.</text:p>
          </table:table-cell>
        </table:table-row>
        <table:table-row table:style-name="ro1">
          <table:table-cell office:value-type="float" office:value="33">
            <text:p>33</text:p>
          </table:table-cell>
          <table:table-cell office:value-type="string">
            <text:p>Large Breasts</text:p>
          </table:table-cell>
          <table:table-cell office:value-type="string">
            <text:p>Expresses an interest in exceptionally large breasts.</text:p>
          </table:table-cell>
        </table:table-row>
        <table:table-row table:style-name="ro1">
          <table:table-cell office:value-type="float" office:value="34">
            <text:p>34</text:p>
          </table:table-cell>
          <table:table-cell office:value-type="string">
            <text:p>Large Cocks</text:p>
          </table:table-cell>
          <table:table-cell office:value-type="string">
            <text:p>Expresses an interest in exceptionally large cocks.</text:p>
          </table:table-cell>
        </table:table-row>
        <table:table-row table:style-name="ro1">
          <table:table-cell office:value-type="float" office:value="35">
            <text:p>35</text:p>
          </table:table-cell>
          <table:table-cell office:value-type="string">
            <text:p>Large Tails</text:p>
          </table:table-cell>
          <table:table-cell office:value-type="string">
            <text:p>Expresses an interest in exceptionally large or dense tails.</text:p>
          </table:table-cell>
        </table:table-row>
        <table:table-row table:style-name="ro1">
          <table:table-cell office:value-type="float" office:value="36">
            <text:p>36</text:p>
          </table:table-cell>
          <table:table-cell office:value-type="string">
            <text:p>Macro Asses</text:p>
          </table:table-cell>
          <table:table-cell office:value-type="string">
            <text:p>Expresses an interest in impossibly large asses that are incredibly disproportionate to their body size.</text:p>
          </table:table-cell>
        </table:table-row>
        <table:table-row table:style-name="ro1">
          <table:table-cell office:value-type="float" office:value="37">
            <text:p>37</text:p>
          </table:table-cell>
          <table:table-cell office:value-type="string">
            <text:p>Macro Balls</text:p>
          </table:table-cell>
          <table:table-cell office:value-type="string">
            <text:p>Expresses an interest in balls that are larger than their owner, with or without being proportionate to the owner's penis.</text:p>
          </table:table-cell>
        </table:table-row>
        <table:table-row table:style-name="ro1">
          <table:table-cell office:value-type="float" office:value="38">
            <text:p>38</text:p>
          </table:table-cell>
          <table:table-cell office:value-type="string">
            <text:p>Macro Breasts</text:p>
          </table:table-cell>
          <table:table-cell office:value-type="string">
            <text:p>Expresses an interest in impossibly large breasts that are incredibly disproportionate to their body size.</text:p>
          </table:table-cell>
        </table:table-row>
        <table:table-row table:style-name="ro1">
          <table:table-cell office:value-type="float" office:value="39">
            <text:p>39</text:p>
          </table:table-cell>
          <table:table-cell office:value-type="string">
            <text:p>Macro Cocks</text:p>
          </table:table-cell>
          <table:table-cell office:value-type="string">
            <text:p>Expresses an interest in penises that are taller and / or wider than its owner.</text:p>
          </table:table-cell>
        </table:table-row>
        <table:table-row table:style-name="ro2">
          <table:table-cell office:value-type="float" office:value="40">
            <text:p>40</text:p>
          </table:table-cell>
          <table:table-cell office:value-type="string">
            <text:p>Macrophilia</text:p>
          </table:table-cell>
          <table:table-cell office:value-type="string">
            <text:p>Expresses an interest in characters that are incredibly and unrealistically tall.</text:p>
          </table:table-cell>
        </table:table-row>
        <table:table-row table:style-name="ro1">
          <table:table-cell office:value-type="float" office:value="41">
            <text:p>41</text:p>
          </table:table-cell>
          <table:table-cell office:value-type="string">
            <text:p>Magic Users</text:p>
          </table:table-cell>
          <table:table-cell office:value-type="string">
            <text:p>RPs involving characters that are capable of performing magical or supernatural feats that may or may not be sexual in nature.</text:p>
          </table:table-cell>
        </table:table-row>
        <table:table-row table:style-name="ro1">
          <table:table-cell office:value-type="float" office:value="42">
            <text:p>42</text:p>
          </table:table-cell>
          <table:table-cell office:value-type="string">
            <text:p>Masculinity</text:p>
          </table:table-cell>
          <table:table-cell office:value-type="string">
            <text:p>An interest in characters that tend to be traditionally masculine in appearance and / or personality.</text:p>
          </table:table-cell>
        </table:table-row>
        <table:table-row table:style-name="ro1">
          <table:table-cell office:value-type="float" office:value="43">
            <text:p>43</text:p>
          </table:table-cell>
          <table:table-cell office:value-type="string">
            <text:p>Mega Macro</text:p>
          </table:table-cell>
          <table:table-cell office:value-type="string">
            <text:p>Expresses an interest in characters that are at least one mile tall.</text:p>
          </table:table-cell>
        </table:table-row>
        <table:table-row table:style-name="ro2">
          <table:table-cell office:value-type="float" office:value="44">
            <text:p>44</text:p>
          </table:table-cell>
          <table:table-cell office:value-type="string">
            <text:p>Microphilia</text:p>
          </table:table-cell>
          <table:table-cell office:value-type="string">
            <text:p>Expresses an interest in characters that are impossibly and unrealistically small.</text:p>
          </table:table-cell>
        </table:table-row>
        <table:table-row table:style-name="ro2">
          <table:table-cell office:value-type="float" office:value="45">
            <text:p>45</text:p>
          </table:table-cell>
          <table:table-cell office:value-type="string">
            <text:p>Moobs</text:p>
          </table:table-cell>
          <table:table-cell office:value-type="string">
            <text:p>Expresses an interest in male identifying characters that have significant breast tissue, typically known as gynecomastia.</text:p>
          </table:table-cell>
        </table:table-row>
        <table:table-row table:style-name="ro2">
          <table:table-cell office:value-type="float" office:value="46">
            <text:p>46</text:p>
          </table:table-cell>
          <table:table-cell office:value-type="string">
            <text:p>Multi Genitalia</text:p>
          </table:table-cell>
          <table:table-cell office:value-type="string">
            <text:p>Expresses an interest in characters that have more than one set of external sex organs.</text:p>
          </table:table-cell>
        </table:table-row>
        <table:table-row table:style-name="ro1">
          <table:table-cell office:value-type="float" office:value="47">
            <text:p>47</text:p>
          </table:table-cell>
          <table:table-cell office:value-type="string">
            <text:p>Multiple Breasts</text:p>
          </table:table-cell>
          <table:table-cell office:value-type="string">
            <text:p>Expresses an interest in characters that have more than one pair of breasts.</text:p>
          </table:table-cell>
        </table:table-row>
        <table:table-row table:style-name="ro1">
          <table:table-cell office:value-type="float" office:value="48">
            <text:p>48</text:p>
          </table:table-cell>
          <table:table-cell office:value-type="string">
            <text:p>Muscular Characters</text:p>
          </table:table-cell>
          <table:table-cell office:value-type="string">
            <text:p>Expresses an interest in characters that are powerfully-built and / or athletic.</text:p>
          </table:table-cell>
        </table:table-row>
        <table:table-row table:style-name="ro1">
          <table:table-cell office:value-type="float" office:value="49">
            <text:p>49</text:p>
          </table:table-cell>
          <table:table-cell office:value-type="string">
            <text:p>Nonsexual Piercings</text:p>
          </table:table-cell>
          <table:table-cell office:value-type="string">
            <text:p>Engaging in sex with a character who has piercings on parts of their body that are not of a sexual nature, such as but not limited to tongue, ears, nose, lips, bellybutton etc.</text:p>
          </table:table-cell>
        </table:table-row>
        <table:table-row table:style-name="ro1">
          <table:table-cell office:value-type="float" office:value="50">
            <text:p>50</text:p>
          </table:table-cell>
          <table:table-cell office:value-type="string">
            <text:p>Older Characters</text:p>
          </table:table-cell>
          <table:table-cell office:value-type="string">
            <text:p>Expresses a preference for characters that are older than one's own.</text:p>
          </table:table-cell>
        </table:table-row>
        <table:table-row table:style-name="ro1">
          <table:table-cell office:value-type="float" office:value="51">
            <text:p>51</text:p>
          </table:table-cell>
          <table:table-cell office:value-type="string">
            <text:p>Original Characters</text:p>
          </table:table-cell>
          <table:table-cell office:value-type="string">
            <text:p>Expressing an interest in characters that are of the player’s own personalized creation (typically not from established publicized media).</text:p>
          </table:table-cell>
        </table:table-row>
        <table:table-row table:style-name="ro1">
          <table:table-cell office:value-type="float" office:value="52">
            <text:p>52</text:p>
          </table:table-cell>
          <table:table-cell office:value-type="string">
            <text:p>Prehensile Cocks</text:p>
          </table:table-cell>
          <table:table-cell office:value-type="string">
            <text:p>Expresses an interest in characters that have the ability to control the motion of their penises.</text:p>
          </table:table-cell>
        </table:table-row>
        <table:table-row table:style-name="ro1">
          <table:table-cell office:value-type="float" office:value="53">
            <text:p>53</text:p>
          </table:table-cell>
          <table:table-cell office:value-type="string">
            <text:p>Pubic Hair</text:p>
          </table:table-cell>
          <table:table-cell office:value-type="string">
            <text:p>Expresses an interest in pubic hair, possibly in large or excessive quantities.</text:p>
          </table:table-cell>
        </table:table-row>
        <table:table-row table:style-name="ro1">
          <table:table-cell office:value-type="float" office:value="54">
            <text:p>54</text:p>
          </table:table-cell>
          <table:table-cell office:value-type="string">
            <text:p>Quadrupeds</text:p>
          </table:table-cell>
          <table:table-cell office:value-type="string">
            <text:p>Characters that walk on four legs.</text:p>
          </table:table-cell>
        </table:table-row>
        <table:table-row table:style-name="ro1">
          <table:table-cell office:value-type="float" office:value="55">
            <text:p>55</text:p>
          </table:table-cell>
          <table:table-cell office:value-type="string">
            <text:p>Rubber / Elastic Characters</text:p>
          </table:table-cell>
          <table:table-cell office:value-type="string">
            <text:p>Expresses an interest in characters who are composed of rubber, latex, or an otherwise elastic material.</text:p>
          </table:table-cell>
        </table:table-row>
        <table:table-row table:style-name="ro1">
          <table:table-cell office:value-type="float" office:value="56">
            <text:p>56</text:p>
          </table:table-cell>
          <table:table-cell office:value-type="string">
            <text:p>Sheaths</text:p>
          </table:table-cell>
          <table:table-cell office:value-type="string">
            <text:p>Expresses an interest in characters that have a sheath.</text:p>
          </table:table-cell>
        </table:table-row>
        <table:table-row table:style-name="ro1">
          <table:table-cell office:value-type="float" office:value="57">
            <text:p>57</text:p>
          </table:table-cell>
          <table:table-cell office:value-type="string">
            <text:p>Shorter Characters</text:p>
          </table:table-cell>
          <table:table-cell office:value-type="string">
            <text:p>An expressed interest in characters that are shorter than one's character.</text:p>
          </table:table-cell>
        </table:table-row>
        <table:table-row table:style-name="ro1">
          <table:table-cell office:value-type="float" office:value="58">
            <text:p>58</text:p>
          </table:table-cell>
          <table:table-cell office:value-type="string">
            <text:p>Size Differences (1-3 Feet)</text:p>
          </table:table-cell>
          <table:table-cell office:value-type="string">
            <text:p>Engaging in an RP in which the height difference between any, two characters is between one and three feet.</text:p>
          </table:table-cell>
        </table:table-row>
        <table:table-row table:style-name="ro1">
          <table:table-cell office:value-type="float" office:value="59">
            <text:p>59</text:p>
          </table:table-cell>
          <table:table-cell office:value-type="string">
            <text:p>Size Differences (Micro / Macro)</text:p>
          </table:table-cell>
          <table:table-cell office:value-type="string">
            <text:p>Engaging in an RP in which the height difference between any, two characters is extremely large.</text:p>
          </table:table-cell>
        </table:table-row>
        <table:table-row table:style-name="ro1">
          <table:table-cell office:value-type="float" office:value="60">
            <text:p>60</text:p>
          </table:table-cell>
          <table:table-cell office:value-type="string">
            <text:p>Skinny Characters</text:p>
          </table:table-cell>
          <table:table-cell office:value-type="string">
            <text:p>Expresses an interest in characters that are rather thin or lank.</text:p>
          </table:table-cell>
        </table:table-row>
        <table:table-row table:style-name="ro1">
          <table:table-cell office:value-type="float" office:value="61">
            <text:p>61</text:p>
          </table:table-cell>
          <table:table-cell office:value-type="string">
            <text:p>Slime / Goo Characters</text:p>
          </table:table-cell>
          <table:table-cell office:value-type="string">
            <text:p>Expresses an interest in characters who are composed of slime, goo, fluids, or similar viscous / semi-viscous substances.</text:p>
          </table:table-cell>
        </table:table-row>
        <table:table-row table:style-name="ro1">
          <table:table-cell office:value-type="float" office:value="62">
            <text:p>62</text:p>
          </table:table-cell>
          <table:table-cell office:value-type="string">
            <text:p>Small Breasts</text:p>
          </table:table-cell>
          <table:table-cell office:value-type="string">
            <text:p>Expresses an interest in breasts that are particularly small, sometimes to the point of appearing absent.</text:p>
          </table:table-cell>
        </table:table-row>
        <table:table-row table:style-name="ro1">
          <table:table-cell office:value-type="float" office:value="63">
            <text:p>63</text:p>
          </table:table-cell>
          <table:table-cell office:value-type="string">
            <text:p>Small Cocks</text:p>
          </table:table-cell>
          <table:table-cell office:value-type="string">
            <text:p>Expresses an interest in cocks that are smaller than five inches.</text:p>
          </table:table-cell>
        </table:table-row>
        <table:table-row table:style-name="ro2">
          <table:table-cell office:value-type="float" office:value="64">
            <text:p>64</text:p>
          </table:table-cell>
          <table:table-cell office:value-type="string">
            <text:p>Superheroes / Villians</text:p>
          </table:table-cell>
          <table:table-cell office:value-type="string">
            <text:p>Characters that fit into the Superhero / Superhuman genre, set in a world of heroes and villains, where costumed crime fighters and individuals with superhuman powers exist.</text:p>
          </table:table-cell>
        </table:table-row>
        <table:table-row table:style-name="ro1">
          <table:table-cell office:value-type="float" office:value="65">
            <text:p>65</text:p>
          </table:table-cell>
          <table:table-cell office:value-type="string">
            <text:p>Tails</text:p>
          </table:table-cell>
          <table:table-cell office:value-type="string">
            <text:p>A preference for characters that possess tails, regardless of the appropriateness of tails to the character’s species.</text:p>
          </table:table-cell>
        </table:table-row>
        <table:table-row table:style-name="ro1">
          <table:table-cell office:value-type="float" office:value="66">
            <text:p>66</text:p>
          </table:table-cell>
          <table:table-cell office:value-type="string">
            <text:p>Taller Characters</text:p>
          </table:table-cell>
          <table:table-cell office:value-type="string">
            <text:p>An expressed interest in characters that are taller than one's character.</text:p>
          </table:table-cell>
        </table:table-row>
        <table:table-row table:style-name="ro1">
          <table:table-cell office:value-type="float" office:value="67">
            <text:p>67</text:p>
          </table:table-cell>
          <table:table-cell office:value-type="string">
            <text:p>Tattoos / Body Art</text:p>
          </table:table-cell>
          <table:table-cell office:value-type="string">
            <text:p>An interest in characters that have tattoos.</text:p>
          </table:table-cell>
        </table:table-row>
        <table:table-row table:style-name="ro1">
          <table:table-cell office:value-type="float" office:value="68">
            <text:p>68</text:p>
          </table:table-cell>
          <table:table-cell office:value-type="string">
            <text:p>Tentacles</text:p>
          </table:table-cell>
          <table:table-cell office:value-type="string">
            <text:p>Engaging in an RP in which self-sentient tentacles or tentacle-like appendages will penetrate a character; often implies multiple penetration.</text:p>
          </table:table-cell>
        </table:table-row>
        <table:table-row table:style-name="ro1">
          <table:table-cell office:value-type="float" office:value="69">
            <text:p>69</text:p>
          </table:table-cell>
          <table:table-cell office:value-type="string">
            <text:p>Tomboys</text:p>
          </table:table-cell>
          <table:table-cell office:value-type="string">
            <text:p>Females who behave or present themselves in a masculine manner.</text:p>
          </table:table-cell>
        </table:table-row>
        <table:table-row table:style-name="ro2">
          <table:table-cell office:value-type="float" office:value="70">
            <text:p>70</text:p>
          </table:table-cell>
          <table:table-cell office:value-type="string">
            <text:p>Toons</text:p>
          </table:table-cell>
          <table:table-cell office:value-type="string">
            <text:p>Characters that are “cartoony” in nature, implying exaggerated design styles and anatomy as well toony physics and behaviors.</text:p>
          </table:table-cell>
        </table:table-row>
        <table:table-row table:style-name="ro1">
          <table:table-cell office:value-type="float" office:value="71">
            <text:p>71</text:p>
          </table:table-cell>
          <table:table-cell office:value-type="string">
            <text:p>Twinks</text:p>
          </table:table-cell>
          <table:table-cell office:value-type="string">
            <text:p>Expresses an interest in male characters that are typically skinny / slim in build, having little or no body or facial hair, and described as conventionally attractive, but still present as masculine / male.</text:p>
          </table:table-cell>
        </table:table-row>
        <table:table-row table:style-name="ro1">
          <table:table-cell office:value-type="float" office:value="72">
            <text:p>72</text:p>
          </table:table-cell>
          <table:table-cell office:value-type="string">
            <text:p>Twins / Clones</text:p>
          </table:table-cell>
          <table:table-cell office:value-type="string">
            <text:p>Expresses an interest in two or more characters who are identical, often siblings but not necessarily, who may or may not be played by the same player.</text:p>
          </table:table-cell>
        </table:table-row>
        <table:table-row table:style-name="ro1">
          <table:table-cell office:value-type="float" office:value="73">
            <text:p>73</text:p>
          </table:table-cell>
          <table:table-cell office:value-type="string">
            <text:p>Udders</text:p>
          </table:table-cell>
          <table:table-cell office:value-type="string">
            <text:p>Expresses interest in characters with udders instead of, or in addition to, normal breasts.</text:p>
          </table:table-cell>
        </table:table-row>
        <table:table-row table:style-name="ro1">
          <table:table-cell office:value-type="float" office:value="74">
            <text:p>74</text:p>
          </table:table-cell>
          <table:table-cell office:value-type="string">
            <text:p>Uncut Cocks</text:p>
          </table:table-cell>
          <table:table-cell office:value-type="string">
            <text:p>Expresses an interest in penises that have not been circumsized and have present foreskin.</text:p>
          </table:table-cell>
        </table:table-row>
        <table:table-row table:style-name="ro1">
          <table:table-cell office:value-type="float" office:value="75">
            <text:p>75</text:p>
          </table:table-cell>
          <table:table-cell office:value-type="string">
            <text:p>Unintelligent Characters</text:p>
          </table:table-cell>
          <table:table-cell office:value-type="string">
            <text:p>Exhibits a preference for characters that exhibit below-average intelligence, often low enough to make them easy to manipulate; this includes everything from air-headed bimbos to large, animalistic brutes.</text:p>
          </table:table-cell>
        </table:table-row>
        <table:table-row table:style-name="ro1">
          <table:table-cell office:value-type="float" office:value="76">
            <text:p>76</text:p>
          </table:table-cell>
          <table:table-cell office:value-type="string">
            <text:p>Very Fat characters</text:p>
          </table:table-cell>
          <table:table-cell office:value-type="string">
            <text:p>Expresses an interest in characters that are exceptionally overweight or obese.</text:p>
          </table:table-cell>
        </table:table-row>
        <table:table-row table:style-name="ro1">
          <table:table-cell office:value-type="float" office:value="77">
            <text:p>77</text:p>
          </table:table-cell>
          <table:table-cell office:value-type="string">
            <text:p>Very Lithe Characters</text:p>
          </table:table-cell>
          <table:table-cell office:value-type="string">
            <text:p>Expresses an interest in characters that are exceptionally thin or lank.</text:p>
          </table:table-cell>
        </table:table-row>
        <table:table-row table:style-name="ro1">
          <table:table-cell office:value-type="float" office:value="78">
            <text:p>78</text:p>
          </table:table-cell>
          <table:table-cell office:value-type="string">
            <text:p>Very Muscular Characters</text:p>
          </table:table-cell>
          <table:table-cell office:value-type="string">
            <text:p>Expresses an interest in characters that are exceptionally muscular or toned.</text:p>
          </table:table-cell>
        </table:table-row>
        <table:table-row table:style-name="ro1">
          <table:table-cell office:value-type="float" office:value="79">
            <text:p>79</text:p>
          </table:table-cell>
          <table:table-cell office:value-type="string">
            <text:p>Voluptuousness</text:p>
          </table:table-cell>
          <table:table-cell office:value-type="string">
            <text:p>Expresses an interest in characters with wider than average hips and large buttocks.</text:p>
          </table:table-cell>
        </table:table-row>
        <table:table-row table:style-name="ro1">
          <table:table-cell office:value-type="float" office:value="80">
            <text:p>80</text:p>
          </table:table-cell>
          <table:table-cell office:value-type="string">
            <text:p>Wings</text:p>
          </table:table-cell>
          <table:table-cell office:value-type="string">
            <text:p>A preference for characters that possess wings, regardless of the appropriateness of wings to the character's species.</text:p>
          </table:table-cell>
        </table:table-row>
        <table:table-row table:style-name="ro1">
          <table:table-cell office:value-type="float" office:value="81">
            <text:p>81</text:p>
          </table:table-cell>
          <table:table-cell office:value-type="string">
            <text:p>Younger Characters</text:p>
          </table:table-cell>
          <table:table-cell office:value-type="string">
            <text:p>Expresses a preference for characters that are younger than one's own.</text:p>
          </table:table-cell>
        </table:table-row>
        <table:table-row table:style-name="ro1">
          <table:table-cell office:value-type="string">
            <text:p>Gender Preferences</text:p>
          </table:table-cell>
          <table:table-cell office:value-type="float" office:value="10">
            <text:p>10</text:p>
          </table:table-cell>
          <table:table-cell table:style-name="Default"/>
        </table:table-row>
        <table:table-row table:style-name="ro2">
          <table:table-cell office:value-type="float" office:value="1">
            <text:p>1</text:p>
          </table:table-cell>
          <table:table-cell office:value-type="string">
            <text:p>Cuntboys</text:p>
          </table:table-cell>
          <table:table-cell office:value-type="string">
            <text:p>Expresses an interest in male characters who have a vagina instead of typically male genitals.</text:p>
          </table:table-cell>
        </table:table-row>
        <table:table-row table:style-name="ro1">
          <table:table-cell office:value-type="float" office:value="2">
            <text:p>2</text:p>
          </table:table-cell>
          <table:table-cell office:value-type="string">
            <text:p>Females</text:p>
          </table:table-cell>
          <table:table-cell office:value-type="string">
            <text:p>Expresses an interest in traditionally female characters.</text:p>
          </table:table-cell>
        </table:table-row>
        <table:table-row table:style-name="ro1">
          <table:table-cell office:value-type="float" office:value="3">
            <text:p>3</text:p>
          </table:table-cell>
          <table:table-cell office:value-type="string">
            <text:p>Hermaphrodites</text:p>
          </table:table-cell>
          <table:table-cell office:value-type="string">
            <text:p>Expresses an interest in female-identifying characters that have breasts, a penis, and a vagina.</text:p>
          </table:table-cell>
        </table:table-row>
        <table:table-row table:style-name="ro2">
          <table:table-cell office:value-type="float" office:value="4">
            <text:p>4</text:p>
          </table:table-cell>
          <table:table-cell office:value-type="string">
            <text:p>Male-herms</text:p>
          </table:table-cell>
          <table:table-cell office:value-type="string">
            <text:p>Expresses an interest in male-identifying characters that have a penis and a vagina.</text:p>
          </table:table-cell>
        </table:table-row>
        <table:table-row table:style-name="ro1">
          <table:table-cell office:value-type="float" office:value="5">
            <text:p>5</text:p>
          </table:table-cell>
          <table:table-cell office:value-type="string">
            <text:p>Males</text:p>
          </table:table-cell>
          <table:table-cell office:value-type="string">
            <text:p>Expresses an interest in traditionally male characters.</text:p>
          </table:table-cell>
        </table:table-row>
        <table:table-row table:style-name="ro2">
          <table:table-cell office:value-type="float" office:value="6">
            <text:p>6</text:p>
          </table:table-cell>
          <table:table-cell office:value-type="string">
            <text:p>Nonbinary</text:p>
          </table:table-cell>
          <table:table-cell office:value-type="string">
            <text:p>Characters that do not strictly identify or abide by a gender binary (regardless of originally assigned gender or biological sex).</text:p>
          </table:table-cell>
        </table:table-row>
        <table:table-row table:style-name="ro2">
          <table:table-cell office:value-type="float" office:value="7">
            <text:p>7</text:p>
          </table:table-cell>
          <table:table-cell office:value-type="string">
            <text:p>Shemales</text:p>
          </table:table-cell>
          <table:table-cell office:value-type="string">
            <text:p>Expresses an interest in female-identifying characters that have a penis (and typically breasts), but not a vagina.</text:p>
          </table:table-cell>
        </table:table-row>
        <table:table-row table:style-name="ro1">
          <table:table-cell office:value-type="float" office:value="8">
            <text:p>8</text:p>
          </table:table-cell>
          <table:table-cell office:value-type="string">
            <text:p>Trans Females</text:p>
          </table:table-cell>
          <table:table-cell office:value-type="string">
            <text:p>Expresses an interest in transgender characters that identify as female regardless of originally assigned gender or biological sex.</text:p>
          </table:table-cell>
        </table:table-row>
        <table:table-row table:style-name="ro2">
          <table:table-cell office:value-type="float" office:value="9">
            <text:p>9</text:p>
          </table:table-cell>
          <table:table-cell office:value-type="string">
            <text:p>Transgener</text:p>
          </table:table-cell>
          <table:table-cell office:value-type="string">
            <text:p>Expresses an interest in characters whose assigned sex and identified gender are not the same, who identifies as a non-binary gender, or who has transitioned (or is in the process of transitioning) from one previously assigned gender to another.</text:p>
          </table:table-cell>
        </table:table-row>
        <table:table-row table:style-name="ro1">
          <table:table-cell office:value-type="float" office:value="10">
            <text:p>10</text:p>
          </table:table-cell>
          <table:table-cell office:value-type="string">
            <text:p>Trans Males</text:p>
          </table:table-cell>
          <table:table-cell office:value-type="string">
            <text:p>Expresses an interest in transgender characters that identify as male regardless of originally assigned gender or biological sex.</text:p>
          </table:table-cell>
        </table:table-row>
        <table:table-row table:style-name="ro1">
          <table:table-cell office:value-type="string">
            <text:p>Species Preferences</text:p>
          </table:table-cell>
          <table:table-cell office:value-type="float" office:value="56">
            <text:p>56</text:p>
          </table:table-cell>
          <table:table-cell table:style-name="Default"/>
        </table:table-row>
        <table:table-row table:style-name="ro1">
          <table:table-cell office:value-type="float" office:value="1">
            <text:p>1</text:p>
          </table:table-cell>
          <table:table-cell office:value-type="string">
            <text:p>Amphibians</text:p>
          </table:table-cell>
          <table:table-cell office:value-type="string">
            <text:p>Salamanders, Frogs, Toads, Newts, etc.</text:p>
          </table:table-cell>
        </table:table-row>
        <table:table-row table:style-name="ro1">
          <table:table-cell office:value-type="float" office:value="2">
            <text:p>2</text:p>
          </table:table-cell>
          <table:table-cell office:value-type="string">
            <text:p>Angels</text:p>
          </table:table-cell>
          <table:table-cell office:value-type="string">
            <text:p>Angels or other celestials, typically magical.</text:p>
          </table:table-cell>
        </table:table-row>
        <table:table-row table:style-name="ro2">
          <table:table-cell office:value-type="float" office:value="3">
            <text:p>3</text:p>
          </table:table-cell>
          <table:table-cell office:value-type="string">
            <text:p>Animals / Ferals</text:p>
          </table:table-cell>
          <table:table-cell office:value-type="string">
            <text:p>Refers to the preference and / or interest in partners whose characters are non-sentient, and typically quadrupedal and / or non-anthropomorphized, animals, which may or may not necessarily be anatomically accurate in regard to body size.</text:p>
          </table:table-cell>
        </table:table-row>
        <table:table-row table:style-name="ro2">
          <table:table-cell office:value-type="float" office:value="4">
            <text:p>4</text:p>
          </table:table-cell>
          <table:table-cell office:value-type="string">
            <text:p>Avians</text:p>
          </table:table-cell>
          <table:table-cell office:value-type="string">
            <text:p>Birds, gryphons, phoenixes, rocs, chimeras etc.</text:p>
          </table:table-cell>
        </table:table-row>
        <table:table-row table:style-name="ro1">
          <table:table-cell office:value-type="float" office:value="5">
            <text:p>5</text:p>
          </table:table-cell>
          <table:table-cell office:value-type="string">
            <text:p>Bats</text:p>
          </table:table-cell>
          <table:table-cell office:value-type="string">
            <text:p>Bats and other true-flight mammals.</text:p>
          </table:table-cell>
        </table:table-row>
        <table:table-row table:style-name="ro1">
          <table:table-cell office:value-type="float" office:value="6">
            <text:p>6</text:p>
          </table:table-cell>
          <table:table-cell office:value-type="string">
            <text:p>Bovines</text:p>
          </table:table-cell>
          <table:table-cell office:value-type="string">
            <text:p>Bulls, cows, buffalo etc.</text:p>
          </table:table-cell>
        </table:table-row>
        <table:table-row table:style-name="ro1">
          <table:table-cell office:value-type="float" office:value="7">
            <text:p>7</text:p>
          </table:table-cell>
          <table:table-cell office:value-type="string">
            <text:p>Canines</text:p>
          </table:table-cell>
          <table:table-cell office:value-type="string">
            <text:p>Domesticated dogs, wolves, dingos, coyotes, jackals etc.</text:p>
          </table:table-cell>
        </table:table-row>
        <table:table-row table:style-name="ro2">
          <table:table-cell office:value-type="float" office:value="8">
            <text:p>8</text:p>
          </table:table-cell>
          <table:table-cell office:value-type="string">
            <text:p>Caprinae</text:p>
          </table:table-cell>
          <table:table-cell office:value-type="string">
            <text:p>Sheep, goats, etc.</text:p>
          </table:table-cell>
        </table:table-row>
        <table:table-row table:style-name="ro2">
          <table:table-cell office:value-type="float" office:value="9">
            <text:p>9</text:p>
          </table:table-cell>
          <table:table-cell office:value-type="string">
            <text:p>Cervines</text:p>
          </table:table-cell>
          <table:table-cell office:value-type="string">
            <text:p>Deer, elk, moose etc.</text:p>
          </table:table-cell>
        </table:table-row>
        <table:table-row table:style-name="ro1">
          <table:table-cell office:value-type="float" office:value="10">
            <text:p>10</text:p>
          </table:table-cell>
          <table:table-cell office:value-type="string">
            <text:p>Demons</text:p>
          </table:table-cell>
          <table:table-cell office:value-type="string">
            <text:p>Demons or devils, typically magical. May also include other, fantastical creatures, such as but not limited to Incubi, Succubi, and fiends.</text:p>
          </table:table-cell>
        </table:table-row>
        <table:table-row table:style-name="ro2">
          <table:table-cell office:value-type="float" office:value="11">
            <text:p>11</text:p>
          </table:table-cell>
          <table:table-cell office:value-type="string">
            <text:p>Digimon</text:p>
          </table:table-cell>
          <table:table-cell office:value-type="string">
            <text:p>Characters from the manga and television show "Digimon",</text:p>
          </table:table-cell>
        </table:table-row>
        <table:table-row table:style-name="ro1">
          <table:table-cell office:value-type="float" office:value="12">
            <text:p>12</text:p>
          </table:table-cell>
          <table:table-cell office:value-type="string">
            <text:p>Dinosaurs</text:p>
          </table:table-cell>
          <table:table-cell office:value-type="string">
            <text:p>Prehistoric species such as tyrannosaurus rex, triceratops, raptors, apatosaurus, etc.</text:p>
          </table:table-cell>
        </table:table-row>
        <table:table-row table:style-name="ro1">
          <table:table-cell office:value-type="float" office:value="13">
            <text:p>13</text:p>
          </table:table-cell>
          <table:table-cell office:value-type="string">
            <text:p>Divinities</text:p>
          </table:table-cell>
          <table:table-cell office:value-type="string">
            <text:p>Gods, goddesses, demi-gods and demi-goddesses of all sorts, ranging from those barely more powerful than a mortal to the nearly omnipotent.</text:p>
          </table:table-cell>
        </table:table-row>
        <table:table-row table:style-name="ro1">
          <table:table-cell office:value-type="float" office:value="14">
            <text:p>14</text:p>
          </table:table-cell>
          <table:table-cell office:value-type="string">
            <text:p>Dragons</text:p>
          </table:table-cell>
          <table:table-cell office:value-type="string">
            <text:p>Dragons, drakes, wyverns, etc.</text:p>
          </table:table-cell>
        </table:table-row>
        <table:table-row table:style-name="ro2">
          <table:table-cell office:value-type="float" office:value="15">
            <text:p>15</text:p>
          </table:table-cell>
          <table:table-cell office:value-type="string">
            <text:p>Driders</text:p>
          </table:table-cell>
          <table:table-cell office:value-type="string">
            <text:p>Describes a kind of species that is a combination of human and spider. Usually, their anatomy consists of a (mostly) humanoid upper body seated on top of the body of a spider. It may refer to hybrids with mostly humanoid or arachnid features as well.</text:p>
          </table:table-cell>
        </table:table-row>
        <table:table-row table:style-name="ro1">
          <table:table-cell office:value-type="float" office:value="16">
            <text:p>16</text:p>
          </table:table-cell>
          <table:table-cell office:value-type="string">
            <text:p>Elves</text:p>
          </table:table-cell>
          <table:table-cell office:value-type="string">
            <text:p>Humanoid individuals characterized by long pointed ears and typically containing fantasy elements.</text:p>
          </table:table-cell>
        </table:table-row>
        <table:table-row table:style-name="ro1">
          <table:table-cell office:value-type="float" office:value="17">
            <text:p>17</text:p>
          </table:table-cell>
          <table:table-cell office:value-type="string">
            <text:p>Equines</text:p>
          </table:table-cell>
          <table:table-cell office:value-type="string">
            <text:p>Horses, donkeys, mules, zebra, centauri etc.</text:p>
          </table:table-cell>
        </table:table-row>
        <table:table-row table:style-name="ro1">
          <table:table-cell office:value-type="float" office:value="18">
            <text:p>18</text:p>
          </table:table-cell>
          <table:table-cell office:value-type="string">
            <text:p>Exotic Species</text:p>
          </table:table-cell>
          <table:table-cell office:value-type="string">
            <text:p>Expresses an interest for uncommon, hybrid or otherwise exotic choices in species.</text:p>
          </table:table-cell>
        </table:table-row>
        <table:table-row table:style-name="ro2">
          <table:table-cell office:value-type="float" office:value="19">
            <text:p>19</text:p>
          </table:table-cell>
          <table:table-cell office:value-type="string">
            <text:p>Fae</text:p>
          </table:table-cell>
          <table:table-cell office:value-type="string">
            <text:p>Beings of the mythical and supernatural variety, generally consisting of things such as fairies, imps, spirits, elementals, etc.</text:p>
          </table:table-cell>
        </table:table-row>
        <table:table-row table:style-name="ro1">
          <table:table-cell office:value-type="float" office:value="20">
            <text:p>20</text:p>
          </table:table-cell>
          <table:table-cell office:value-type="string">
            <text:p>Felines</text:p>
          </table:table-cell>
          <table:table-cell office:value-type="string">
            <text:p>Domesticated cats, jaguars, lions, tigers, cheetahs etc.</text:p>
          </table:table-cell>
        </table:table-row>
        <table:table-row table:style-name="ro1">
          <table:table-cell office:value-type="float" office:value="21">
            <text:p>21</text:p>
          </table:table-cell>
          <table:table-cell office:value-type="string">
            <text:p>Fish / Sharks</text:p>
          </table:table-cell>
          <table:table-cell office:value-type="string">
            <text:p>Gill-bearing aquatic animals such Great Whites, Tiger sharks, Whale sharks, and various types of fish.</text:p>
          </table:table-cell>
        </table:table-row>
        <table:table-row table:style-name="ro1">
          <table:table-cell office:value-type="float" office:value="22">
            <text:p>22</text:p>
          </table:table-cell>
          <table:table-cell office:value-type="string">
            <text:p>Humanoids</text:p>
          </table:table-cell>
          <table:table-cell office:value-type="string">
            <text:p>Characters that have a humanoid shape but are not human. Examples may consist of various races such as satyrs, gnomes, dwarves, halflings, tieflings, etc.</text:p>
          </table:table-cell>
        </table:table-row>
        <table:table-row table:style-name="ro1">
          <table:table-cell office:value-type="float" office:value="23">
            <text:p>23</text:p>
          </table:table-cell>
          <table:table-cell office:value-type="string">
            <text:p>Humans</text:p>
          </table:table-cell>
          <table:table-cell office:value-type="string">
            <text:p>Characters that are purely human, generally realistic, and generally contain no fantasy or supernatural elements (but not necessarily).</text:p>
          </table:table-cell>
        </table:table-row>
        <table:table-row table:style-name="ro2">
          <table:table-cell office:value-type="float" office:value="24">
            <text:p>24</text:p>
          </table:table-cell>
          <table:table-cell office:value-type="string">
            <text:p>Hyaenidae</text:p>
          </table:table-cell>
          <table:table-cell office:value-type="string">
            <text:p>Hyenas!</text:p>
          </table:table-cell>
        </table:table-row>
        <table:table-row table:style-name="ro1">
          <table:table-cell office:value-type="float" office:value="25">
            <text:p>25</text:p>
          </table:table-cell>
          <table:table-cell office:value-type="string">
            <text:p>Insects / Arachnids</text:p>
          </table:table-cell>
          <table:table-cell office:value-type="string">
            <text:p>Bees, wasps, spiders, scorpions, ants etc.</text:p>
          </table:table-cell>
        </table:table-row>
        <table:table-row table:style-name="ro2">
          <table:table-cell office:value-type="float" office:value="26">
            <text:p>26</text:p>
          </table:table-cell>
          <table:table-cell office:value-type="string">
            <text:p>Kemonomimi</text:p>
          </table:table-cell>
          <table:table-cell office:value-type="string">
            <text:p>Characters with animal ears, a tail, or other animal characteristics on an otherwise human body.</text:p>
          </table:table-cell>
        </table:table-row>
        <table:table-row table:style-name="ro2">
          <table:table-cell office:value-type="float" office:value="27">
            <text:p>27</text:p>
          </table:table-cell>
          <table:table-cell office:value-type="string">
            <text:p>Lamia / Naga</text:p>
          </table:table-cell>
          <table:table-cell office:value-type="string">
            <text:p>Characters with lower bodies (typically serpentine) that do not possess legs, with their lower extremities being more akin to a snake, eel, worm, fish, or similar.</text:p>
          </table:table-cell>
        </table:table-row>
        <table:table-row table:style-name="ro2">
          <table:table-cell office:value-type="float" office:value="28">
            <text:p>28</text:p>
          </table:table-cell>
          <table:table-cell office:value-type="string">
            <text:p>Lapines</text:p>
          </table:table-cell>
          <table:table-cell office:value-type="string">
            <text:p>Bunnies, rabbits, hares etc.</text:p>
          </table:table-cell>
        </table:table-row>
        <table:table-row table:style-name="ro2">
          <table:table-cell office:value-type="float" office:value="29">
            <text:p>29</text:p>
          </table:table-cell>
          <table:table-cell office:value-type="string">
            <text:p>Lycanthropes</text:p>
          </table:table-cell>
          <table:table-cell office:value-type="string">
            <text:p>A character with the ability and/or condition to transform into an animal or particular non-human beast (generally an anthropomorphic animal or animal-like creature). Examples of such would be werewolves, werecats, and all forms of general werebeasts.</text:p>
          </table:table-cell>
        </table:table-row>
        <table:table-row table:style-name="ro1">
          <table:table-cell office:value-type="float" office:value="30">
            <text:p>30</text:p>
          </table:table-cell>
          <table:table-cell office:value-type="string">
            <text:p>Mammals</text:p>
          </table:table-cell>
          <table:table-cell office:value-type="string">
            <text:p>Any character belonging to the Mammalia class.</text:p>
          </table:table-cell>
        </table:table-row>
        <table:table-row table:style-name="ro1">
          <table:table-cell office:value-type="float" office:value="31">
            <text:p>31</text:p>
          </table:table-cell>
          <table:table-cell office:value-type="string">
            <text:p>Marine Mammals</text:p>
          </table:table-cell>
          <table:table-cell office:value-type="string">
            <text:p>Whales, dolphins, etc.</text:p>
          </table:table-cell>
        </table:table-row>
        <table:table-row table:style-name="ro1">
          <table:table-cell office:value-type="float" office:value="32">
            <text:p>32</text:p>
          </table:table-cell>
          <table:table-cell office:value-type="string">
            <text:p>Marsupials</text:p>
          </table:table-cell>
          <table:table-cell office:value-type="string">
            <text:p>Kangaroos, koala, possums, wombats etc.</text:p>
          </table:table-cell>
        </table:table-row>
        <table:table-row table:style-name="ro2">
          <table:table-cell office:value-type="float" office:value="33">
            <text:p>33</text:p>
          </table:table-cell>
          <table:table-cell office:value-type="string">
            <text:p>Mephitis</text:p>
          </table:table-cell>
          <table:table-cell office:value-type="string">
            <text:p>Skunks, basically!</text:p>
          </table:table-cell>
        </table:table-row>
        <table:table-row table:style-name="ro2">
          <table:table-cell office:value-type="float" office:value="34">
            <text:p>34</text:p>
          </table:table-cell>
          <table:table-cell office:value-type="string">
            <text:p>Mollusca</text:p>
          </table:table-cell>
          <table:table-cell office:value-type="string">
            <text:p>Slugs, snails, oysters, squids, octopuses, etc.</text:p>
          </table:table-cell>
        </table:table-row>
        <table:table-row table:style-name="ro1">
          <table:table-cell office:value-type="float" office:value="35">
            <text:p>35</text:p>
          </table:table-cell>
          <table:table-cell office:value-type="string">
            <text:p>Monkeys / Primates</text:p>
          </table:table-cell>
          <table:table-cell office:value-type="string">
            <text:p>Apes, monkeys, chimps, gorillas, etc.</text:p>
          </table:table-cell>
        </table:table-row>
        <table:table-row table:style-name="ro1">
          <table:table-cell office:value-type="float" office:value="36">
            <text:p>36</text:p>
          </table:table-cell>
          <table:table-cell office:value-type="string">
            <text:p>Monsters</text:p>
          </table:table-cell>
          <table:table-cell office:value-type="string">
            <text:p>Various types of monsters and aesthetically challenging characters.</text:p>
          </table:table-cell>
        </table:table-row>
        <table:table-row table:style-name="ro2">
          <table:table-cell office:value-type="float" office:value="37">
            <text:p>37</text:p>
          </table:table-cell>
          <table:table-cell office:value-type="string">
            <text:p>Moogles</text:p>
          </table:table-cell>
          <table:table-cell office:value-type="string">
            <text:p>Moogles are a recurring race from the Final Fantasy computer games. They have small wings, usually pink / white fur and a pom-pom hanging from their heads.</text:p>
          </table:table-cell>
        </table:table-row>
        <table:table-row table:style-name="ro2">
          <table:table-cell office:value-type="float" office:value="38">
            <text:p>38</text:p>
          </table:table-cell>
          <table:table-cell office:value-type="string">
            <text:p>Mustelidae</text:p>
          </table:table-cell>
          <table:table-cell office:value-type="string">
            <text:p>Minks, ferrets, weasels, stoats, otters, wolverines, martens etc.</text:p>
          </table:table-cell>
        </table:table-row>
        <table:table-row table:style-name="ro1">
          <table:table-cell office:value-type="float" office:value="39">
            <text:p>39</text:p>
          </table:table-cell>
          <table:table-cell office:value-type="string">
            <text:p>My Little Pony</text:p>
          </table:table-cell>
          <table:table-cell office:value-type="string">
            <text:p>Characters from, or related to, the television show “My Little Pony.”</text:p>
          </table:table-cell>
        </table:table-row>
        <table:table-row table:style-name="ro2">
          <table:table-cell office:value-type="float" office:value="40">
            <text:p>40</text:p>
          </table:table-cell>
          <table:table-cell office:value-type="string">
            <text:p>Orcs</text:p>
          </table:table-cell>
          <table:table-cell office:value-type="string">
            <text:p>A race of humanlike creatures, normally larger than humans and green skinned. They are typically characterized as brutish and aggressive (but not necessarily so).</text:p>
          </table:table-cell>
        </table:table-row>
        <table:table-row table:style-name="ro1">
          <table:table-cell office:value-type="float" office:value="41">
            <text:p>41</text:p>
          </table:table-cell>
          <table:table-cell office:value-type="string">
            <text:p>Parasites</text:p>
          </table:table-cell>
          <table:table-cell office:value-type="string">
            <text:p>Expresses an interest in characters being infested with a parasitic organism or hosting one, or involving parasitic characters in general.</text:p>
          </table:table-cell>
        </table:table-row>
        <table:table-row table:style-name="ro1">
          <table:table-cell office:value-type="float" office:value="42">
            <text:p>42</text:p>
          </table:table-cell>
          <table:table-cell office:value-type="string">
            <text:p>Plants</text:p>
          </table:table-cell>
          <table:table-cell office:value-type="string">
            <text:p>Any form of plant life, vegetation or character composed partially, or fully, there-of.</text:p>
          </table:table-cell>
        </table:table-row>
        <table:table-row table:style-name="ro2">
          <table:table-cell office:value-type="float" office:value="43">
            <text:p>43</text:p>
          </table:table-cell>
          <table:table-cell office:value-type="string">
            <text:p>Pokémon</text:p>
          </table:table-cell>
          <table:table-cell office:value-type="string">
            <text:p>Characters from the manga and television show "Pokemon".</text:p>
          </table:table-cell>
        </table:table-row>
        <table:table-row table:style-name="ro1">
          <table:table-cell office:value-type="float" office:value="44">
            <text:p>44</text:p>
          </table:table-cell>
          <table:table-cell office:value-type="string">
            <text:p>Predator Species</text:p>
          </table:table-cell>
          <table:table-cell office:value-type="string">
            <text:p>Expresses a preference for characters which are often perceived to be predatorial, e.g. wolves, hyenas, tigers, bears, dragons etc.</text:p>
          </table:table-cell>
        </table:table-row>
        <table:table-row table:style-name="ro1">
          <table:table-cell office:value-type="float" office:value="45">
            <text:p>45</text:p>
          </table:table-cell>
          <table:table-cell office:value-type="string">
            <text:p>Prey Species</text:p>
          </table:table-cell>
          <table:table-cell office:value-type="string">
            <text:p>Expresses a preference for characters which are often perceived to be meek or preyed upon, e.g. mice, deer, raccoons, bunnies etc.</text:p>
          </table:table-cell>
        </table:table-row>
        <table:table-row table:style-name="ro2">
          <table:table-cell office:value-type="float" office:value="46">
            <text:p>46</text:p>
          </table:table-cell>
          <table:table-cell office:value-type="string">
            <text:p>Procyonidae</text:p>
          </table:table-cell>
          <table:table-cell office:value-type="string">
            <text:p>Raccoons, coatimundi, longtails etc.</text:p>
          </table:table-cell>
        </table:table-row>
        <table:table-row table:style-name="ro1">
          <table:table-cell office:value-type="float" office:value="47">
            <text:p>47</text:p>
          </table:table-cell>
          <table:table-cell office:value-type="string">
            <text:p>Reptiles</text:p>
          </table:table-cell>
          <table:table-cell office:value-type="string">
            <text:p>Chameleons, anoles, alligators, snakes, crocodiles, lizards, etc.</text:p>
          </table:table-cell>
        </table:table-row>
        <table:table-row table:style-name="ro1">
          <table:table-cell office:value-type="float" office:value="48">
            <text:p>48</text:p>
          </table:table-cell>
          <table:table-cell office:value-type="string">
            <text:p>Robots, Cyborgs, Androids</text:p>
          </table:table-cell>
          <table:table-cell office:value-type="string">
            <text:p>Manufactured or partially manufactured life forms.</text:p>
          </table:table-cell>
        </table:table-row>
        <table:table-row table:style-name="ro2">
          <table:table-cell office:value-type="float" office:value="49">
            <text:p>49</text:p>
          </table:table-cell>
          <table:table-cell office:value-type="string">
            <text:p>Rodents / Murines</text:p>
          </table:table-cell>
          <table:table-cell office:value-type="string">
            <text:p>Rats, mice, chipmunks, squirrels, etc.</text:p>
          </table:table-cell>
        </table:table-row>
        <table:table-row table:style-name="ro1">
          <table:table-cell office:value-type="float" office:value="50">
            <text:p>50</text:p>
          </table:table-cell>
          <table:table-cell office:value-type="string">
            <text:p>Sentient Cocks</text:p>
          </table:table-cell>
          <table:table-cell office:value-type="string">
            <text:p>Expresses interest in cocks that are sentient. It might have the ability to twist and coil, move by itself, the external urethral orifice able to open and close at will, or be entirely stand alone without an attached "host." May have a more serpent-like appearance.</text:p>
          </table:table-cell>
        </table:table-row>
        <table:table-row table:style-name="ro2">
          <table:table-cell office:value-type="float" office:value="51">
            <text:p>51</text:p>
          </table:table-cell>
          <table:table-cell office:value-type="string">
            <text:p>Taurs</text:p>
          </table:table-cell>
          <table:table-cell office:value-type="string">
            <text:p>Characters having an upper torso adjoining a lower quadrupedal body where the creature's head should normally appear. Includes centaurs, chakats, etc.</text:p>
          </table:table-cell>
        </table:table-row>
        <table:table-row table:style-name="ro2">
          <table:table-cell office:value-type="float" office:value="52">
            <text:p>52</text:p>
          </table:table-cell>
          <table:table-cell office:value-type="string">
            <text:p>Undead</text:p>
          </table:table-cell>
          <table:table-cell office:value-type="string">
            <text:p>The undead. Zombies, and other undead creatures.</text:p>
          </table:table-cell>
        </table:table-row>
        <table:table-row table:style-name="ro2">
          <table:table-cell office:value-type="float" office:value="53">
            <text:p>53</text:p>
          </table:table-cell>
          <table:table-cell office:value-type="string">
            <text:p>Ursines</text:p>
          </table:table-cell>
          <table:table-cell office:value-type="string">
            <text:p>Bears! Bears! Bears!</text:p>
          </table:table-cell>
        </table:table-row>
        <table:table-row table:style-name="ro1">
          <table:table-cell office:value-type="float" office:value="54">
            <text:p>54</text:p>
          </table:table-cell>
          <table:table-cell office:value-type="string">
            <text:p>Vampires</text:p>
          </table:table-cell>
          <table:table-cell office:value-type="string">
            <text:p>Vampiric characters, not necessarily humanoid.</text:p>
          </table:table-cell>
        </table:table-row>
        <table:table-row table:style-name="ro2">
          <table:table-cell office:value-type="float" office:value="55">
            <text:p>55</text:p>
          </table:table-cell>
          <table:table-cell office:value-type="string">
            <text:p>Vulpines</text:p>
          </table:table-cell>
          <table:table-cell office:value-type="string">
            <text:p>Foxes, fennecs, kitsune etc.</text:p>
          </table:table-cell>
        </table:table-row>
        <table:table-row table:style-name="ro2">
          <table:table-cell office:value-type="float" office:value="56">
            <text:p>56</text:p>
          </table:table-cell>
          <table:table-cell office:value-type="string">
            <text:p>Xeno / Aliens</text:p>
          </table:table-cell>
          <table:table-cell office:value-type="string">
            <text:p>Extraterrestrial or otherwise alien / abnormal characters.</text:p>
          </table:table-cell>
        </table:table-row>
        <table:table-row table:style-name="ro1">
          <table:table-cell office:value-type="string">
            <text:p>Age Related</text:p>
          </table:table-cell>
          <table:table-cell office:value-type="float" office:value="5">
            <text:p>5</text:p>
          </table:table-cell>
          <table:table-cell table:style-name="Default"/>
        </table:table-row>
        <table:table-row table:style-name="ro1">
          <table:table-cell office:value-type="float" office:value="1">
            <text:p>1</text:p>
          </table:table-cell>
          <table:table-cell office:value-type="string">
            <text:p>Age Differences</text:p>
          </table:table-cell>
          <table:table-cell office:value-type="string">
            <text:p>Adult characters with significant gaps in the ages between them (does not imply underage).</text:p>
          </table:table-cell>
        </table:table-row>
        <table:table-row table:style-name="ro2">
          <table:table-cell office:value-type="float" office:value="2">
            <text:p>2</text:p>
          </table:table-cell>
          <table:table-cell office:value-type="string">
            <text:p>Ageplay</text:p>
          </table:table-cell>
          <table:table-cell office:value-type="string">
            <text:p>Refers to scenes in which one or both players portrays a significantly underage character, possibly including sexual interactions.</text:p>
          </table:table-cell>
        </table:table-row>
        <table:table-row table:style-name="ro1">
          <table:table-cell office:value-type="float" office:value="3">
            <text:p>3</text:p>
          </table:table-cell>
          <table:table-cell office:value-type="string">
            <text:p>Age Progression</text:p>
          </table:table-cell>
          <table:table-cell office:value-type="string">
            <text:p>Scenes in which a character’s age progresses, often focusing on their physical development but may incorporate mental aspects.</text:p>
          </table:table-cell>
        </table:table-row>
        <table:table-row table:style-name="ro1">
          <table:table-cell office:value-type="float" office:value="4">
            <text:p>4</text:p>
          </table:table-cell>
          <table:table-cell office:value-type="string">
            <text:p>Age Regression</text:p>
          </table:table-cell>
          <table:table-cell office:value-type="string">
            <text:p>Scenes in which a character becomes younger, physically and sometimes mentally.</text:p>
          </table:table-cell>
        </table:table-row>
        <table:table-row table:style-name="ro1">
          <table:table-cell office:value-type="float" office:value="5">
            <text:p>5</text:p>
          </table:table-cell>
          <table:table-cell office:value-type="string">
            <text:p>Underage Characters</text:p>
          </table:table-cell>
          <table:table-cell office:value-type="string">
            <text:p>A situation in which at least one character will be underage, typically younger than 15 but definitely under 18.</text:p>
          </table:table-cell>
        </table:table-row>
        <table:table-row table:style-name="ro1">
          <table:table-cell office:value-type="string">
            <text:p>Anal Sex &amp; Play</text:p>
          </table:table-cell>
          <table:table-cell office:value-type="float" office:value="13">
            <text:p>13</text:p>
          </table:table-cell>
          <table:table-cell table:style-name="Default"/>
        </table:table-row>
        <table:table-row table:style-name="ro2">
          <table:table-cell office:value-type="float" office:value="1">
            <text:p>1</text:p>
          </table:table-cell>
          <table:table-cell office:value-type="string">
            <text:p>Anal Fisting</text:p>
          </table:table-cell>
          <table:table-cell office:value-type="string">
            <text:p>The act of inserting one's hand(s) and / or arm(s) into one's partner's anus, or being the recipient of such acts.</text:p>
          </table:table-cell>
        </table:table-row>
        <table:table-row table:style-name="ro1">
          <table:table-cell office:value-type="float" office:value="2">
            <text:p>2</text:p>
          </table:table-cell>
          <table:table-cell office:value-type="string">
            <text:p>Anal Prolapse</text:p>
          </table:table-cell>
          <table:table-cell office:value-type="string">
            <text:p>Where insides of the anus are pulled out by force (unnatural means, such as a cream, liquid or suction method, or internal massage) or naturally (either by a cock, dildo, or pushing).</text:p>
          </table:table-cell>
        </table:table-row>
        <table:table-row table:style-name="ro1">
          <table:table-cell office:value-type="float" office:value="3">
            <text:p>3</text:p>
          </table:table-cell>
          <table:table-cell office:value-type="string">
            <text:p>Anal Sex (Giving)</text:p>
          </table:table-cell>
          <table:table-cell office:value-type="string">
            <text:p>The act of anally penetrating a partner.</text:p>
          </table:table-cell>
        </table:table-row>
        <table:table-row table:style-name="ro1">
          <table:table-cell office:value-type="float" office:value="4">
            <text:p>4</text:p>
          </table:table-cell>
          <table:table-cell office:value-type="string">
            <text:p>Anal Sex (Receiving)</text:p>
          </table:table-cell>
          <table:table-cell office:value-type="string">
            <text:p>The act of being anally penetrated.</text:p>
          </table:table-cell>
        </table:table-row>
        <table:table-row table:style-name="ro1">
          <table:table-cell office:value-type="float" office:value="5">
            <text:p>5</text:p>
          </table:table-cell>
          <table:table-cell office:value-type="string">
            <text:p>Anal Training</text:p>
          </table:table-cell>
          <table:table-cell office:value-type="string">
            <text:p>Engaging in the use of the various anatomy of a character's anus to otherwise prepare and / or acclimate the character to an insertion, the size of which the character would not otherwise be comfortable taking.</text:p>
          </table:table-cell>
        </table:table-row>
        <table:table-row table:style-name="ro1">
          <table:table-cell office:value-type="float" office:value="6">
            <text:p>6</text:p>
          </table:table-cell>
          <table:table-cell office:value-type="string">
            <text:p>Anal Virginity</text:p>
          </table:table-cell>
          <table:table-cell office:value-type="string">
            <text:p>Engaging in anal sex with a character who has never been anally penetrated before, or being anally penetrated while playing a character that has never been penetrated before.</text:p>
          </table:table-cell>
        </table:table-row>
        <table:table-row table:style-name="ro1">
          <table:table-cell office:value-type="float" office:value="7">
            <text:p>7</text:p>
          </table:table-cell>
          <table:table-cell office:value-type="string">
            <text:p>Enemas</text:p>
          </table:table-cell>
          <table:table-cell office:value-type="string">
            <text:p>The application of a liquid, typically warm water or a body fluid, to the intestines of a character, often to clean them out, but sometimes as a form of discipline or sexual gratification, or receiving such actions; might imply a form of administration other than phallic penetration.</text:p>
          </table:table-cell>
        </table:table-row>
        <table:table-row table:style-name="ro1">
          <table:table-cell office:value-type="float" office:value="8">
            <text:p>8</text:p>
          </table:table-cell>
          <table:table-cell office:value-type="string">
            <text:p>Fingering (Anal)</text:p>
          </table:table-cell>
          <table:table-cell office:value-type="string">
            <text:p>The act of using one’s fingers to stimulate another character anally, or receiving such actions, in order to induce sexual pleasure.</text:p>
          </table:table-cell>
        </table:table-row>
        <table:table-row table:style-name="ro1">
          <table:table-cell office:value-type="float" office:value="9">
            <text:p>9</text:p>
          </table:table-cell>
          <table:table-cell office:value-type="string">
            <text:p>Gaping (Anal)</text:p>
          </table:table-cell>
          <table:table-cell office:value-type="string">
            <text:p>Stretching the anus during penetration, to the point that it stays open for a period of time.</text:p>
          </table:table-cell>
        </table:table-row>
        <table:table-row table:style-name="ro1">
          <table:table-cell office:value-type="float" office:value="10">
            <text:p>10</text:p>
          </table:table-cell>
          <table:table-cell office:value-type="string">
            <text:p>Pegging</text:p>
          </table:table-cell>
          <table:table-cell office:value-type="string">
            <text:p>Anal penetration with a strap-on.</text:p>
          </table:table-cell>
        </table:table-row>
        <table:table-row table:style-name="ro1">
          <table:table-cell office:value-type="float" office:value="11">
            <text:p>11</text:p>
          </table:table-cell>
          <table:table-cell office:value-type="string">
            <text:p>Prostate Play</text:p>
          </table:table-cell>
          <table:table-cell office:value-type="string">
            <text:p>The act of stimulating the prostate, generally rectally with fingers or toys.</text:p>
          </table:table-cell>
        </table:table-row>
        <table:table-row table:style-name="ro1">
          <table:table-cell office:value-type="float" office:value="12">
            <text:p>12</text:p>
          </table:table-cell>
          <table:table-cell office:value-type="string">
            <text:p>Rimming (Giving)</text:p>
          </table:table-cell>
          <table:table-cell office:value-type="string">
            <text:p>The act of giving oral stimulation to a partner's anus, by the means of licking and / or penetrating the recipient's anus with the tongue.</text:p>
          </table:table-cell>
        </table:table-row>
        <table:table-row table:style-name="ro1">
          <table:table-cell office:value-type="float" office:value="13">
            <text:p>13</text:p>
          </table:table-cell>
          <table:table-cell office:value-type="string">
            <text:p>Rimming (Receiving)</text:p>
          </table:table-cell>
          <table:table-cell office:value-type="string">
            <text:p>The act of receiving oral stimulation to one's anus, by the means of licking and / or having one's anus penetrated by the tongue.</text:p>
          </table:table-cell>
        </table:table-row>
        <table:table-row table:style-name="ro1">
          <table:table-cell office:value-type="string">
            <text:p>Vaginal Sex &amp; Play</text:p>
          </table:table-cell>
          <table:table-cell office:value-type="float" office:value="13">
            <text:p>13</text:p>
          </table:table-cell>
          <table:table-cell table:style-name="Default"/>
        </table:table-row>
        <table:table-row table:style-name="ro1">
          <table:table-cell office:value-type="float" office:value="1">
            <text:p>1</text:p>
          </table:table-cell>
          <table:table-cell office:value-type="string">
            <text:p>Cervical Penetration</text:p>
          </table:table-cell>
          <table:table-cell office:value-type="string">
            <text:p>Engaging in sex that involves the penetration, by the penis or by another object, of a cervix; typically connotes exceptionally rough sex or exceptionally large insertions.</text:p>
          </table:table-cell>
        </table:table-row>
        <table:table-row table:style-name="ro2">
          <table:table-cell office:value-type="float" office:value="2">
            <text:p>2</text:p>
          </table:table-cell>
          <table:table-cell office:value-type="string">
            <text:p>Clit Play</text:p>
          </table:table-cell>
          <table:table-cell office:value-type="string">
            <text:p>Play that is centered around the clitoris, applying stimulation and significant attention, usually as a form of achieving orgasm.</text:p>
          </table:table-cell>
        </table:table-row>
        <table:table-row table:style-name="ro1">
          <table:table-cell office:value-type="float" office:value="3">
            <text:p>3</text:p>
          </table:table-cell>
          <table:table-cell office:value-type="string">
            <text:p>Fingering (Vaginal)</text:p>
          </table:table-cell>
          <table:table-cell office:value-type="string">
            <text:p>The act of using one’s fingers to stimulate another’s vagina, or receiving such actions, in order to induce sexual pleasure, commonly resulting in orgasm.</text:p>
          </table:table-cell>
        </table:table-row>
        <table:table-row table:style-name="ro1">
          <table:table-cell office:value-type="float" office:value="4">
            <text:p>4</text:p>
          </table:table-cell>
          <table:table-cell office:value-type="string">
            <text:p>Gaping (Vaginal)</text:p>
          </table:table-cell>
          <table:table-cell office:value-type="string">
            <text:p>Stretching the vagina during penetration, to the point that it stays open for a period of time.</text:p>
          </table:table-cell>
        </table:table-row>
        <table:table-row table:style-name="ro1">
          <table:table-cell office:value-type="float" office:value="5">
            <text:p>5</text:p>
          </table:table-cell>
          <table:table-cell office:value-type="string">
            <text:p>Pussy Worship</text:p>
          </table:table-cell>
          <table:table-cell office:value-type="string">
            <text:p>Gratuitous acknowledgment of one's partner's vagina, either verbal and / or physical, or receiving such actions; typically implies oral stimulation.</text:p>
          </table:table-cell>
        </table:table-row>
        <table:table-row table:style-name="ro2">
          <table:table-cell office:value-type="float" office:value="6">
            <text:p>6</text:p>
          </table:table-cell>
          <table:table-cell office:value-type="string">
            <text:p>Queefing</text:p>
          </table:table-cell>
          <table:table-cell office:value-type="string">
            <text:p>The sounds of air expulsion from the vagina via intercourse.</text:p>
          </table:table-cell>
        </table:table-row>
        <table:table-row table:style-name="ro1">
          <table:table-cell office:value-type="float" office:value="7">
            <text:p>7</text:p>
          </table:table-cell>
          <table:table-cell office:value-type="string">
            <text:p>Squirting</text:p>
          </table:table-cell>
          <table:table-cell office:value-type="string">
            <text:p>The act of a vagina emitting a projectile fluid during orgasm.</text:p>
          </table:table-cell>
        </table:table-row>
        <table:table-row table:style-name="ro2">
          <table:table-cell office:value-type="float" office:value="8">
            <text:p>8</text:p>
          </table:table-cell>
          <table:table-cell office:value-type="string">
            <text:p>Tribadism / Scissoring</text:p>
          </table:table-cell>
          <table:table-cell office:value-type="string">
            <text:p>Form of non-penetrative sex in which a person rubs their vagina against a same-sex partner's body for sexual stimulation, in most cases vaginal-to-vaginal contact through scissoring.</text:p>
          </table:table-cell>
        </table:table-row>
        <table:table-row table:style-name="ro2">
          <table:table-cell office:value-type="float" office:value="9">
            <text:p>9</text:p>
          </table:table-cell>
          <table:table-cell office:value-type="string">
            <text:p>Vaginal Fisting</text:p>
          </table:table-cell>
          <table:table-cell office:value-type="string">
            <text:p>The act of placing one's hand(s) and / or arm(s) into a vagina, or receiving such actions.</text:p>
          </table:table-cell>
        </table:table-row>
        <table:table-row table:style-name="ro1">
          <table:table-cell office:value-type="float" office:value="10">
            <text:p>10</text:p>
          </table:table-cell>
          <table:table-cell office:value-type="string">
            <text:p>Vaginal Prolapse</text:p>
          </table:table-cell>
          <table:table-cell office:value-type="string">
            <text:p>Where insides of the vagina are pulled out by force (unnatural means, such as a cream, liquid or suction method, or internal massage) or naturally (either by a cock, dildo, or pushing).</text:p>
          </table:table-cell>
        </table:table-row>
        <table:table-row table:style-name="ro1">
          <table:table-cell office:value-type="float" office:value="11">
            <text:p>11</text:p>
          </table:table-cell>
          <table:table-cell office:value-type="string">
            <text:p>Vaginal Sex (Giving)</text:p>
          </table:table-cell>
          <table:table-cell office:value-type="string">
            <text:p>The act of sexually penetrating a vagina.</text:p>
          </table:table-cell>
        </table:table-row>
        <table:table-row table:style-name="ro1">
          <table:table-cell office:value-type="float" office:value="12">
            <text:p>12</text:p>
          </table:table-cell>
          <table:table-cell office:value-type="string">
            <text:p>Vaginal Sex (Receiving)</text:p>
          </table:table-cell>
          <table:table-cell office:value-type="string">
            <text:p>The act of being sexually penetrated in the vagina.</text:p>
          </table:table-cell>
        </table:table-row>
        <table:table-row table:style-name="ro1">
          <table:table-cell office:value-type="float" office:value="13">
            <text:p>13</text:p>
          </table:table-cell>
          <table:table-cell office:value-type="string">
            <text:p>Vaginal Virginity</text:p>
          </table:table-cell>
          <table:table-cell office:value-type="string">
            <text:p>Engaging in vaginal sex with a character who has never been vaginally penetrated before, or being vaginally penetrated while playing a character that has never been penetrated before.</text:p>
          </table:table-cell>
        </table:table-row>
        <table:table-row table:style-name="ro1">
          <table:table-cell office:value-type="string">
            <text:p>Oral Sex &amp; Play</text:p>
          </table:table-cell>
          <table:table-cell office:value-type="float" office:value="18">
            <text:p>18</text:p>
          </table:table-cell>
          <table:table-cell table:style-name="Default"/>
        </table:table-row>
        <table:table-row table:style-name="ro1">
          <table:table-cell office:value-type="float" office:value="1">
            <text:p>1</text:p>
          </table:table-cell>
          <table:table-cell office:value-type="string">
            <text:p>Ass to Mouth</text:p>
          </table:table-cell>
          <table:table-cell office:value-type="string">
            <text:p>The act of anally penetrating a character with a cock (or phallic object, in terms of strap ons), then withdrawing the cock and having it go straight to the other’s mouth for them to perform oral.</text:p>
          </table:table-cell>
        </table:table-row>
        <table:table-row table:style-name="ro1">
          <table:table-cell office:value-type="float" office:value="2">
            <text:p>2</text:p>
          </table:table-cell>
          <table:table-cell office:value-type="string">
            <text:p>Auto-Fellatio</text:p>
          </table:table-cell>
          <table:table-cell office:value-type="string">
            <text:p>The act of performing fellatio or cunnilingus on one's self.</text:p>
          </table:table-cell>
        </table:table-row>
        <table:table-row table:style-name="ro1">
          <table:table-cell office:value-type="float" office:value="3">
            <text:p>3</text:p>
          </table:table-cell>
          <table:table-cell office:value-type="string">
            <text:p>Cunnilingus (Giving)</text:p>
          </table:table-cell>
          <table:table-cell office:value-type="string">
            <text:p>The act of performing cunnilingus -- oral sex on a character's vagina.</text:p>
          </table:table-cell>
        </table:table-row>
        <table:table-row table:style-name="ro1">
          <table:table-cell office:value-type="float" office:value="4">
            <text:p>4</text:p>
          </table:table-cell>
          <table:table-cell office:value-type="string">
            <text:p>Cunnilingus (Receiving)</text:p>
          </table:table-cell>
          <table:table-cell office:value-type="string">
            <text:p>The act of receiving cunnilingus -- oral sex on a character's vagina.</text:p>
          </table:table-cell>
        </table:table-row>
        <table:table-row table:style-name="ro1">
          <table:table-cell office:value-type="float" office:value="5">
            <text:p>5</text:p>
          </table:table-cell>
          <table:table-cell office:value-type="string">
            <text:p>Face-Fucking</text:p>
          </table:table-cell>
          <table:table-cell office:value-type="string">
            <text:p>Refers to the act of penetrating the mouth of another character with a similar technique as fucking a vagina or anus, typically by bracing the mouth or skull and thrusting back and forth; often rough.</text:p>
          </table:table-cell>
        </table:table-row>
        <table:table-row table:style-name="ro1">
          <table:table-cell office:value-type="float" office:value="6">
            <text:p>6</text:p>
          </table:table-cell>
          <table:table-cell office:value-type="string">
            <text:p>Face-Sitting</text:p>
          </table:table-cell>
          <table:table-cell office:value-type="string">
            <text:p>A sexual practice where someone sits on another character's face with their buttocks or genitals, causing the person to be smothered, sometimes to the point of asphyxiation; often done as a form of forcing oral gratification.</text:p>
          </table:table-cell>
        </table:table-row>
        <table:table-row table:style-name="ro1">
          <table:table-cell office:value-type="float" office:value="7">
            <text:p>7</text:p>
          </table:table-cell>
          <table:table-cell office:value-type="string">
            <text:p>Fellatio (Giving)</text:p>
          </table:table-cell>
          <table:table-cell office:value-type="string">
            <text:p>The act of performing fellatio -- oral sex on a character's penis.</text:p>
          </table:table-cell>
        </table:table-row>
        <table:table-row table:style-name="ro1">
          <table:table-cell office:value-type="float" office:value="8">
            <text:p>8</text:p>
          </table:table-cell>
          <table:table-cell office:value-type="string">
            <text:p>Fellatio (Receiving)</text:p>
          </table:table-cell>
          <table:table-cell office:value-type="string">
            <text:p>The act of receiving fellatio -- oral sex on a character's penis.</text:p>
          </table:table-cell>
        </table:table-row>
        <table:table-row table:style-name="ro1">
          <table:table-cell office:value-type="float" office:value="9">
            <text:p>9</text:p>
          </table:table-cell>
          <table:table-cell office:value-type="string">
            <text:p>Fingers in Mouth</text:p>
          </table:table-cell>
          <table:table-cell office:value-type="string">
            <text:p>Expresses an interest in play that involves inserting fingers in one’s mouth. Often implies sucking, licking, feeling out one’s mouth in an exploratory fashion, or possibly inserting something into it.</text:p>
          </table:table-cell>
        </table:table-row>
        <table:table-row table:style-name="ro1">
          <table:table-cell office:value-type="float" office:value="10">
            <text:p>10</text:p>
          </table:table-cell>
          <table:table-cell office:value-type="string">
            <text:p>Kissing</text:p>
          </table:table-cell>
          <table:table-cell office:value-type="string">
            <text:p>Expresses an interest in kissing or being kissed by another character, typically denoting French kissing.</text:p>
          </table:table-cell>
        </table:table-row>
        <table:table-row table:style-name="ro1">
          <table:table-cell office:value-type="float" office:value="11">
            <text:p>11</text:p>
          </table:table-cell>
          <table:table-cell office:value-type="string">
            <text:p>Licking</text:p>
          </table:table-cell>
          <table:table-cell office:value-type="string">
            <text:p>The act of one character licking another. May or may not be sexual.</text:p>
          </table:table-cell>
        </table:table-row>
        <table:table-row table:style-name="ro1">
          <table:table-cell office:value-type="float" office:value="12">
            <text:p>12</text:p>
          </table:table-cell>
          <table:table-cell office:value-type="string">
            <text:p>Oral Fixation</text:p>
          </table:table-cell>
          <table:table-cell office:value-type="string">
            <text:p>An act in which a character is unconsciously obsessed with the mouth and feels the need to be sucking, chewing, or inserting something into it.</text:p>
          </table:table-cell>
        </table:table-row>
        <table:table-row table:style-name="ro1">
          <table:table-cell office:value-type="float" office:value="13">
            <text:p>13</text:p>
          </table:table-cell>
          <table:table-cell office:value-type="string">
            <text:p>Oral Sex (Giving)</text:p>
          </table:table-cell>
          <table:table-cell office:value-type="string">
            <text:p>The act of performing fellatio or cunnilingus.</text:p>
          </table:table-cell>
        </table:table-row>
        <table:table-row table:style-name="ro1">
          <table:table-cell office:value-type="float" office:value="14">
            <text:p>14</text:p>
          </table:table-cell>
          <table:table-cell office:value-type="string">
            <text:p>Oral Sex (Receiving)</text:p>
          </table:table-cell>
          <table:table-cell office:value-type="string">
            <text:p>The act of receiving fellatio or cunnilingus.</text:p>
          </table:table-cell>
        </table:table-row>
        <table:table-row table:style-name="ro1">
          <table:table-cell office:value-type="float" office:value="15">
            <text:p>15</text:p>
          </table:table-cell>
          <table:table-cell office:value-type="string">
            <text:p>Oral Virginity</text:p>
          </table:table-cell>
          <table:table-cell office:value-type="string">
            <text:p>Engaging in an RP in which a character that has never performed fellatio or cunnilingus performs such acts.</text:p>
          </table:table-cell>
        </table:table-row>
        <table:table-row table:style-name="ro1">
          <table:table-cell office:value-type="float" office:value="16">
            <text:p>16</text:p>
          </table:table-cell>
          <table:table-cell office:value-type="string">
            <text:p>Saliva</text:p>
          </table:table-cell>
          <table:table-cell office:value-type="string">
            <text:p>Interest in roleplay that prominently includes saliva. This may refer to excessive secretion and great appreciation of it.</text:p>
          </table:table-cell>
        </table:table-row>
        <table:table-row table:style-name="ro1">
          <table:table-cell office:value-type="float" office:value="17">
            <text:p>17</text:p>
          </table:table-cell>
          <table:table-cell office:value-type="string">
            <text:p>Teeth Play</text:p>
          </table:table-cell>
          <table:table-cell office:value-type="string">
            <text:p>Expresses an interest in play that revolves around one’s teeth. Often denotes cleaning and similar dental play.</text:p>
          </table:table-cell>
        </table:table-row>
        <table:table-row table:style-name="ro1">
          <table:table-cell office:value-type="float" office:value="18">
            <text:p>18</text:p>
          </table:table-cell>
          <table:table-cell office:value-type="string">
            <text:p>Throat Penetration</text:p>
          </table:table-cell>
          <table:table-cell office:value-type="string">
            <text:p>The act of penetrating the mouth of another character to the depths at which the penis or insertion enters the back of the mouth cavity and / or throat, sometimes causing a gag reflex, or being the recipient of such actions.</text:p>
          </table:table-cell>
        </table:table-row>
        <table:table-row table:style-name="ro1">
          <table:table-cell office:value-type="string">
            <text:p>Cock Play</text:p>
          </table:table-cell>
          <table:table-cell office:value-type="float" office:value="10">
            <text:p>10</text:p>
          </table:table-cell>
          <table:table-cell table:style-name="Default"/>
        </table:table-row>
        <table:table-row table:style-name="ro1">
          <table:table-cell office:value-type="float" office:value="1">
            <text:p>1</text:p>
          </table:table-cell>
          <table:table-cell office:value-type="string">
            <text:p>Cock / Ball Smothering</text:p>
          </table:table-cell>
          <table:table-cell office:value-type="string">
            <text:p>The act of smothering a character with a cock and / or balls, making it difficult to breathe.</text:p>
          </table:table-cell>
        </table:table-row>
        <table:table-row table:style-name="ro1">
          <table:table-cell office:value-type="float" office:value="2">
            <text:p>2</text:p>
          </table:table-cell>
          <table:table-cell office:value-type="string">
            <text:p>Cock / Ball Worship</text:p>
          </table:table-cell>
          <table:table-cell office:value-type="string">
            <text:p>Gratuitous acknowledgment of one's partner's cock and / or balls, either verbal and / or physical, or receiving such actions; typically implies oral stimulation.</text:p>
          </table:table-cell>
        </table:table-row>
        <table:table-row table:style-name="ro1">
          <table:table-cell office:value-type="float" office:value="3">
            <text:p>3</text:p>
          </table:table-cell>
          <table:table-cell office:value-type="string">
            <text:p>Cock Fucking</text:p>
          </table:table-cell>
          <table:table-cell office:value-type="string">
            <text:p>The act of inserting one's penis into another penis and thrusting into it as if it were a more traditional orifice.</text:p>
          </table:table-cell>
        </table:table-row>
        <table:table-row table:style-name="ro1">
          <table:table-cell office:value-type="float" office:value="4">
            <text:p>4</text:p>
          </table:table-cell>
          <table:table-cell office:value-type="string">
            <text:p>Cock Slapping</text:p>
          </table:table-cell>
          <table:table-cell office:value-type="string">
            <text:p>The act of using one's penis to slap one's partner and / or being slapped by a penis, usually in order to humiliate or debase a bottom prior to or during fellatio.</text:p>
          </table:table-cell>
        </table:table-row>
        <table:table-row table:style-name="ro1">
          <table:table-cell office:value-type="float" office:value="5">
            <text:p>5</text:p>
          </table:table-cell>
          <table:table-cell office:value-type="string">
            <text:p>Cock Warming</text:p>
          </table:table-cell>
          <table:table-cell office:value-type="string">
            <text:p>The act of slipping one’s erection into a partner’s body in order to keep warm, typically considered a more intimate and sexual means of spooning.</text:p>
          </table:table-cell>
        </table:table-row>
        <table:table-row table:style-name="ro1">
          <table:table-cell office:value-type="float" office:value="6">
            <text:p>6</text:p>
          </table:table-cell>
          <table:table-cell office:value-type="string">
            <text:p>Docking</text:p>
          </table:table-cell>
          <table:table-cell office:value-type="string">
            <text:p>Phallic insertion into another person's sheath and / or foreskin.</text:p>
          </table:table-cell>
        </table:table-row>
        <table:table-row table:style-name="ro1">
          <table:table-cell office:value-type="float" office:value="7">
            <text:p>7</text:p>
          </table:table-cell>
          <table:table-cell office:value-type="string">
            <text:p>Flaccid Play</text:p>
          </table:table-cell>
          <table:table-cell office:value-type="string">
            <text:p>Expresses an interest in play that involves a character’s penis being flaccid. May involve handjobs or oral sex while flaccid, or attempting penetration in such a state.</text:p>
          </table:table-cell>
        </table:table-row>
        <table:table-row table:style-name="ro1">
          <table:table-cell office:value-type="float" office:value="8">
            <text:p>8</text:p>
          </table:table-cell>
          <table:table-cell office:value-type="string">
            <text:p>Foreskin Worship</text:p>
          </table:table-cell>
          <table:table-cell office:value-type="string">
            <text:p>Gratuitous acknowledgment of one's partner's foreskin, either verbal and / or physical, or receiving such actions; typically implies oral stimulation.</text:p>
          </table:table-cell>
        </table:table-row>
        <table:table-row table:style-name="ro2">
          <table:table-cell office:value-type="float" office:value="9">
            <text:p>9</text:p>
          </table:table-cell>
          <table:table-cell office:value-type="string">
            <text:p>Frotting</text:p>
          </table:table-cell>
          <table:table-cell office:value-type="string">
            <text:p>The act of at least two penises being ground against each other for sexual gratification.</text:p>
          </table:table-cell>
        </table:table-row>
        <table:table-row table:style-name="ro1">
          <table:table-cell office:value-type="float" office:value="10">
            <text:p>10</text:p>
          </table:table-cell>
          <table:table-cell office:value-type="string">
            <text:p>Sheath Play</text:p>
          </table:table-cell>
          <table:table-cell office:value-type="string">
            <text:p>The act of stimulating or otherwise playing with the sheath of a character, typically through tonguing or fingering, or receiving such actions, or being sexually aroused by the scent, taste, or touch of a sheath.</text:p>
          </table:table-cell>
        </table:table-row>
        <table:table-row table:style-name="ro1">
          <table:table-cell office:value-type="string">
            <text:p>Cum Related</text:p>
          </table:table-cell>
          <table:table-cell office:value-type="float" office:value="26">
            <text:p>26</text:p>
          </table:table-cell>
          <table:table-cell table:style-name="Default"/>
        </table:table-row>
        <table:table-row table:style-name="ro2">
          <table:table-cell office:value-type="float" office:value="1">
            <text:p>1</text:p>
          </table:table-cell>
          <table:table-cell office:value-type="string">
            <text:p>Bukkake</text:p>
          </table:table-cell>
          <table:table-cell office:value-type="string">
            <text:p>The act of a group of at least two people ejaculating directly onto the face and / or body of a single recipient, or receiving such actions.</text:p>
          </table:table-cell>
        </table:table-row>
        <table:table-row table:style-name="ro2">
          <table:table-cell office:value-type="float" office:value="2">
            <text:p>2</text:p>
          </table:table-cell>
          <table:table-cell office:value-type="string">
            <text:p>Creampie</text:p>
          </table:table-cell>
          <table:table-cell office:value-type="string">
            <text:p>The act of orgasming into or onto an exposed, often gaping, orifice, or receiving such actions.</text:p>
          </table:table-cell>
        </table:table-row>
        <table:table-row table:style-name="ro1">
          <table:table-cell office:value-type="float" office:value="3">
            <text:p>3</text:p>
          </table:table-cell>
          <table:table-cell office:value-type="string">
            <text:p>Cum</text:p>
          </table:table-cell>
          <table:table-cell office:value-type="string">
            <text:p>Sexual fluids, often generated from one’s orgasm.</text:p>
          </table:table-cell>
        </table:table-row>
        <table:table-row table:style-name="ro1">
          <table:table-cell office:value-type="float" office:value="4">
            <text:p>4</text:p>
          </table:table-cell>
          <table:table-cell office:value-type="string">
            <text:p>Cum Bath</text:p>
          </table:table-cell>
          <table:table-cell office:value-type="string">
            <text:p>The act of being treated physically with cum (typically in large amounts) such as having it rubbed into one's skin or fur, or literally bathing in it, or having one's semen used in such ways.</text:p>
          </table:table-cell>
        </table:table-row>
        <table:table-row table:style-name="ro1">
          <table:table-cell office:value-type="float" office:value="5">
            <text:p>5</text:p>
          </table:table-cell>
          <table:table-cell office:value-type="string">
            <text:p>Cum Enemas</text:p>
          </table:table-cell>
          <table:table-cell office:value-type="string">
            <text:p>The act of performing an enema, the liquid being used in such being semen, or receiving such actions, often by means of an orgasm.</text:p>
          </table:table-cell>
        </table:table-row>
        <table:table-row table:style-name="ro1">
          <table:table-cell office:value-type="float" office:value="6">
            <text:p>6</text:p>
          </table:table-cell>
          <table:table-cell office:value-type="string">
            <text:p>Cum From Mouth / Nose</text:p>
          </table:table-cell>
          <table:table-cell office:value-type="string">
            <text:p>The act of ejaculating with such force and / or by such a volume that the cum leaks and / or sprays from a characters mouth and / or nose, or receiving such actions.</text:p>
          </table:table-cell>
        </table:table-row>
        <table:table-row table:style-name="ro1">
          <table:table-cell office:value-type="float" office:value="7">
            <text:p>7</text:p>
          </table:table-cell>
          <table:table-cell office:value-type="string">
            <text:p>Cum Marking</text:p>
          </table:table-cell>
          <table:table-cell office:value-type="string">
            <text:p>The act of cumming onto a bottom or submissive with the intent for the scent or sight of the cum to work as a proprietary mark, sometimes for extended or permanent periods of time, or receiving such actions.</text:p>
          </table:table-cell>
        </table:table-row>
        <table:table-row table:style-name="ro1">
          <table:table-cell office:value-type="float" office:value="8">
            <text:p>8</text:p>
          </table:table-cell>
          <table:table-cell office:value-type="string">
            <text:p>Cum Milking</text:p>
          </table:table-cell>
          <table:table-cell office:value-type="string">
            <text:p>The act of collecting or milking the semen from at least one partner, typically done through manual or mechanical stimulation to the penis, or using stored semen as a sexual toy in an RP. Often involves machines and apparati.</text:p>
          </table:table-cell>
        </table:table-row>
        <table:table-row table:style-name="ro1">
          <table:table-cell office:value-type="float" office:value="9">
            <text:p>9</text:p>
          </table:table-cell>
          <table:table-cell office:value-type="string">
            <text:p>Cum on Clothes</text:p>
          </table:table-cell>
          <table:table-cell office:value-type="string">
            <text:p>The act of ejaculating onto clothing or wearing clothing that has been ejaculated on, often in public and / or for extended periods of time.</text:p>
          </table:table-cell>
        </table:table-row>
        <table:table-row table:style-name="ro1">
          <table:table-cell office:value-type="float" office:value="10">
            <text:p>10</text:p>
          </table:table-cell>
          <table:table-cell office:value-type="string">
            <text:p>Cum Vomit</text:p>
          </table:table-cell>
          <table:table-cell office:value-type="string">
            <text:p>The act of, or interest in, vomiting cum that has been recently ingested, typically in copious amounts but not necessarily.</text:p>
          </table:table-cell>
        </table:table-row>
        <table:table-row table:style-name="ro2">
          <table:table-cell office:value-type="float" office:value="11">
            <text:p>11</text:p>
          </table:table-cell>
          <table:table-cell office:value-type="string">
            <text:p>Excessive Precum</text:p>
          </table:table-cell>
          <table:table-cell office:value-type="string">
            <text:p>Engaging in an RP in which a character produces a larger than average amount of precum; typically unrealistic.</text:p>
          </table:table-cell>
        </table:table-row>
        <table:table-row table:style-name="ro1">
          <table:table-cell office:value-type="float" office:value="12">
            <text:p>12</text:p>
          </table:table-cell>
          <table:table-cell office:value-type="string">
            <text:p>Excessive Semen</text:p>
          </table:table-cell>
          <table:table-cell office:value-type="string">
            <text:p>Engaging in an RP in which a character produces a larger than average amount of semen; typically unrealistic.</text:p>
          </table:table-cell>
        </table:table-row>
        <table:table-row table:style-name="ro2">
          <table:table-cell office:value-type="float" office:value="13">
            <text:p>13</text:p>
          </table:table-cell>
          <table:table-cell office:value-type="string">
            <text:p>Felching</text:p>
          </table:table-cell>
          <table:table-cell office:value-type="string">
            <text:p>The act of orally sucking semen out of a partner's anus or vagina.</text:p>
          </table:table-cell>
        </table:table-row>
        <table:table-row table:style-name="ro1">
          <table:table-cell office:value-type="float" office:value="14">
            <text:p>14</text:p>
          </table:table-cell>
          <table:table-cell office:value-type="string">
            <text:p>Hard Cum Facials</text:p>
          </table:table-cell>
          <table:table-cell office:value-type="string">
            <text:p>The act of cumming onto someone's face with no regard for that person's well-being, typically cumming into their ears, onto their eyes, into their nostrils or hair etc., or receiving such action; implies an exceptionally large amount of semen.</text:p>
          </table:table-cell>
        </table:table-row>
        <table:table-row table:style-name="ro2">
          <table:table-cell office:value-type="float" office:value="15">
            <text:p>15</text:p>
          </table:table-cell>
          <table:table-cell office:value-type="string">
            <text:p>Heavily Excessive Precum</text:p>
          </table:table-cell>
          <table:table-cell office:value-type="string">
            <text:p>Engaging in an RP in which a character, typically unrealistically endowed, produces exceptionally large volumes of precum, including but not limited to multiple gallons, and / or looses precum with exceptional force and consistency, often to the point of being comparable to urinating or further.</text:p>
          </table:table-cell>
        </table:table-row>
        <table:table-row table:style-name="ro1">
          <table:table-cell office:value-type="float" office:value="16">
            <text:p>16</text:p>
          </table:table-cell>
          <table:table-cell office:value-type="string">
            <text:p>Heavily Excessive Semen</text:p>
          </table:table-cell>
          <table:table-cell office:value-type="string">
            <text:p>Engaging in an RP in which a character, typically unrealistically endowed, produces exceptionally large volumes of semen, including but not limited to multiple gallons, and / or looses semen with exceptional force and consistency, often to the point of being comparable to urinating or further.</text:p>
          </table:table-cell>
        </table:table-row>
        <table:table-row table:style-name="ro2">
          <table:table-cell office:value-type="float" office:value="17">
            <text:p>17</text:p>
          </table:table-cell>
          <table:table-cell office:value-type="string">
            <text:p>Internal Cumshots</text:p>
          </table:table-cell>
          <table:table-cell office:value-type="string">
            <text:p>The act of ejaculating into another's body, or receiving such actions.</text:p>
          </table:table-cell>
        </table:table-row>
        <table:table-row table:style-name="ro1">
          <table:table-cell office:value-type="float" office:value="18">
            <text:p>18</text:p>
          </table:table-cell>
          <table:table-cell office:value-type="string">
            <text:p>Premature Ejaculation</text:p>
          </table:table-cell>
          <table:table-cell office:value-type="string">
            <text:p>Expresses interest in at least one partner reaching orgasm very quickly; typically implies eagerness, excessive sensitivity and / or prolonged teasing.</text:p>
          </table:table-cell>
        </table:table-row>
        <table:table-row table:style-name="ro2">
          <table:table-cell office:value-type="float" office:value="19">
            <text:p>19</text:p>
          </table:table-cell>
          <table:table-cell office:value-type="string">
            <text:p>Reaslistic Cum</text:p>
          </table:table-cell>
          <table:table-cell office:value-type="string">
            <text:p>Expresses a preference for engaging in an RP in which the volume and quality of sexual fluid is realistic.</text:p>
          </table:table-cell>
        </table:table-row>
        <table:table-row table:style-name="ro2">
          <table:table-cell office:value-type="float" office:value="20">
            <text:p>20</text:p>
          </table:table-cell>
          <table:table-cell office:value-type="string">
            <text:p>Shooting Precm</text:p>
          </table:table-cell>
          <table:table-cell office:value-type="string">
            <text:p>Engaging in an RP in which a character spurts precum with exceptional force and consistency.</text:p>
          </table:table-cell>
        </table:table-row>
        <table:table-row table:style-name="ro1">
          <table:table-cell office:value-type="float" office:value="21">
            <text:p>21</text:p>
          </table:table-cell>
          <table:table-cell office:value-type="string">
            <text:p>Sloppy Seconds</text:p>
          </table:table-cell>
          <table:table-cell office:value-type="string">
            <text:p>Engaging in an RP in which a character that has just been came in receives sex from a different partner in the same orifice without removing the previous top's semen.</text:p>
          </table:table-cell>
        </table:table-row>
        <table:table-row table:style-name="ro1">
          <table:table-cell office:value-type="float" office:value="22">
            <text:p>22</text:p>
          </table:table-cell>
          <table:table-cell office:value-type="string">
            <text:p>Snowballing</text:p>
          </table:table-cell>
          <table:table-cell office:value-type="string">
            <text:p>The act of receiving cum into one's mouth transmitted from another person's mouth, or french kissing while sharing a load of cum between one anothers' mouths.</text:p>
          </table:table-cell>
        </table:table-row>
        <table:table-row table:style-name="ro1">
          <table:table-cell office:value-type="float" office:value="23">
            <text:p>23</text:p>
          </table:table-cell>
          <table:table-cell office:value-type="string">
            <text:p>Soft Cum Facials</text:p>
          </table:table-cell>
          <table:table-cell office:value-type="string">
            <text:p>The act of cumming directly onto one's face, typically into an open mouth or across the cheeks and / or lips, or receiving such actions.</text:p>
          </table:table-cell>
        </table:table-row>
        <table:table-row table:style-name="ro1">
          <table:table-cell office:value-type="float" office:value="24">
            <text:p>24</text:p>
          </table:table-cell>
          <table:table-cell office:value-type="string">
            <text:p>Swallowing Semen</text:p>
          </table:table-cell>
          <table:table-cell office:value-type="string">
            <text:p>The act of orally consuming semen, either directly or indirectly from a penis.</text:p>
          </table:table-cell>
        </table:table-row>
        <table:table-row table:style-name="ro1">
          <table:table-cell office:value-type="float" office:value="25">
            <text:p>25</text:p>
          </table:table-cell>
          <table:table-cell office:value-type="string">
            <text:p>Thick / Sticky Cum</text:p>
          </table:table-cell>
          <table:table-cell office:value-type="string">
            <text:p>A preference for characters' semen to be particularly thick and / or viscous, often comparable to tar or glue.</text:p>
          </table:table-cell>
        </table:table-row>
        <table:table-row table:style-name="ro1">
          <table:table-cell office:value-type="float" office:value="26">
            <text:p>26</text:p>
          </table:table-cell>
          <table:table-cell office:value-type="string">
            <text:p>Unusual Semen</text:p>
          </table:table-cell>
          <table:table-cell office:value-type="string">
            <text:p>A preference for a character's semen to have any number of unusual or atypical properties, often referring to taste, color, texture, scent and / or temperature.</text:p>
          </table:table-cell>
        </table:table-row>
        <table:table-row table:style-name="ro1">
          <table:table-cell office:value-type="string">
            <text:p>Penetration &amp; Sexual Themes</text:p>
          </table:table-cell>
          <table:table-cell office:value-type="float" office:value="15">
            <text:p>15</text:p>
          </table:table-cell>
          <table:table-cell table:style-name="Default"/>
        </table:table-row>
        <table:table-row table:style-name="ro1">
          <table:table-cell office:value-type="float" office:value="1">
            <text:p>1</text:p>
          </table:table-cell>
          <table:table-cell office:value-type="string">
            <text:p>3+ Penetration</text:p>
          </table:table-cell>
          <table:table-cell office:value-type="string">
            <text:p>The act of penetrating a single character with three or more objects, including but not limited to cocks, sex toys, hands, etc., or receiving such actions.</text:p>
          </table:table-cell>
        </table:table-row>
        <table:table-row table:style-name="ro1">
          <table:table-cell office:value-type="float" office:value="2">
            <text:p>2</text:p>
          </table:table-cell>
          <table:table-cell office:value-type="string">
            <text:p>All the Way Through</text:p>
          </table:table-cell>
          <table:table-cell office:value-type="string">
            <text:p>The act of a character being penetrated by an object (generally in a nonharmful fashion), and having it extend out their other end - typically ass / vagina to mouth, vice versa, or other orifices in a less realistic fashion. May also include fluids being pumped into one end and coming out the other.</text:p>
          </table:table-cell>
        </table:table-row>
        <table:table-row table:style-name="ro1">
          <table:table-cell office:value-type="float" office:value="3">
            <text:p>3</text:p>
          </table:table-cell>
          <table:table-cell office:value-type="string">
            <text:p>Double Penetration</text:p>
          </table:table-cell>
          <table:table-cell office:value-type="string">
            <text:p>The act of penetrating a single character with two objects, including but not limited to the penis, sex toys, fist etc., or receiving such.</text:p>
          </table:table-cell>
        </table:table-row>
        <table:table-row table:style-name="ro1">
          <table:table-cell office:value-type="float" office:value="4">
            <text:p>4</text:p>
          </table:table-cell>
          <table:table-cell office:value-type="string">
            <text:p>Extreme Tightness</text:p>
          </table:table-cell>
          <table:table-cell office:value-type="string">
            <text:p>Engaging in an RP in which at least one character exhibits exceptional tightness in their anus, vagina, or throat; sometimes implies pain, exceptionally large penetrations and / or inexperience.</text:p>
          </table:table-cell>
        </table:table-row>
        <table:table-row table:style-name="ro2">
          <table:table-cell office:value-type="float" office:value="5">
            <text:p>5</text:p>
          </table:table-cell>
          <table:table-cell office:value-type="string">
            <text:p>Gangbangs</text:p>
          </table:table-cell>
          <table:table-cell office:value-type="string">
            <text:p>A situation in which several people engage in physical sexual activity with one particular character sequentially or at the same time.</text:p>
          </table:table-cell>
        </table:table-row>
        <table:table-row table:style-name="ro1">
          <table:table-cell office:value-type="float" office:value="6">
            <text:p>6</text:p>
          </table:table-cell>
          <table:table-cell office:value-type="string">
            <text:p>Knotting / Tying</text:p>
          </table:table-cell>
          <table:table-cell office:value-type="string">
            <text:p>The act of lodging the knot of a penis, typical of canine anatomy, into an orifice to "tie" with your partner.</text:p>
          </table:table-cell>
        </table:table-row>
        <table:table-row table:style-name="ro1">
          <table:table-cell office:value-type="float" office:value="7">
            <text:p>7</text:p>
          </table:table-cell>
          <table:table-cell office:value-type="string">
            <text:p>Living Insertions</text:p>
          </table:table-cell>
          <table:table-cell office:value-type="string">
            <text:p>The act of inserting an animate object(s) into an orifice, or receiving such action; typically worms, insects, or alien creatures.</text:p>
          </table:table-cell>
        </table:table-row>
        <table:table-row table:style-name="ro1">
          <table:table-cell office:value-type="float" office:value="8">
            <text:p>8</text:p>
          </table:table-cell>
          <table:table-cell office:value-type="string">
            <text:p>Nipple Penetration</text:p>
          </table:table-cell>
          <table:table-cell office:value-type="string">
            <text:p>The act of penetrating the nipple, often deep into the breast, with an object such as a finger, sex toy or penis, etc., or receiving such actions.</text:p>
          </table:table-cell>
        </table:table-row>
        <table:table-row table:style-name="ro1">
          <table:table-cell office:value-type="float" office:value="9">
            <text:p>9</text:p>
          </table:table-cell>
          <table:table-cell office:value-type="string">
            <text:p>Non-Standard Penetration</text:p>
          </table:table-cell>
          <table:table-cell office:value-type="string">
            <text:p>Alternative forms of penetration outside of the norm such as of the ears, nose, eyes, or generating new / nonstandard holes to use in a sexually penetrative fashion.</text:p>
          </table:table-cell>
        </table:table-row>
        <table:table-row table:style-name="ro2">
          <table:table-cell office:value-type="float" office:value="10">
            <text:p>10</text:p>
          </table:table-cell>
          <table:table-cell office:value-type="string">
            <text:p>Somnophilia</text:p>
          </table:table-cell>
          <table:table-cell office:value-type="string">
            <text:p>The act of engaging in sexual intercourse with a sleeping partner or enjoying being on the receiving end thereof.</text:p>
          </table:table-cell>
        </table:table-row>
        <table:table-row table:style-name="ro1">
          <table:table-cell office:value-type="float" office:value="11">
            <text:p>11</text:p>
          </table:table-cell>
          <table:table-cell office:value-type="string">
            <text:p>Sounding</text:p>
          </table:table-cell>
          <table:table-cell office:value-type="string">
            <text:p>The act of inserting metal rods into a character's urethra, or receiving such actions; technically implies rods that resonate and / or vibrate in response to a form of stimulation, but does not necessarily mean so.</text:p>
          </table:table-cell>
        </table:table-row>
        <table:table-row table:style-name="ro2">
          <table:table-cell office:value-type="float" office:value="12">
            <text:p>12</text:p>
          </table:table-cell>
          <table:table-cell office:value-type="string">
            <text:p>Tailsex</text:p>
          </table:table-cell>
          <table:table-cell office:value-type="string">
            <text:p>Penetrating an orifice using a character's tail.</text:p>
          </table:table-cell>
        </table:table-row>
        <table:table-row table:style-name="ro2">
          <table:table-cell office:value-type="float" office:value="13">
            <text:p>13</text:p>
          </table:table-cell>
          <table:table-cell office:value-type="string">
            <text:p>Tantric Sex</text:p>
          </table:table-cell>
          <table:table-cell office:value-type="string">
            <text:p>A form of sex characterized by its focus on intimacy and emotional closeness between involved parties. Often implies a long duration with a significant aim on their intertwining such as listening to heartbeats, breathing, and exploring one another through a deep romantic bond.</text:p>
          </table:table-cell>
        </table:table-row>
        <table:table-row table:style-name="ro1">
          <table:table-cell office:value-type="float" office:value="14">
            <text:p>14</text:p>
          </table:table-cell>
          <table:table-cell office:value-type="string">
            <text:p>Urethra Play</text:p>
          </table:table-cell>
          <table:table-cell office:value-type="string">
            <text:p>Sexual stimulation or play involving the urethra. When involving cocks, typically connotates inserting objects into the penis.</text:p>
          </table:table-cell>
        </table:table-row>
        <table:table-row table:style-name="ro1">
          <table:table-cell office:value-type="float" office:value="15">
            <text:p>15</text:p>
          </table:table-cell>
          <table:table-cell office:value-type="string">
            <text:p>Vanilla Sex</text:p>
          </table:table-cell>
          <table:table-cell office:value-type="string">
            <text:p>Sex which does not involve such elements as BDSM, kink, or fetish activities.</text:p>
          </table:table-cell>
        </table:table-row>
        <table:table-row table:style-name="ro1">
          <table:table-cell office:value-type="string">
            <text:p>Themes &amp; Settings</text:p>
          </table:table-cell>
          <table:table-cell office:value-type="float" office:value="56">
            <text:p>56</text:p>
          </table:table-cell>
          <table:table-cell table:style-name="Default"/>
        </table:table-row>
        <table:table-row table:style-name="ro1">
          <table:table-cell office:value-type="float" office:value="1">
            <text:p>1</text:p>
          </table:table-cell>
          <table:table-cell office:value-type="string">
            <text:p>Adultery</text:p>
          </table:table-cell>
          <table:table-cell office:value-type="string">
            <text:p>The act of voluntary sexual intercourse between a person and another character who is not their established spouse or partner.</text:p>
          </table:table-cell>
        </table:table-row>
        <table:table-row table:style-name="ro1">
          <table:table-cell office:value-type="float" office:value="2">
            <text:p>2</text:p>
          </table:table-cell>
          <table:table-cell office:value-type="string">
            <text:p>Affection</text:p>
          </table:table-cell>
          <table:table-cell office:value-type="string">
            <text:p>The act of providing the sensations of tenderness and fondness, having characters express such feelings with one another through endearing behaviors.</text:p>
          </table:table-cell>
        </table:table-row>
        <table:table-row table:style-name="ro1">
          <table:table-cell office:value-type="float" office:value="3">
            <text:p>3</text:p>
          </table:table-cell>
          <table:table-cell office:value-type="string">
            <text:p>Babysitter</text:p>
          </table:table-cell>
          <table:table-cell office:value-type="string">
            <text:p>A situation in which one character will either be or roleplay as another character's babysitter.</text:p>
          </table:table-cell>
        </table:table-row>
        <table:table-row table:style-name="ro1">
          <table:table-cell office:value-type="float" office:value="4">
            <text:p>4</text:p>
          </table:table-cell>
          <table:table-cell office:value-type="string">
            <text:p>Bad Ends</text:p>
          </table:table-cell>
          <table:table-cell office:value-type="string">
            <text:p>A scenario where a character doesn't necessarily have to face death, but is presented with an unfortunate and inevitable future. May involve situations where a character is forced to submit to an undesired opposition or is trapped in a dangerous scenario where there is no escape.</text:p>
          </table:table-cell>
        </table:table-row>
        <table:table-row table:style-name="ro1">
          <table:table-cell office:value-type="float" office:value="5">
            <text:p>5</text:p>
          </table:table-cell>
          <table:table-cell office:value-type="string">
            <text:p>Competition</text:p>
          </table:table-cell>
          <table:table-cell office:value-type="string">
            <text:p>Pertains to multiple dominants competing to administer domination the best, or multiple submissives competing to please a dominant the best.</text:p>
          </table:table-cell>
        </table:table-row>
        <table:table-row table:style-name="ro1">
          <table:table-cell office:value-type="float" office:value="6">
            <text:p>6</text:p>
          </table:table-cell>
          <table:table-cell office:value-type="string">
            <text:p>Consensual</text:p>
          </table:table-cell>
          <table:table-cell office:value-type="string">
            <text:p>A preference for sexual interactions between characters in an RP to be fully consenting, by their characters' own free wills.</text:p>
          </table:table-cell>
        </table:table-row>
        <table:table-row table:style-name="ro1">
          <table:table-cell office:value-type="float" office:value="7">
            <text:p>7</text:p>
          </table:table-cell>
          <table:table-cell office:value-type="string">
            <text:p>Cuckolding</text:p>
          </table:table-cell>
          <table:table-cell office:value-type="string">
            <text:p>A scenario in which one partner is complicit in their partner's infidelity and derives sexual pleasure from it. Generally consists of watching their established partner have sexual relations with another individual, often where the other is considered to be “better” than them, but not necessarily.</text:p>
          </table:table-cell>
        </table:table-row>
        <table:table-row table:style-name="ro1">
          <table:table-cell office:value-type="float" office:value="8">
            <text:p>8</text:p>
          </table:table-cell>
          <table:table-cell office:value-type="string">
            <text:p>Dating</text:p>
          </table:table-cell>
          <table:table-cell office:value-type="string">
            <text:p>Engaging in an RP where characters go on a date.</text:p>
          </table:table-cell>
        </table:table-row>
        <table:table-row table:style-name="ro1">
          <table:table-cell office:value-type="float" office:value="9">
            <text:p>9</text:p>
          </table:table-cell>
          <table:table-cell office:value-type="string">
            <text:p>Dub-Consensual</text:p>
          </table:table-cell>
          <table:table-cell office:value-type="string">
            <text:p>Denotes sexual situations of “dubious consent,” where the receiver is either unwanting or uncertain, but struggles with the personal unsure conflict of secretly enjoying it.</text:p>
          </table:table-cell>
        </table:table-row>
        <table:table-row table:style-name="ro1">
          <table:table-cell office:value-type="float" office:value="10">
            <text:p>10</text:p>
          </table:table-cell>
          <table:table-cell office:value-type="string">
            <text:p>Exhibitionism</text:p>
          </table:table-cell>
          <table:table-cell office:value-type="string">
            <text:p>Engaging in some kind of play where one or both parties will be caught, spotted, or otherwise observed by a third party or parties, adding to the thrill (and / or humiliation).</text:p>
          </table:table-cell>
        </table:table-row>
        <table:table-row table:style-name="ro1">
          <table:table-cell office:value-type="float" office:value="11">
            <text:p>11</text:p>
          </table:table-cell>
          <table:table-cell office:value-type="string">
            <text:p>Fantasy</text:p>
          </table:table-cell>
          <table:table-cell office:value-type="string">
            <text:p>Themes consisting of the fantasy genre, involving magic or other supernatural elements as a main plot element, theme, or setting. Magic and magical creatures are commonly incorporated.</text:p>
          </table:table-cell>
        </table:table-row>
        <table:table-row table:style-name="ro1">
          <table:table-cell office:value-type="float" office:value="12">
            <text:p>12</text:p>
          </table:table-cell>
          <table:table-cell office:value-type="string">
            <text:p>Fighting / Wrestling</text:p>
          </table:table-cell>
          <table:table-cell office:value-type="string">
            <text:p>The act of physically sparring, either with malice or more playfully, with another character in an RP; typically non-sexual, although sometimes with the intent to pin the bottom or submissive in order to penetrate them.</text:p>
          </table:table-cell>
        </table:table-row>
        <table:table-row table:style-name="ro1">
          <table:table-cell office:value-type="float" office:value="13">
            <text:p>13</text:p>
          </table:table-cell>
          <table:table-cell office:value-type="string">
            <text:p>Horror</text:p>
          </table:table-cell>
          <table:table-cell office:value-type="string">
            <text:p>Themes consisting of the horror genre, incorporating aspects that are considered creepy, macabre, scary, or unsettling (typically to elicit a physiological reaction) as a main plot element, theme, or setting.</text:p>
          </table:table-cell>
        </table:table-row>
        <table:table-row table:style-name="ro1">
          <table:table-cell office:value-type="float" office:value="14">
            <text:p>14</text:p>
          </table:table-cell>
          <table:table-cell office:value-type="string">
            <text:p>Humor / Comedy</text:p>
          </table:table-cell>
          <table:table-cell office:value-type="string">
            <text:p>Expresses an interest in the inclusion of humorous dialogue, settings, or situations.</text:p>
          </table:table-cell>
        </table:table-row>
        <table:table-row table:style-name="ro1">
          <table:table-cell office:value-type="float" office:value="15">
            <text:p>15</text:p>
          </table:table-cell>
          <table:table-cell office:value-type="string">
            <text:p>Incest</text:p>
          </table:table-cell>
          <table:table-cell office:value-type="string">
            <text:p>Engaging in an RP in which at least two characters will be related, either by blood or by marriage.</text:p>
          </table:table-cell>
        </table:table-row>
        <table:table-row table:style-name="ro1">
          <table:table-cell office:value-type="float" office:value="16">
            <text:p>16</text:p>
          </table:table-cell>
          <table:table-cell office:value-type="string">
            <text:p>Incest (Parental)</text:p>
          </table:table-cell>
          <table:table-cell office:value-type="string">
            <text:p>Involves relationships where the characters are blood related in terms of being parent and child.</text:p>
          </table:table-cell>
        </table:table-row>
        <table:table-row table:style-name="ro1">
          <table:table-cell office:value-type="float" office:value="17">
            <text:p>17</text:p>
          </table:table-cell>
          <table:table-cell office:value-type="string">
            <text:p>Incest (Siblings)</text:p>
          </table:table-cell>
          <table:table-cell office:value-type="string">
            <text:p>Involves relationships where the characters are blood related in terms of being siblings.</text:p>
          </table:table-cell>
        </table:table-row>
        <table:table-row table:style-name="ro1">
          <table:table-cell office:value-type="float" office:value="18">
            <text:p>18</text:p>
          </table:table-cell>
          <table:table-cell office:value-type="string">
            <text:p>Inexperienced Partners</text:p>
          </table:table-cell>
          <table:table-cell office:value-type="string">
            <text:p>Refers to players whose characters are sexually inexperienced and / or naive (typically younger or virgin characters), or an interest in RPing with such characters; does not refer to the RPing capabilities of the player.</text:p>
          </table:table-cell>
        </table:table-row>
        <table:table-row table:style-name="ro2">
          <table:table-cell office:value-type="float" office:value="19">
            <text:p>19</text:p>
          </table:table-cell>
          <table:table-cell office:value-type="string">
            <text:p>Infantilism</text:p>
          </table:table-cell>
          <table:table-cell office:value-type="string">
            <text:p>A scenario in which a character (be they adult or otherwise) will be treated as if they are exceptionally young; typically implies diaper wearing and / or diaper usage. Tends to include rather infantile themes and aspects.</text:p>
          </table:table-cell>
        </table:table-row>
        <table:table-row table:style-name="ro2">
          <table:table-cell office:value-type="float" office:value="20">
            <text:p>20</text:p>
          </table:table-cell>
          <table:table-cell office:value-type="string">
            <text:p>Informailty</text:p>
          </table:table-cell>
          <table:table-cell office:value-type="string">
            <text:p>Treating sexual acts, having explicit dialogue or reacting to predetermined kinks casually, or as if they were normal in their setting.</text:p>
          </table:table-cell>
        </table:table-row>
        <table:table-row table:style-name="ro1">
          <table:table-cell office:value-type="float" office:value="21">
            <text:p>21</text:p>
          </table:table-cell>
          <table:table-cell office:value-type="string">
            <text:p>Kidnapping</text:p>
          </table:table-cell>
          <table:table-cell office:value-type="string">
            <text:p>The act of abducting a character in an RP, (typically for the purpose of abusing, usually sexually, but not necessarily) or being abducted for such reasons; often implies indefinite imprisonment.</text:p>
          </table:table-cell>
        </table:table-row>
        <table:table-row table:style-name="ro1">
          <table:table-cell office:value-type="float" office:value="22">
            <text:p>22</text:p>
          </table:table-cell>
          <table:table-cell office:value-type="string">
            <text:p>Medical Play</text:p>
          </table:table-cell>
          <table:table-cell office:value-type="string">
            <text:p>Engaging in an RP set in a medical setting, such as a hospital, or an RP involving aspects of medicine, such as injections, medical equipment, uniforms or medical experiments or procedures.</text:p>
          </table:table-cell>
        </table:table-row>
        <table:table-row table:style-name="ro1">
          <table:table-cell office:value-type="float" office:value="23">
            <text:p>23</text:p>
          </table:table-cell>
          <table:table-cell office:value-type="string">
            <text:p>Military Themes</text:p>
          </table:table-cell>
          <table:table-cell office:value-type="string">
            <text:p>Expresses an interest in scenes, settings, and themes that incorporate military aspects. Implies concepts such as war, weapon involvement, uniforms, rank, and more. All of which may be historical, fantasy, scifi or otherwise.</text:p>
          </table:table-cell>
        </table:table-row>
        <table:table-row table:style-name="ro1">
          <table:table-cell office:value-type="float" office:value="24">
            <text:p>24</text:p>
          </table:table-cell>
          <table:table-cell office:value-type="string">
            <text:p>Modern Settings</text:p>
          </table:table-cell>
          <table:table-cell office:value-type="string">
            <text:p>Themes consisting of the modern aspects, taking place in current times. Often implies up to date technology and culture.</text:p>
          </table:table-cell>
        </table:table-row>
        <table:table-row table:style-name="ro1">
          <table:table-cell office:value-type="float" office:value="25">
            <text:p>25</text:p>
          </table:table-cell>
          <table:table-cell office:value-type="string">
            <text:p>Multiple Partners</text:p>
          </table:table-cell>
          <table:table-cell office:value-type="string">
            <text:p>Engaging in an RP containing at least three characters.</text:p>
          </table:table-cell>
        </table:table-row>
        <table:table-row table:style-name="ro1">
          <table:table-cell office:value-type="float" office:value="26">
            <text:p>26</text:p>
          </table:table-cell>
          <table:table-cell office:value-type="string">
            <text:p>Nightclubs / Bars</text:p>
          </table:table-cell>
          <table:table-cell office:value-type="string">
            <text:p>Engaging in an RP which is set in a nightclub or a bar setting.</text:p>
          </table:table-cell>
        </table:table-row>
        <table:table-row table:style-name="ro2">
          <table:table-cell office:value-type="float" office:value="27">
            <text:p>27</text:p>
          </table:table-cell>
          <table:table-cell office:value-type="string">
            <text:p>Nonconsensual</text:p>
          </table:table-cell>
          <table:table-cell office:value-type="string">
            <text:p>Engaging in an RP in which a character will be forced to give or receive sex against their will by another character.</text:p>
          </table:table-cell>
        </table:table-row>
        <table:table-row table:style-name="ro1">
          <table:table-cell office:value-type="float" office:value="28">
            <text:p>28</text:p>
          </table:table-cell>
          <table:table-cell office:value-type="string">
            <text:p>Parent and Child Play</text:p>
          </table:table-cell>
          <table:table-cell office:value-type="string">
            <text:p>Describes a kind of relationship where the dominant assumes the role of a parent. This usually involves the dominant party being especially caring, nurturing and protective towards their sub. Conditioning and guidance are often involved as well.</text:p>
          </table:table-cell>
        </table:table-row>
        <table:table-row table:style-name="ro1">
          <table:table-cell office:value-type="float" office:value="29">
            <text:p>29</text:p>
          </table:table-cell>
          <table:table-cell office:value-type="string">
            <text:p>Photography / Videotaping</text:p>
          </table:table-cell>
          <table:table-cell office:value-type="string">
            <text:p>The act of visually recording a scene amongst participants, often as a form of humiliation, exhibitionist fetishism and / or blackmail / extortion.</text:p>
          </table:table-cell>
        </table:table-row>
        <table:table-row table:style-name="ro2">
          <table:table-cell office:value-type="float" office:value="30">
            <text:p>30</text:p>
          </table:table-cell>
          <table:table-cell office:value-type="string">
            <text:p>Polyamory</text:p>
          </table:table-cell>
          <table:table-cell office:value-type="string">
            <text:p>The practice of carrying out intimate relationships with more than one partner, with the knowledge and consent of all involved partners. Often described as "consensual, ethical, and responsible non-monogamy."</text:p>
          </table:table-cell>
        </table:table-row>
        <table:table-row table:style-name="ro1">
          <table:table-cell office:value-type="float" office:value="31">
            <text:p>31</text:p>
          </table:table-cell>
          <table:table-cell office:value-type="string">
            <text:p>Prostitution</text:p>
          </table:table-cell>
          <table:table-cell office:value-type="string">
            <text:p>Engaging in an RP in which at least one player's character is a prostitute, or involves a prostitute; a person who receives money for sex.</text:p>
          </table:table-cell>
        </table:table-row>
        <table:table-row table:style-name="ro1">
          <table:table-cell office:value-type="float" office:value="32">
            <text:p>32</text:p>
          </table:table-cell>
          <table:table-cell office:value-type="string">
            <text:p>Pseudo-rape</text:p>
          </table:table-cell>
          <table:table-cell office:value-type="string">
            <text:p>Arousal from a partner who pretends to resist and to struggle before being overpowered.</text:p>
          </table:table-cell>
        </table:table-row>
        <table:table-row table:style-name="ro1">
          <table:table-cell office:value-type="float" office:value="33">
            <text:p>33</text:p>
          </table:table-cell>
          <table:table-cell office:value-type="string">
            <text:p>Racism</text:p>
          </table:table-cell>
          <table:table-cell office:value-type="string">
            <text:p>Scenes based on / including negative racial stereotypes, scenes in racist settings, differing treatment depending on a character’s given race, and possible usage of derogatory terms in the context of a roleplay.</text:p>
          </table:table-cell>
        </table:table-row>
        <table:table-row table:style-name="ro1">
          <table:table-cell office:value-type="float" office:value="34">
            <text:p>34</text:p>
          </table:table-cell>
          <table:table-cell office:value-type="string">
            <text:p>Realism</text:p>
          </table:table-cell>
          <table:table-cell office:value-type="string">
            <text:p>Expresses an interest in roleplaying scenes that are realistically possible by real life standards, or at the very least applying sensible logic and reason to situations, character responses, and motivations.</text:p>
          </table:table-cell>
        </table:table-row>
        <table:table-row table:style-name="ro2">
          <table:table-cell office:value-type="float" office:value="35">
            <text:p>35</text:p>
          </table:table-cell>
          <table:table-cell office:value-type="string">
            <text:p>Roleplay within RP</text:p>
          </table:table-cell>
          <table:table-cell office:value-type="string">
            <text:p>Expresses an interest in two or more characters taking on roles within an RP and acting out a predetermined scene with predetermined characters.</text:p>
          </table:table-cell>
        </table:table-row>
        <table:table-row table:style-name="ro1">
          <table:table-cell office:value-type="float" office:value="36">
            <text:p>36</text:p>
          </table:table-cell>
          <table:table-cell office:value-type="string">
            <text:p>Role Reversal</text:p>
          </table:table-cell>
          <table:table-cell office:value-type="string">
            <text:p>Refers to characters that, within the context of a particular RP, have, through character development or pre-determined measures, established their identity in regard to dominance and / or submissiveness, that will, at some point during the sexual portion of the RP, reverse their roles in regard to their previously understood roles.</text:p>
          </table:table-cell>
        </table:table-row>
        <table:table-row table:style-name="ro1">
          <table:table-cell office:value-type="float" office:value="37">
            <text:p>37</text:p>
          </table:table-cell>
          <table:table-cell office:value-type="string">
            <text:p>Romance</text:p>
          </table:table-cell>
          <table:table-cell office:value-type="string">
            <text:p>Displaying or expressing love or strong affection, passion, either during love making or during normal scenes. Typically involves the roleplaying of romantic relationships, acts, and themes.</text:p>
          </table:table-cell>
        </table:table-row>
        <table:table-row table:style-name="ro1">
          <table:table-cell office:value-type="float" office:value="38">
            <text:p>38</text:p>
          </table:table-cell>
          <table:table-cell office:value-type="string">
            <text:p>Scenes – Dungeon</text:p>
          </table:table-cell>
          <table:table-cell office:value-type="string">
            <text:p>Engaging in an RP which is set in a BDSM dungeon.</text:p>
          </table:table-cell>
        </table:table-row>
        <table:table-row table:style-name="ro1">
          <table:table-cell office:value-type="float" office:value="39">
            <text:p>39</text:p>
          </table:table-cell>
          <table:table-cell office:value-type="string">
            <text:p>Scenes – Laboratory</text:p>
          </table:table-cell>
          <table:table-cell office:value-type="string">
            <text:p>Engaging in an RP in which the setting is of a laboratorial nature.</text:p>
          </table:table-cell>
        </table:table-row>
        <table:table-row table:style-name="ro1">
          <table:table-cell office:value-type="float" office:value="40">
            <text:p>40</text:p>
          </table:table-cell>
          <table:table-cell office:value-type="string">
            <text:p>Scenes – Locker Room</text:p>
          </table:table-cell>
          <table:table-cell office:value-type="string">
            <text:p>Engaging in an RP in which the setting is a locker room.</text:p>
          </table:table-cell>
        </table:table-row>
        <table:table-row table:style-name="ro1">
          <table:table-cell office:value-type="float" office:value="41">
            <text:p>41</text:p>
          </table:table-cell>
          <table:table-cell office:value-type="string">
            <text:p>Scenes – Office</text:p>
          </table:table-cell>
          <table:table-cell office:value-type="string">
            <text:p>Engaging in an RP which is set in an office.</text:p>
          </table:table-cell>
        </table:table-row>
        <table:table-row table:style-name="ro1">
          <table:table-cell office:value-type="float" office:value="42">
            <text:p>42</text:p>
          </table:table-cell>
          <table:table-cell office:value-type="string">
            <text:p>Scenes – School</text:p>
          </table:table-cell>
          <table:table-cell office:value-type="string">
            <text:p>Engaging in an RP in which the setting is a school or college.</text:p>
          </table:table-cell>
        </table:table-row>
        <table:table-row table:style-name="ro1">
          <table:table-cell office:value-type="float" office:value="43">
            <text:p>43</text:p>
          </table:table-cell>
          <table:table-cell office:value-type="string">
            <text:p>Scenes – Shower / Bath</text:p>
          </table:table-cell>
          <table:table-cell office:value-type="string">
            <text:p>Engaging in an RP in which the setting includes a bath or shower, may be public and / or shared.</text:p>
          </table:table-cell>
        </table:table-row>
        <table:table-row table:style-name="ro2">
          <table:table-cell office:value-type="float" office:value="44">
            <text:p>44</text:p>
          </table:table-cell>
          <table:table-cell office:value-type="string">
            <text:p>Scenes – Steampunk</text:p>
          </table:table-cell>
          <table:table-cell office:value-type="string">
            <text:p>Setting in a roleplay where the main power source is steam. The time-period usually appearing as the 19th century, yet containing fantasy / futuristic elements, inventions, and machines often way ahead of it's time.</text:p>
          </table:table-cell>
        </table:table-row>
        <table:table-row table:style-name="ro1">
          <table:table-cell office:value-type="float" office:value="45">
            <text:p>45</text:p>
          </table:table-cell>
          <table:table-cell office:value-type="string">
            <text:p>Scenes – Tribal</text:p>
          </table:table-cell>
          <table:table-cell office:value-type="string">
            <text:p>Engaging in an RP set in a tribal village or wild area, located far from civilization.</text:p>
          </table:table-cell>
        </table:table-row>
        <table:table-row table:style-name="ro2">
          <table:table-cell office:value-type="float" office:value="46">
            <text:p>46</text:p>
          </table:table-cell>
          <table:table-cell office:value-type="string">
            <text:p>Sci-fi</text:p>
          </table:table-cell>
          <table:table-cell office:value-type="string">
            <text:p>Themes of the science-fiction genre, typically dealing with imaginative concepts such as futuristic science and technology, space travel, time travel, extraterrestrial life, and so on.</text:p>
          </table:table-cell>
        </table:table-row>
        <table:table-row table:style-name="ro1">
          <table:table-cell office:value-type="float" office:value="47">
            <text:p>47</text:p>
          </table:table-cell>
          <table:table-cell office:value-type="string">
            <text:p>Sexism</text:p>
          </table:table-cell>
          <table:table-cell office:value-type="string">
            <text:p>Scenes based on prejudices, stereotypes, or discrimination on the basis of sex or gender, including sexist settings.</text:p>
          </table:table-cell>
        </table:table-row>
        <table:table-row table:style-name="ro1">
          <table:table-cell office:value-type="float" office:value="48">
            <text:p>48</text:p>
          </table:table-cell>
          <table:table-cell office:value-type="string">
            <text:p>Slice of Life</text:p>
          </table:table-cell>
          <table:table-cell office:value-type="string">
            <text:p>Engaging in scenes of seemingly arbitrary events in a character's life, often lacking plot development and left open ended. Usually consists of naturally occurring themes and narratives that are of the casual and mundane variety.</text:p>
          </table:table-cell>
        </table:table-row>
        <table:table-row table:style-name="ro2">
          <table:table-cell office:value-type="float" office:value="49">
            <text:p>49</text:p>
          </table:table-cell>
          <table:table-cell office:value-type="string">
            <text:p>Small Dom / Big Sub</text:p>
          </table:table-cell>
          <table:table-cell office:value-type="string">
            <text:p>Expresses an interest in the bottom / submissive character being physically larger than the top / dominant character in an RP; often implies the larger character is also physically stronger as well.</text:p>
          </table:table-cell>
        </table:table-row>
        <table:table-row table:style-name="ro2">
          <table:table-cell office:value-type="float" office:value="50">
            <text:p>50</text:p>
          </table:table-cell>
          <table:table-cell office:value-type="string">
            <text:p>Speciesism</text:p>
          </table:table-cell>
          <table:table-cell office:value-type="string">
            <text:p>Scenes that incorporate addressing another species in a derogatory manner, usually demeaning epithets and / or claiming superiority to another species in the context of a roleplay.</text:p>
          </table:table-cell>
        </table:table-row>
        <table:table-row table:style-name="ro2">
          <table:table-cell office:value-type="float" office:value="51">
            <text:p>51</text:p>
          </table:table-cell>
          <table:table-cell office:value-type="string">
            <text:p>STDs</text:p>
          </table:table-cell>
          <table:table-cell office:value-type="string">
            <text:p>Expresses an interest in play that incorporates sexually transmitted diseases, be they ones of real world origin or entirely fictional.</text:p>
          </table:table-cell>
        </table:table-row>
        <table:table-row table:style-name="ro1">
          <table:table-cell office:value-type="float" office:value="52">
            <text:p>52</text:p>
          </table:table-cell>
          <table:table-cell office:value-type="string">
            <text:p>Very Experienced Partners</text:p>
          </table:table-cell>
          <table:table-cell office:value-type="string">
            <text:p>Refers to players whose characters are exceptionally experienced and / or skilled in the practice of sex, and typically connotates esoteric sexual abilities and / or knowledge, or the interest in RPing with such characters; does not refer to the RPing capabilities of the player.</text:p>
          </table:table-cell>
        </table:table-row>
        <table:table-row table:style-name="ro1">
          <table:table-cell office:value-type="float" office:value="53">
            <text:p>53</text:p>
          </table:table-cell>
          <table:table-cell office:value-type="string">
            <text:p>Voyeurism</text:p>
          </table:table-cell>
          <table:table-cell office:value-type="string">
            <text:p>Participating in watching other individuals engaging in sex or some other kind of intercourse, usually discretely and without their knowledge.</text:p>
          </table:table-cell>
        </table:table-row>
        <table:table-row table:style-name="ro1">
          <table:table-cell office:value-type="float" office:value="54">
            <text:p>54</text:p>
          </table:table-cell>
          <table:table-cell office:value-type="string">
            <text:p>Weapon Play</text:p>
          </table:table-cell>
          <table:table-cell office:value-type="string">
            <text:p>Expresses an interest in the incorporation of weaponry, such as knives, swords, guns, and various other armaments.</text:p>
          </table:table-cell>
        </table:table-row>
        <table:table-row table:style-name="ro2">
          <table:table-cell office:value-type="float" office:value="55">
            <text:p>55</text:p>
          </table:table-cell>
          <table:table-cell office:value-type="string">
            <text:p>World of Warcraft</text:p>
          </table:table-cell>
          <table:table-cell office:value-type="string">
            <text:p>Roleplay taking place in the World of Warcraft universe.</text:p>
          </table:table-cell>
        </table:table-row>
        <table:table-row table:style-name="ro2">
          <table:table-cell office:value-type="float" office:value="56">
            <text:p>56</text:p>
          </table:table-cell>
          <table:table-cell office:value-type="string">
            <text:p>Zoophilia</text:p>
          </table:table-cell>
          <table:table-cell office:value-type="string">
            <text:p>Refers to a sapient character engaging in a sexual act with a non-sapient animal, or playing a non-sapient animal in an RP and being engaged by a sapient character.</text:p>
          </table:table-cell>
        </table:table-row>
        <table:table-row table:style-name="ro1">
          <table:table-cell office:value-type="string">
            <text:p>Body Worship &amp; Play</text:p>
          </table:table-cell>
          <table:table-cell office:value-type="float" office:value="26">
            <text:p>26</text:p>
          </table:table-cell>
          <table:table-cell table:style-name="Default"/>
        </table:table-row>
        <table:table-row table:style-name="ro1">
          <table:table-cell office:value-type="float" office:value="1">
            <text:p>1</text:p>
          </table:table-cell>
          <table:table-cell office:value-type="string">
            <text:p>Armpits</text:p>
          </table:table-cell>
          <table:table-cell office:value-type="string">
            <text:p>Play revolving around the armpit region.</text:p>
          </table:table-cell>
        </table:table-row>
        <table:table-row table:style-name="ro1">
          <table:table-cell office:value-type="float" office:value="2">
            <text:p>2</text:p>
          </table:table-cell>
          <table:table-cell office:value-type="string">
            <text:p>Ass Worship</text:p>
          </table:table-cell>
          <table:table-cell office:value-type="string">
            <text:p>Gratuitous acknowledgment of one's partner's ass or buttocks, either verbal and / or physical, or receiving such actions.</text:p>
          </table:table-cell>
        </table:table-row>
        <table:table-row table:style-name="ro1">
          <table:table-cell office:value-type="float" office:value="3">
            <text:p>3</text:p>
          </table:table-cell>
          <table:table-cell office:value-type="string">
            <text:p>Belly Fucking</text:p>
          </table:table-cell>
          <table:table-cell office:value-type="string">
            <text:p>The act of placing one's penis into / against a character's belly (may be through the navel, making use of significant body fat, or other means) and achieving climax due to the friction thereof, or receiving such actions.</text:p>
          </table:table-cell>
        </table:table-row>
        <table:table-row table:style-name="ro1">
          <table:table-cell office:value-type="float" office:value="4">
            <text:p>4</text:p>
          </table:table-cell>
          <table:table-cell office:value-type="string">
            <text:p>Belly Play</text:p>
          </table:table-cell>
          <table:table-cell office:value-type="string">
            <text:p>Play that revolves around the stomach / midsection region, be it massaging, groping, squeezing, or otherwise.</text:p>
          </table:table-cell>
        </table:table-row>
        <table:table-row table:style-name="ro1">
          <table:table-cell office:value-type="float" office:value="5">
            <text:p>5</text:p>
          </table:table-cell>
          <table:table-cell office:value-type="string">
            <text:p>Body Writing</text:p>
          </table:table-cell>
          <table:table-cell office:value-type="string">
            <text:p>The act of writing, drawing, or painting various (typically sexual or degrading) words or pictures onto a character’s body.</text:p>
          </table:table-cell>
        </table:table-row>
        <table:table-row table:style-name="ro1">
          <table:table-cell office:value-type="float" office:value="6">
            <text:p>6</text:p>
          </table:table-cell>
          <table:table-cell office:value-type="string">
            <text:p>Breast / Nipple Play</text:p>
          </table:table-cell>
          <table:table-cell office:value-type="string">
            <text:p>Sexual stimulation of the breasts and / or nipples.</text:p>
          </table:table-cell>
        </table:table-row>
        <table:table-row table:style-name="ro1">
          <table:table-cell office:value-type="float" office:value="7">
            <text:p>7</text:p>
          </table:table-cell>
          <table:table-cell office:value-type="string">
            <text:p>Breast / Nipple Worship</text:p>
          </table:table-cell>
          <table:table-cell office:value-type="string">
            <text:p>Gratuitous acknowledgement of one's partner's chest or nipples, either verbal and / or physical, or receiving such actions.</text:p>
          </table:table-cell>
        </table:table-row>
        <table:table-row table:style-name="ro1">
          <table:table-cell office:value-type="float" office:value="8">
            <text:p>8</text:p>
          </table:table-cell>
          <table:table-cell office:value-type="string">
            <text:p>Breast Smothering</text:p>
          </table:table-cell>
          <table:table-cell office:value-type="string">
            <text:p>The act of smothering a character using one's breasts, making it hard to breathe.</text:p>
          </table:table-cell>
        </table:table-row>
        <table:table-row table:style-name="ro1">
          <table:table-cell office:value-type="float" office:value="9">
            <text:p>9</text:p>
          </table:table-cell>
          <table:table-cell office:value-type="string">
            <text:p>Cuddling</text:p>
          </table:table-cell>
          <table:table-cell office:value-type="string">
            <text:p>Characters showing affection through hugging, snuggling, and other forms of physical closeness.</text:p>
          </table:table-cell>
        </table:table-row>
        <table:table-row table:style-name="ro1">
          <table:table-cell office:value-type="float" office:value="10">
            <text:p>10</text:p>
          </table:table-cell>
          <table:table-cell office:value-type="string">
            <text:p>Ear Play</text:p>
          </table:table-cell>
          <table:table-cell office:value-type="string">
            <text:p>Interest in roleplay where ears play an important role. This can involve suckling, caressing, breathing / whispering into, pulling them, or any other kind of interaction focusing on the ears.</text:p>
          </table:table-cell>
        </table:table-row>
        <table:table-row table:style-name="ro1">
          <table:table-cell office:value-type="float" office:value="11">
            <text:p>11</text:p>
          </table:table-cell>
          <table:table-cell office:value-type="string">
            <text:p>Fat Play</text:p>
          </table:table-cell>
          <table:table-cell office:value-type="string">
            <text:p>Play that revolves around a character's body fat in one form or another. Typically in regions such as the belly, ass, chest, thighs, etc.</text:p>
          </table:table-cell>
        </table:table-row>
        <table:table-row table:style-name="ro2">
          <table:table-cell office:value-type="float" office:value="12">
            <text:p>12</text:p>
          </table:table-cell>
          <table:table-cell office:value-type="string">
            <text:p>Footjobs</text:p>
          </table:table-cell>
          <table:table-cell office:value-type="string">
            <text:p>A sexual practice that involves one's feet being rubbed on a partner in order to induce sexual excitement, stimulation, or orgasm.</text:p>
          </table:table-cell>
        </table:table-row>
        <table:table-row table:style-name="ro1">
          <table:table-cell office:value-type="float" office:value="13">
            <text:p>13</text:p>
          </table:table-cell>
          <table:table-cell office:value-type="string">
            <text:p>Foot Play</text:p>
          </table:table-cell>
          <table:table-cell office:value-type="string">
            <text:p>The act of incorporating the feet or feet paws into the sexual context of an RP, including but not limited to the worshiping of feet, receiving sexual gratification from the sight or feel of feet and / or humping feet, sometimes to the point of orgasm.</text:p>
          </table:table-cell>
        </table:table-row>
        <table:table-row table:style-name="ro2">
          <table:table-cell office:value-type="float" office:value="14">
            <text:p>14</text:p>
          </table:table-cell>
          <table:table-cell office:value-type="string">
            <text:p>Handjobs</text:p>
          </table:table-cell>
          <table:table-cell office:value-type="string">
            <text:p>The act of using one’s hand to stimulate another’s cock, or receiving such actions, in order to induce sexual pleasure, commonly resulting in orgasm.</text:p>
          </table:table-cell>
        </table:table-row>
        <table:table-row table:style-name="ro1">
          <table:table-cell office:value-type="float" office:value="15">
            <text:p>15</text:p>
          </table:table-cell>
          <table:table-cell office:value-type="string">
            <text:p>Hand Play</text:p>
          </table:table-cell>
          <table:table-cell office:value-type="string">
            <text:p>Play that revolves around the hands.</text:p>
          </table:table-cell>
        </table:table-row>
        <table:table-row table:style-name="ro2">
          <table:table-cell office:value-type="float" office:value="16">
            <text:p>16</text:p>
          </table:table-cell>
          <table:table-cell office:value-type="string">
            <text:p>Hotdogging</text:p>
          </table:table-cell>
          <table:table-cell office:value-type="string">
            <text:p>The act of placing a penis between the ass cheeks and pressing them against it, sliding it between them in order to reach sexual satisfaction.</text:p>
          </table:table-cell>
        </table:table-row>
        <table:table-row table:style-name="ro1">
          <table:table-cell office:value-type="float" office:value="17">
            <text:p>17</text:p>
          </table:table-cell>
          <table:table-cell office:value-type="string">
            <text:p>Hyper Lactation</text:p>
          </table:table-cell>
          <table:table-cell office:value-type="string">
            <text:p>Expresses an interest in lactation that is exceptionally excessive and in unrealistic proportions.</text:p>
          </table:table-cell>
        </table:table-row>
        <table:table-row table:style-name="ro2">
          <table:table-cell office:value-type="float" office:value="18">
            <text:p>18</text:p>
          </table:table-cell>
          <table:table-cell office:value-type="string">
            <text:p>Intercrural Sex</text:p>
          </table:table-cell>
          <table:table-cell office:value-type="string">
            <text:p>A form of non-penetrative sex done by inserting a cock between one’s thighs in order to achieve orgasm.</text:p>
          </table:table-cell>
        </table:table-row>
        <table:table-row table:style-name="ro1">
          <table:table-cell office:value-type="float" office:value="19">
            <text:p>19</text:p>
          </table:table-cell>
          <table:table-cell office:value-type="string">
            <text:p>Lactation</text:p>
          </table:table-cell>
          <table:table-cell office:value-type="string">
            <text:p>The act of producing milk from one's breasts, or engaging in sex with a character that produces milk from one's breasts, typically in response to sexual stimulation, and any play that will emanate thereof.</text:p>
          </table:table-cell>
        </table:table-row>
        <table:table-row table:style-name="ro1">
          <table:table-cell office:value-type="float" office:value="20">
            <text:p>20</text:p>
          </table:table-cell>
          <table:table-cell office:value-type="string">
            <text:p>Massages</text:p>
          </table:table-cell>
          <table:table-cell office:value-type="string">
            <text:p>The act of treating the body by rubbing, kneading, patting, or similar in order to stimulate circulation, increase suppleness, relieve tension, or pamper an individual.</text:p>
          </table:table-cell>
        </table:table-row>
        <table:table-row table:style-name="ro1">
          <table:table-cell office:value-type="float" office:value="21">
            <text:p>21</text:p>
          </table:table-cell>
          <table:table-cell office:value-type="string">
            <text:p>Masturbation</text:p>
          </table:table-cell>
          <table:table-cell office:value-type="string">
            <text:p>The act of stimulating oneself sexually, usually utilizing physical contact from the hands or fingers to the genitals.</text:p>
          </table:table-cell>
        </table:table-row>
        <table:table-row table:style-name="ro1">
          <table:table-cell office:value-type="float" office:value="22">
            <text:p>22</text:p>
          </table:table-cell>
          <table:table-cell office:value-type="string">
            <text:p>Muscle Worship</text:p>
          </table:table-cell>
          <table:table-cell office:value-type="string">
            <text:p>Gratuitous acknowledgment of someone's muscular physique, either verbal or physical.</text:p>
          </table:table-cell>
        </table:table-row>
        <table:table-row table:style-name="ro1">
          <table:table-cell office:value-type="float" office:value="23">
            <text:p>23</text:p>
          </table:table-cell>
          <table:table-cell office:value-type="string">
            <text:p>Navel Play</text:p>
          </table:table-cell>
          <table:table-cell office:value-type="string">
            <text:p>Engaging in sexual acts involving pleasure derived from a character's bellybutton; often refers to licking or tonguing of the navel.</text:p>
          </table:table-cell>
        </table:table-row>
        <table:table-row table:style-name="ro1">
          <table:table-cell office:value-type="float" office:value="24">
            <text:p>24</text:p>
          </table:table-cell>
          <table:table-cell office:value-type="string">
            <text:p>Nursing</text:p>
          </table:table-cell>
          <table:table-cell office:value-type="string">
            <text:p>The act of feeding a character by having them suckle a lactating breast, or receiving such actions.</text:p>
          </table:table-cell>
        </table:table-row>
        <table:table-row table:style-name="ro1">
          <table:table-cell office:value-type="float" office:value="25">
            <text:p>25</text:p>
          </table:table-cell>
          <table:table-cell office:value-type="string">
            <text:p>Paw Play</text:p>
          </table:table-cell>
          <table:table-cell office:value-type="string">
            <text:p>Expresses an interest in play surrounding paws (hand or feet pads), generally of anthropomorphic characters.</text:p>
          </table:table-cell>
        </table:table-row>
        <table:table-row table:style-name="ro2">
          <table:table-cell office:value-type="float" office:value="26">
            <text:p>26</text:p>
          </table:table-cell>
          <table:table-cell office:value-type="string">
            <text:p>Titfucking</text:p>
          </table:table-cell>
          <table:table-cell office:value-type="string">
            <text:p>The act of placing one's penis in between a pair of breasts and achieving climax due to the friction thereof, or receiving such actions.</text:p>
          </table:table-cell>
        </table:table-row>
        <table:table-row table:style-name="ro1">
          <table:table-cell office:value-type="string">
            <text:p>Dress Up &amp; Materials</text:p>
          </table:table-cell>
          <table:table-cell office:value-type="float" office:value="17">
            <text:p>17</text:p>
          </table:table-cell>
          <table:table-cell table:style-name="Default"/>
        </table:table-row>
        <table:table-row table:style-name="ro1">
          <table:table-cell office:value-type="float" office:value="1">
            <text:p>1</text:p>
          </table:table-cell>
          <table:table-cell office:value-type="string">
            <text:p>Clothed Sex</text:p>
          </table:table-cell>
          <table:table-cell office:value-type="string">
            <text:p>Engaging in an RP where you and / or your partner are not undressed during sexual interaction.</text:p>
          </table:table-cell>
        </table:table-row>
        <table:table-row table:style-name="ro1">
          <table:table-cell office:value-type="float" office:value="2">
            <text:p>2</text:p>
          </table:table-cell>
          <table:table-cell office:value-type="string">
            <text:p>Clothing Play</text:p>
          </table:table-cell>
          <table:table-cell office:value-type="string">
            <text:p>Expresses an interest in scenes where clothing plays a distinct involvement, such as lingerie, using certain articles of clothing sexually, or having a character wearing (or being made to wear) various outfits.</text:p>
          </table:table-cell>
        </table:table-row>
        <table:table-row table:style-name="ro2">
          <table:table-cell office:value-type="float" office:value="3">
            <text:p>3</text:p>
          </table:table-cell>
          <table:table-cell office:value-type="string">
            <text:p>Crossdressing</text:p>
          </table:table-cell>
          <table:table-cell office:value-type="string">
            <text:p>Engaging in an RP where one or more characters dress in the clothes considered traditionally atypical for their identifying gender.</text:p>
          </table:table-cell>
        </table:table-row>
        <table:table-row table:style-name="ro1">
          <table:table-cell office:value-type="float" office:value="4">
            <text:p>4</text:p>
          </table:table-cell>
          <table:table-cell office:value-type="string">
            <text:p>Diapers</text:p>
          </table:table-cell>
          <table:table-cell office:value-type="string">
            <text:p>A situation in which at least one character will wear a diaper. May imply "soiling usage" of the diaper, but not necessarily. Often related with ageplay or infantilism, but sometimes in conjunction with humiliation.</text:p>
          </table:table-cell>
        </table:table-row>
        <table:table-row table:style-name="ro2">
          <table:table-cell office:value-type="float" office:value="5">
            <text:p>5</text:p>
          </table:table-cell>
          <table:table-cell office:value-type="string">
            <text:p>Footgear Worship</text:p>
          </table:table-cell>
          <table:table-cell office:value-type="string">
            <text:p>The act of giving gratuitous acknowledgment to the shoes or boots of one's partner, typically referring to oral play, often to clean or shine the exterior of the shoes or boots, or musk play, when regarding the interior of the shoes or boots.</text:p>
          </table:table-cell>
        </table:table-row>
        <table:table-row table:style-name="ro2">
          <table:table-cell office:value-type="float" office:value="6">
            <text:p>6</text:p>
          </table:table-cell>
          <table:table-cell office:value-type="string">
            <text:p>Forced Clotheswearing</text:p>
          </table:table-cell>
          <table:table-cell office:value-type="string">
            <text:p>The act of either forcing a character to wear or being forced to wear specific garments of clothing of the other character's choosing; often humiliating.</text:p>
          </table:table-cell>
        </table:table-row>
        <table:table-row table:style-name="ro1">
          <table:table-cell office:value-type="float" office:value="7">
            <text:p>7</text:p>
          </table:table-cell>
          <table:table-cell office:value-type="string">
            <text:p>Glasses</text:p>
          </table:table-cell>
          <table:table-cell office:value-type="string">
            <text:p>A preference for characters who wear glasses.</text:p>
          </table:table-cell>
        </table:table-row>
        <table:table-row table:style-name="ro1">
          <table:table-cell office:value-type="float" office:value="8">
            <text:p>8</text:p>
          </table:table-cell>
          <table:table-cell office:value-type="string">
            <text:p>Latex / Rubber</text:p>
          </table:table-cell>
          <table:table-cell office:value-type="string">
            <text:p>The usage of latex and / or rubber material worn as clothing and / or used as a form of mummification / bondage; typically full body suits.</text:p>
          </table:table-cell>
        </table:table-row>
        <table:table-row table:style-name="ro1">
          <table:table-cell office:value-type="float" office:value="9">
            <text:p>9</text:p>
          </table:table-cell>
          <table:table-cell office:value-type="string">
            <text:p>Leather</text:p>
          </table:table-cell>
          <table:table-cell office:value-type="string">
            <text:p>The use of leather, often in a bondage situation; typically includes leather garments or equipment associated with dominants, as well as harness gear.</text:p>
          </table:table-cell>
        </table:table-row>
        <table:table-row table:style-name="ro1">
          <table:table-cell office:value-type="float" office:value="10">
            <text:p>10</text:p>
          </table:table-cell>
          <table:table-cell office:value-type="string">
            <text:p>Masks</text:p>
          </table:table-cell>
          <table:table-cell office:value-type="string">
            <text:p>The use of masks (surgical, BDSM, gas masks, etc), typically to conceal the wearer's identity, in an RP scene.</text:p>
          </table:table-cell>
        </table:table-row>
        <table:table-row table:style-name="ro1">
          <table:table-cell office:value-type="float" office:value="11">
            <text:p>11</text:p>
          </table:table-cell>
          <table:table-cell office:value-type="string">
            <text:p>Sexy / Slutty Clothing</text:p>
          </table:table-cell>
          <table:table-cell office:value-type="string">
            <text:p>Having least one character wear clothing that is of a sexually suggestive or explicit nature, including but not limited to exceptionally short skirts, flamboyant underwear, excessively tight clothing, clothing with explicit graphics, etc.</text:p>
          </table:table-cell>
        </table:table-row>
        <table:table-row table:style-name="ro1">
          <table:table-cell office:value-type="float" office:value="12">
            <text:p>12</text:p>
          </table:table-cell>
          <table:table-cell office:value-type="string">
            <text:p>Socks / Stockings</text:p>
          </table:table-cell>
          <table:table-cell office:value-type="string">
            <text:p>Expresses an interest in the inclusion of socks and / or stockings in the sexual context of an RP, or an interest in characters wearing such.</text:p>
          </table:table-cell>
        </table:table-row>
        <table:table-row table:style-name="ro1">
          <table:table-cell office:value-type="float" office:value="13">
            <text:p>13</text:p>
          </table:table-cell>
          <table:table-cell office:value-type="string">
            <text:p>Strip Tease</text:p>
          </table:table-cell>
          <table:table-cell office:value-type="string">
            <text:p>The act of dramatically removing clothing or watching a participant do such, typically as a form of seduction.</text:p>
          </table:table-cell>
        </table:table-row>
        <table:table-row table:style-name="ro1">
          <table:table-cell office:value-type="float" office:value="14">
            <text:p>14</text:p>
          </table:table-cell>
          <table:table-cell office:value-type="string">
            <text:p>Underwear</text:p>
          </table:table-cell>
          <table:table-cell office:value-type="string">
            <text:p>An affinity for underwear, either being worn on one's self, one's partner(s) or by itself; often involves stimulation from the scent or tactility of the underwear, but may also refer to using underwear as a sex toy in any way.</text:p>
          </table:table-cell>
        </table:table-row>
        <table:table-row table:style-name="ro1">
          <table:table-cell office:value-type="float" office:value="15">
            <text:p>15</text:p>
          </table:table-cell>
          <table:table-cell office:value-type="string">
            <text:p>Underwear Bulges</text:p>
          </table:table-cell>
          <table:table-cell office:value-type="string">
            <text:p>The act of being sexually aroused or stimulated by the sight and / or feel of someone's genitalia creating a bulge on the front of their underwear; typically refers to exceptionally large bulges, and may include pants bulges as well.</text:p>
          </table:table-cell>
        </table:table-row>
        <table:table-row table:style-name="ro1">
          <table:table-cell office:value-type="float" office:value="16">
            <text:p>16</text:p>
          </table:table-cell>
          <table:table-cell office:value-type="string">
            <text:p>Uniforms</text:p>
          </table:table-cell>
          <table:table-cell office:value-type="string">
            <text:p>The act of being sexually aroused by uniforms or work-related attire, and / or engaging in RPs in which characters will wear such clothing.</text:p>
          </table:table-cell>
        </table:table-row>
        <table:table-row table:style-name="ro1">
          <table:table-cell office:value-type="float" office:value="17">
            <text:p>17</text:p>
          </table:table-cell>
          <table:table-cell office:value-type="string">
            <text:p>Wardrobe Malfunctions</text:p>
          </table:table-cell>
          <table:table-cell office:value-type="string">
            <text:p>An interest in scenes that involve clothing mishaps. May involve parts of a character's body being exposed unintentionally, clothing breaking, failing, or being ill fitting.</text:p>
          </table:table-cell>
        </table:table-row>
        <table:table-row table:style-name="ro2">
          <table:table-cell office:value-type="string">
            <text:p>Dom / Sub &amp; Psyche Play</text:p>
          </table:table-cell>
          <table:table-cell office:value-type="float" office:value="32">
            <text:p>32</text:p>
          </table:table-cell>
          <table:table-cell table:style-name="Default"/>
        </table:table-row>
        <table:table-row table:style-name="ro1">
          <table:table-cell office:value-type="float" office:value="1">
            <text:p>1</text:p>
          </table:table-cell>
          <table:table-cell office:value-type="string">
            <text:p>Begging</text:p>
          </table:table-cell>
          <table:table-cell office:value-type="string">
            <text:p>The self-abasing act of pleading, as a form of submission, being incorporated into an RP.</text:p>
          </table:table-cell>
        </table:table-row>
        <table:table-row table:style-name="ro1">
          <table:table-cell office:value-type="float" office:value="2">
            <text:p>2</text:p>
          </table:table-cell>
          <table:table-cell office:value-type="string">
            <text:p>Chastity</text:p>
          </table:table-cell>
          <table:table-cell office:value-type="string">
            <text:p>Sexual abstinence, either willing or forced; this can include someone simply abstaining from sexual activity, or the wearing of a device that prevents it.</text:p>
          </table:table-cell>
        </table:table-row>
        <table:table-row table:style-name="ro2">
          <table:table-cell office:value-type="float" office:value="3">
            <text:p>3</text:p>
          </table:table-cell>
          <table:table-cell office:value-type="string">
            <text:p>Coercion / Blackail</text:p>
          </table:table-cell>
          <table:table-cell office:value-type="string">
            <text:p>Refers to the inclusion of Coercion and / or Blackmail in the context of the story arc of an RP, often in the form of a semi-consensual means of receiving goods, services, or sex from a partner.</text:p>
          </table:table-cell>
        </table:table-row>
        <table:table-row table:style-name="ro1">
          <table:table-cell office:value-type="float" office:value="4">
            <text:p>4</text:p>
          </table:table-cell>
          <table:table-cell office:value-type="string">
            <text:p>Corruption</text:p>
          </table:table-cell>
          <table:table-cell office:value-type="string">
            <text:p>Refers to the loss of morality, characterized by a character starting pure and then becoming depraved in some way, typically ending with them being evil, slutty, or some combination of the two.</text:p>
          </table:table-cell>
        </table:table-row>
        <table:table-row table:style-name="ro1">
          <table:table-cell office:value-type="float" office:value="5">
            <text:p>5</text:p>
          </table:table-cell>
          <table:table-cell office:value-type="string">
            <text:p>Degradation</text:p>
          </table:table-cell>
          <table:table-cell office:value-type="string">
            <text:p>A situation where one character will be purposefully degraded, usually as a means of lowering their self worth; typically in the context of guilt or BDSM.</text:p>
          </table:table-cell>
        </table:table-row>
        <table:table-row table:style-name="ro1">
          <table:table-cell office:value-type="float" office:value="6">
            <text:p>6</text:p>
          </table:table-cell>
          <table:table-cell office:value-type="string">
            <text:p>Dirty Talking</text:p>
          </table:table-cell>
          <table:table-cell office:value-type="string">
            <text:p>The act of speaking in a typically explicit manner to provoke sexual stimulation from a participant, sometimes one's self; often in the context of seduction or foreplay.</text:p>
          </table:table-cell>
        </table:table-row>
        <table:table-row table:style-name="ro1">
          <table:table-cell office:value-type="float" office:value="7">
            <text:p>7</text:p>
          </table:table-cell>
          <table:table-cell office:value-type="string">
            <text:p>Discipline / Reinforcement</text:p>
          </table:table-cell>
          <table:table-cell office:value-type="string">
            <text:p>The use of reinforcement (rewards and / or punishments) in order to train a submissive to obey the various commands of a master.</text:p>
          </table:table-cell>
        </table:table-row>
        <table:table-row table:style-name="ro1">
          <table:table-cell office:value-type="float" office:value="8">
            <text:p>8</text:p>
          </table:table-cell>
          <table:table-cell office:value-type="string">
            <text:p>Extreme Humiliation</text:p>
          </table:table-cell>
          <table:table-cell office:value-type="string">
            <text:p>Engaging in an RP in which one character will purposefully be humiliated to the point (or attempted point) of intense, mental anguish and total loss of self-worth through sexual interaction; typically implies exceptional or devastating, psychological damage.</text:p>
          </table:table-cell>
        </table:table-row>
        <table:table-row table:style-name="ro1">
          <table:table-cell office:value-type="float" office:value="9">
            <text:p>9</text:p>
          </table:table-cell>
          <table:table-cell office:value-type="string">
            <text:p>Fear</text:p>
          </table:table-cell>
          <table:table-cell office:value-type="string">
            <text:p>Refers to the incorporation of one or more character(s) having reason to be fearful during the sexual (or even nonsexual) aspects of an RP.</text:p>
          </table:table-cell>
        </table:table-row>
        <table:table-row table:style-name="ro2">
          <table:table-cell office:value-type="float" office:value="10">
            <text:p>10</text:p>
          </table:table-cell>
          <table:table-cell office:value-type="string">
            <text:p>Femdom</text:p>
          </table:table-cell>
          <table:table-cell office:value-type="string">
            <text:p>Play in which a character of female gender takes the role of dominant, maintaining control and authority; being considered the focal point of the dynamic. It is defined as an exchange founded on her needs, pleasures, and desires, with the submissive’s purpose to provide service to her first and foremost.</text:p>
          </table:table-cell>
        </table:table-row>
        <table:table-row table:style-name="ro1">
          <table:table-cell office:value-type="float" office:value="11">
            <text:p>11</text:p>
          </table:table-cell>
          <table:table-cell office:value-type="string">
            <text:p>Forced Incest</text:p>
          </table:table-cell>
          <table:table-cell office:value-type="string">
            <text:p>Engaging in an RP in which a character is forced to have sex with a character who is related to them, either by blood or marriage.</text:p>
          </table:table-cell>
        </table:table-row>
        <table:table-row table:style-name="ro1">
          <table:table-cell office:value-type="float" office:value="12">
            <text:p>12</text:p>
          </table:table-cell>
          <table:table-cell office:value-type="string">
            <text:p>Forced Nudity</text:p>
          </table:table-cell>
          <table:table-cell office:value-type="string">
            <text:p>The act of either forcing a character to be nude or being forced to be nude by another character; typically used in public situations.</text:p>
          </table:table-cell>
        </table:table-row>
        <table:table-row table:style-name="ro1">
          <table:table-cell office:value-type="float" office:value="13">
            <text:p>13</text:p>
          </table:table-cell>
          <table:table-cell office:value-type="string">
            <text:p>Force Feeding</text:p>
          </table:table-cell>
          <table:table-cell office:value-type="string">
            <text:p>Engaging in an RP in which a character, typically bound or otherwise immobile, is forced to consume large, often impossible and unrealistic, amounts of food against their will, often resulting in inflation and / or weight gain.</text:p>
          </table:table-cell>
        </table:table-row>
        <table:table-row table:style-name="ro1">
          <table:table-cell office:value-type="float" office:value="14">
            <text:p>14</text:p>
          </table:table-cell>
          <table:table-cell office:value-type="string">
            <text:p>Hypnotism / Mind Control</text:p>
          </table:table-cell>
          <table:table-cell office:value-type="string">
            <text:p>Engaging in an RP in which one character will mentally and / or supernaturally take control of another character's mind and / or body through psychic means or hypnotic means, sometimes through the use of supernatural or magical powers.</text:p>
          </table:table-cell>
        </table:table-row>
        <table:table-row table:style-name="ro1">
          <table:table-cell office:value-type="float" office:value="15">
            <text:p>15</text:p>
          </table:table-cell>
          <table:table-cell office:value-type="string">
            <text:p>Impotence</text:p>
          </table:table-cell>
          <table:table-cell office:value-type="string">
            <text:p>Expresses an interest in characters that are unable to achieve an erection (or arousal) without, or even with, help.</text:p>
          </table:table-cell>
        </table:table-row>
        <table:table-row table:style-name="ro1">
          <table:table-cell office:value-type="float" office:value="16">
            <text:p>16</text:p>
          </table:table-cell>
          <table:table-cell office:value-type="string">
            <text:p>Lima Syndrome</text:p>
          </table:table-cell>
          <table:table-cell office:value-type="string">
            <text:p>The act of a character that is an abductor developing sympathy for their captives, trusting and / or displaying affection for their captive / victim.</text:p>
          </table:table-cell>
        </table:table-row>
        <table:table-row table:style-name="ro1">
          <table:table-cell office:value-type="float" office:value="17">
            <text:p>17</text:p>
          </table:table-cell>
          <table:table-cell office:value-type="string">
            <text:p>Master / Pet</text:p>
          </table:table-cell>
          <table:table-cell office:value-type="string">
            <text:p>Engaging in an RP in which a domination / submission relationship is played between at least two characters, and in which the bottom character takes on the role of a pet; typically a training-based scenario with positive reinforcement over negative reinforcement, as well as the inclusion of affection.</text:p>
          </table:table-cell>
        </table:table-row>
        <table:table-row table:style-name="ro1">
          <table:table-cell office:value-type="float" office:value="18">
            <text:p>18</text:p>
          </table:table-cell>
          <table:table-cell office:value-type="string">
            <text:p>Master / Slave</text:p>
          </table:table-cell>
          <table:table-cell office:value-type="string">
            <text:p>Engaging in an RP in which a domination / submission relationship is played between at least two characters, and in which the bottom character takes on the role of a slave; typically requires the slave to accept any and all commands, often involves non-sexual forms of abuse and uses negative reinforcement.</text:p>
          </table:table-cell>
        </table:table-row>
        <table:table-row table:style-name="ro1">
          <table:table-cell office:value-type="float" office:value="19">
            <text:p>19</text:p>
          </table:table-cell>
          <table:table-cell office:value-type="string">
            <text:p>Mental Torture</text:p>
          </table:table-cell>
          <table:table-cell office:value-type="string">
            <text:p>An expressed interest in scenes that involve torture that is psychological in nature, typically involving themes of fear, paranoia, insanity, mental abuse, and so on.</text:p>
          </table:table-cell>
        </table:table-row>
        <table:table-row table:style-name="ro1">
          <table:table-cell office:value-type="float" office:value="20">
            <text:p>20</text:p>
          </table:table-cell>
          <table:table-cell office:value-type="string">
            <text:p>Objectification</text:p>
          </table:table-cell>
          <table:table-cell office:value-type="string">
            <text:p>The act of either being treated or treating another character as a specific and set object, often articles of furniture, or bestowing dehumanizing tasks to a character in order to imbue a character with the traits of an object.</text:p>
          </table:table-cell>
        </table:table-row>
        <table:table-row table:style-name="ro1">
          <table:table-cell office:value-type="float" office:value="21">
            <text:p>21</text:p>
          </table:table-cell>
          <table:table-cell office:value-type="string">
            <text:p>Orientation Play</text:p>
          </table:table-cell>
          <table:table-cell office:value-type="string">
            <text:p>Expresses an interest in RP's in which one character's sexual orientation will be a focal point of the scene, typically in correlation with the discovery, exploration, or coercion of bisexuality / homosexuality in the sexuality of a character.</text:p>
          </table:table-cell>
        </table:table-row>
        <table:table-row table:style-name="ro1">
          <table:table-cell office:value-type="float" office:value="22">
            <text:p>22</text:p>
          </table:table-cell>
          <table:table-cell office:value-type="string">
            <text:p>Physical Restraints</text:p>
          </table:table-cell>
          <table:table-cell office:value-type="string">
            <text:p>The act of giving or receiving commands, typically verbal, that limit the way in which another character is permitted to physically interact with another character.</text:p>
          </table:table-cell>
        </table:table-row>
        <table:table-row table:style-name="ro1">
          <table:table-cell office:value-type="float" office:value="23">
            <text:p>23</text:p>
          </table:table-cell>
          <table:table-cell office:value-type="string">
            <text:p>Possessiveness / Jealousy</text:p>
          </table:table-cell>
          <table:table-cell office:value-type="string">
            <text:p>Describes a character who is or becomes jealous or even possessive of their partner(s). Such a character may be (overly) demanding and overbearing in a relationship, growing aggressive towards those that may encroach on said partner.</text:p>
          </table:table-cell>
        </table:table-row>
        <table:table-row table:style-name="ro2">
          <table:table-cell office:value-type="float" office:value="24">
            <text:p>24</text:p>
          </table:table-cell>
          <table:table-cell office:value-type="string">
            <text:p>Powerbottoming</text:p>
          </table:table-cell>
          <table:table-cell office:value-type="string">
            <text:p>An expressed interest in a sexual exchange where the character who is receiving penetration is in control, dominant, taking initiative, or directing the interaction.</text:p>
          </table:table-cell>
        </table:table-row>
        <table:table-row table:style-name="ro1">
          <table:table-cell office:value-type="float" office:value="25">
            <text:p>25</text:p>
          </table:table-cell>
          <table:table-cell office:value-type="string">
            <text:p>Public Humiliation</text:p>
          </table:table-cell>
          <table:table-cell office:value-type="string">
            <text:p>One or more characters engaging in explicit and elicit, sexual activity in a public setting for the purposes of humiliating one or more characters.</text:p>
          </table:table-cell>
        </table:table-row>
        <table:table-row table:style-name="ro1">
          <table:table-cell office:value-type="float" office:value="26">
            <text:p>26</text:p>
          </table:table-cell>
          <table:table-cell office:value-type="string">
            <text:p>Puppy / Pony Play</text:p>
          </table:table-cell>
          <table:table-cell office:value-type="string">
            <text:p>Engaging in an RP in which a domination / submission relationship is played between two characters, and in which the bottom character takes on the role and psyche of a feral puppy, pony, or other predetermined animal; typically involves rituals, speech restrictions, physical restrictions, and humiliation, as well as extensive training and a mixture of positive and negative reinforcement.</text:p>
          </table:table-cell>
        </table:table-row>
        <table:table-row table:style-name="ro1">
          <table:table-cell office:value-type="float" office:value="27">
            <text:p>27</text:p>
          </table:table-cell>
          <table:table-cell office:value-type="string">
            <text:p>Sexual Restraints</text:p>
          </table:table-cell>
          <table:table-cell office:value-type="string">
            <text:p>Refers to a dominant giving a command for how the submissive may act in regard to sexual acts or within a sexual situation; often a decree of chastity or prohibition from any form of sexual contact.</text:p>
          </table:table-cell>
        </table:table-row>
        <table:table-row table:style-name="ro2">
          <table:table-cell office:value-type="float" office:value="28">
            <text:p>28</text:p>
          </table:table-cell>
          <table:table-cell office:value-type="string">
            <text:p>Sissification</text:p>
          </table:table-cell>
          <table:table-cell office:value-type="string">
            <text:p>The act of changing the appearance of a male character through realistic means, particularly by the use of makeup, female clothes and / or female accessories, to appear as a female and / or forcing the male to adopt the mannerisms of a female, or being the recipient of such actions.</text:p>
          </table:table-cell>
        </table:table-row>
        <table:table-row table:style-name="ro1">
          <table:table-cell office:value-type="float" office:value="29">
            <text:p>29</text:p>
          </table:table-cell>
          <table:table-cell office:value-type="string">
            <text:p>Speech Restrictions</text:p>
          </table:table-cell>
          <table:table-cell office:value-type="string">
            <text:p>The act of giving or receiving commands, typically verbal, that limit the way in which another character is permitted to speak or otherwise make noise from one's mouth; typically used in a BDSM context to constrain the submissive to begging, animal noises or silence.</text:p>
          </table:table-cell>
        </table:table-row>
        <table:table-row table:style-name="ro1">
          <table:table-cell office:value-type="float" office:value="30">
            <text:p>30</text:p>
          </table:table-cell>
          <table:table-cell office:value-type="string">
            <text:p>Stockholm Syndrome</text:p>
          </table:table-cell>
          <table:table-cell office:value-type="string">
            <text:p>The act of a character trusting or displaying affection towards those responsible for kidnapping / taking them as a hostage, may or may not involve actual kidnapping vs. a domestic abuse relationship.</text:p>
          </table:table-cell>
        </table:table-row>
        <table:table-row table:style-name="ro1">
          <table:table-cell office:value-type="float" office:value="31">
            <text:p>31</text:p>
          </table:table-cell>
          <table:table-cell office:value-type="string">
            <text:p>Uppity</text:p>
          </table:table-cell>
          <table:table-cell office:value-type="string">
            <text:p>Expresses an interest in engaging in an RP in which the submissive and / or bottom character is combative and disobedient in any number of ways.</text:p>
          </table:table-cell>
        </table:table-row>
        <table:table-row table:style-name="ro1">
          <table:table-cell office:value-type="float" office:value="32">
            <text:p>32</text:p>
          </table:table-cell>
          <table:table-cell office:value-type="string">
            <text:p>Verbal Abuse</text:p>
          </table:table-cell>
          <table:table-cell office:value-type="string">
            <text:p>The act of verbally accosting or being verbally accosted with derogatory terms pertaining to sex, or in the effort to demean, degrade or otherwise humiliate another character, or occasionally to elicit sexual stimulation from abuse.</text:p>
          </table:table-cell>
        </table:table-row>
        <table:table-row table:style-name="ro1">
          <table:table-cell office:value-type="string">
            <text:p>BDSM</text:p>
          </table:table-cell>
          <table:table-cell office:value-type="float" office:value="19">
            <text:p>19</text:p>
          </table:table-cell>
          <table:table-cell table:style-name="Default"/>
        </table:table-row>
        <table:table-row table:style-name="ro1">
          <table:table-cell office:value-type="float" office:value="1">
            <text:p>1</text:p>
          </table:table-cell>
          <table:table-cell office:value-type="string">
            <text:p>Aftercare</text:p>
          </table:table-cell>
          <table:table-cell office:value-type="string">
            <text:p>Comforting care and maintenance carried out between two characters after a particularly rigorous experience, such as after BDSM scenes or heavy / harsh exchanges. May consist of talking, cuddling, and various forms of pampering.</text:p>
          </table:table-cell>
        </table:table-row>
        <table:table-row table:style-name="ro1">
          <table:table-cell office:value-type="float" office:value="2">
            <text:p>2</text:p>
          </table:table-cell>
          <table:table-cell office:value-type="string">
            <text:p>Apparatuses</text:p>
          </table:table-cell>
          <table:table-cell office:value-type="string">
            <text:p>The use of complex objects with moving parts in order to bondage, immobilize or otherwise sexually gratify and / or incapacitate a character, in the sexual context of an RP.</text:p>
          </table:table-cell>
        </table:table-row>
        <table:table-row table:style-name="ro1">
          <table:table-cell office:value-type="float" office:value="3">
            <text:p>3</text:p>
          </table:table-cell>
          <table:table-cell office:value-type="string">
            <text:p>Blindfolds</text:p>
          </table:table-cell>
          <table:table-cell office:value-type="string">
            <text:p>The use of blindfolds or other objects to obscure the vision of at least one character in a sexual context.</text:p>
          </table:table-cell>
        </table:table-row>
        <table:table-row table:style-name="ro1">
          <table:table-cell office:value-type="float" office:value="4">
            <text:p>4</text:p>
          </table:table-cell>
          <table:table-cell office:value-type="string">
            <text:p>Caging</text:p>
          </table:table-cell>
          <table:table-cell office:value-type="string">
            <text:p>The act of placing another character in a cage, or being placed in a cage, or other confining, device.</text:p>
          </table:table-cell>
        </table:table-row>
        <table:table-row table:style-name="ro1">
          <table:table-cell office:value-type="float" office:value="5">
            <text:p>5</text:p>
          </table:table-cell>
          <table:table-cell office:value-type="string">
            <text:p>Coiling</text:p>
          </table:table-cell>
          <table:table-cell office:value-type="string">
            <text:p>The act of becoming entwined, held or hugged in the grasp of a long tail, coils of a snake, serpent, or other long-bodied creature.</text:p>
          </table:table-cell>
        </table:table-row>
        <table:table-row table:style-name="ro1">
          <table:table-cell office:value-type="float" office:value="6">
            <text:p>6</text:p>
          </table:table-cell>
          <table:table-cell office:value-type="string">
            <text:p>Crying</text:p>
          </table:table-cell>
          <table:table-cell office:value-type="string">
            <text:p>The involvement and presence of someone crying or making a character do so, usually as the result of pain or actions carried out against them (which may or may not stimulate arousal from the inflictor).</text:p>
          </table:table-cell>
        </table:table-row>
        <table:table-row table:style-name="ro1">
          <table:table-cell office:value-type="float" office:value="7">
            <text:p>7</text:p>
          </table:table-cell>
          <table:table-cell office:value-type="string">
            <text:p>Electric Toys</text:p>
          </table:table-cell>
          <table:table-cell office:value-type="string">
            <text:p>The use of sex toys that carry an electrical current; sometimes painful.</text:p>
          </table:table-cell>
        </table:table-row>
        <table:table-row table:style-name="ro1">
          <table:table-cell office:value-type="float" office:value="8">
            <text:p>8</text:p>
          </table:table-cell>
          <table:table-cell office:value-type="string">
            <text:p>Flogging / Whipping</text:p>
          </table:table-cell>
          <table:table-cell office:value-type="string">
            <text:p>The use of toys being employed against another character, particularly referring to contact play involving whips of any type, riding crops, paddles, or flogs.</text:p>
          </table:table-cell>
        </table:table-row>
        <table:table-row table:style-name="ro1">
          <table:table-cell office:value-type="float" office:value="9">
            <text:p>9</text:p>
          </table:table-cell>
          <table:table-cell office:value-type="string">
            <text:p>Gags</text:p>
          </table:table-cell>
          <table:table-cell office:value-type="string">
            <text:p>The act of placing and lodging an object in another character's mouth to force them to breathe through their nose, as well as creating the inability to speak, or receiving such actions.</text:p>
          </table:table-cell>
        </table:table-row>
        <table:table-row table:style-name="ro1">
          <table:table-cell office:value-type="float" office:value="10">
            <text:p>10</text:p>
          </table:table-cell>
          <table:table-cell office:value-type="string">
            <text:p>Hand Cuffs</text:p>
          </table:table-cell>
          <table:table-cell office:value-type="string">
            <text:p>The use of hand cuffs to partially immobilize a character during an RP, or to restrain a character to an object.</text:p>
          </table:table-cell>
        </table:table-row>
        <table:table-row table:style-name="ro1">
          <table:table-cell office:value-type="float" office:value="11">
            <text:p>11</text:p>
          </table:table-cell>
          <table:table-cell office:value-type="string">
            <text:p>Heavy / Extreme Bondage</text:p>
          </table:table-cell>
          <table:table-cell office:value-type="string">
            <text:p>The use of bondage that is extreme in either the position in which it causes the bound character to be in, the duration for which the character will be in bondage, the level of discomfort caused by the bondage or the amount of immobilization that will occur due to the bondage.</text:p>
          </table:table-cell>
        </table:table-row>
        <table:table-row table:style-name="ro1">
          <table:table-cell office:value-type="float" office:value="12">
            <text:p>12</text:p>
          </table:table-cell>
          <table:table-cell office:value-type="string">
            <text:p>Humiliation</text:p>
          </table:table-cell>
          <table:table-cell office:value-type="string">
            <text:p>Engaging in an RP in which one character will be embarrassed, typically extremely and / or frequently, in an attempt to elicit either a response of sexual gratification from the emotions correlating to humiliation, or merely as a form of psychological domination or punishment; typically a more intense form of degradation.</text:p>
          </table:table-cell>
        </table:table-row>
        <table:table-row table:style-name="ro1">
          <table:table-cell office:value-type="float" office:value="13">
            <text:p>13</text:p>
          </table:table-cell>
          <table:table-cell office:value-type="string">
            <text:p>Immobilization (Bondage)</text:p>
          </table:table-cell>
          <table:table-cell office:value-type="string">
            <text:p>Engaging in an RP in which at least one character will be physically immobilized, typical by heavy bondage or mummification from BDSM, but may be from other methods like entrapment or suppression.</text:p>
          </table:table-cell>
        </table:table-row>
        <table:table-row table:style-name="ro1">
          <table:table-cell office:value-type="float" office:value="14">
            <text:p>14</text:p>
          </table:table-cell>
          <table:table-cell office:value-type="string">
            <text:p>Leash &amp; Collar</text:p>
          </table:table-cell>
          <table:table-cell office:value-type="string">
            <text:p>Engaging in an RP in which a character will be adorned with a collar that will be attached to a leash.</text:p>
          </table:table-cell>
        </table:table-row>
        <table:table-row table:style-name="ro1">
          <table:table-cell office:value-type="float" office:value="15">
            <text:p>15</text:p>
          </table:table-cell>
          <table:table-cell office:value-type="string">
            <text:p>Light / Medium Bondage</text:p>
          </table:table-cell>
          <table:table-cell office:value-type="string">
            <text:p>The use of bondage that is mild or moderate in either the position in which it causes the bound character to be in, the duration for which the character will be in bondage, the level of discomfort caused by the bondage or the amount of immobilization that will occur due to the bondage.</text:p>
          </table:table-cell>
        </table:table-row>
        <table:table-row table:style-name="ro1">
          <table:table-cell office:value-type="float" office:value="16">
            <text:p>16</text:p>
          </table:table-cell>
          <table:table-cell office:value-type="string">
            <text:p>Orgasm Control / Denial</text:p>
          </table:table-cell>
          <table:table-cell office:value-type="string">
            <text:p>Refers to the dominant(s) being in control of when the submissive(s) achieve(s) orgasm, either by physical means or by command; typically involves domination and / or excessive teasing and edging; orgasm may be completely denied</text:p>
          </table:table-cell>
        </table:table-row>
        <table:table-row table:style-name="ro1">
          <table:table-cell office:value-type="float" office:value="17">
            <text:p>17</text:p>
          </table:table-cell>
          <table:table-cell office:value-type="string">
            <text:p>Pleasure Control / Denial</text:p>
          </table:table-cell>
          <table:table-cell office:value-type="string">
            <text:p>Engaging in an RP in which one character is in a position to administer or withhold any form of physical, sexual or psychological pleasure to another character; pleasure may be completely denied.</text:p>
          </table:table-cell>
        </table:table-row>
        <table:table-row table:style-name="ro1">
          <table:table-cell office:value-type="float" office:value="18">
            <text:p>18</text:p>
          </table:table-cell>
          <table:table-cell office:value-type="string">
            <text:p>Sensory Deprivation</text:p>
          </table:table-cell>
          <table:table-cell office:value-type="string">
            <text:p>Expresses an interest in the deliberate reduction or removal of stimuli from one or more of the senses. May include devices such as blindfolds, hoods, or earmuffs to cut off sight and hearing, or more complex devices that can cut off a character’s sense of smell, touch, taste, heat sense, or gravity.</text:p>
          </table:table-cell>
        </table:table-row>
        <table:table-row table:style-name="ro1">
          <table:table-cell office:value-type="float" office:value="19">
            <text:p>19</text:p>
          </table:table-cell>
          <table:table-cell office:value-type="string">
            <text:p>Suspension Play</text:p>
          </table:table-cell>
          <table:table-cell office:value-type="string">
            <text:p>Engaging in an RP that includes suspension apparatuses and / or rope toys, which typically will suspend one character above the bed or floor; often uncomfortable.</text:p>
          </table:table-cell>
        </table:table-row>
        <table:table-row table:style-name="ro1">
          <table:table-cell office:value-type="string">
            <text:p>Roughness / Pain</text:p>
          </table:table-cell>
          <table:table-cell office:value-type="float" office:value="16">
            <text:p>16</text:p>
          </table:table-cell>
          <table:table-cell table:style-name="Default"/>
        </table:table-row>
        <table:table-row table:style-name="ro1">
          <table:table-cell office:value-type="float" office:value="1">
            <text:p>1</text:p>
          </table:table-cell>
          <table:table-cell office:value-type="string">
            <text:p>Abuse</text:p>
          </table:table-cell>
          <table:table-cell office:value-type="string">
            <text:p>The act of applying abusive actions onto a character, typically through acts of physical violence. Involves subjecting a character(s) to unpleasant situations and behaviors.</text:p>
          </table:table-cell>
        </table:table-row>
        <table:table-row table:style-name="ro2">
          <table:table-cell office:value-type="float" office:value="2">
            <text:p>2</text:p>
          </table:table-cell>
          <table:table-cell office:value-type="string">
            <text:p>Ballbusting</text:p>
          </table:table-cell>
          <table:table-cell office:value-type="string">
            <text:p>Harm to the testicles, usually for sexual pleasure.</text:p>
          </table:table-cell>
        </table:table-row>
        <table:table-row table:style-name="ro1">
          <table:table-cell office:value-type="float" office:value="3">
            <text:p>3</text:p>
          </table:table-cell>
          <table:table-cell office:value-type="string">
            <text:p>Biting</text:p>
          </table:table-cell>
          <table:table-cell office:value-type="string">
            <text:p>The act of biting or being bitten; sometimes painful, sometimes playful.</text:p>
          </table:table-cell>
        </table:table-row>
        <table:table-row table:style-name="ro1">
          <table:table-cell office:value-type="float" office:value="4">
            <text:p>4</text:p>
          </table:table-cell>
          <table:table-cell office:value-type="string">
            <text:p>Breath Control</text:p>
          </table:table-cell>
          <table:table-cell office:value-type="string">
            <text:p>A situation in which at least one character will have physical control over the breathing habits of another character, often by either intermittent choking and / or due to the penetration of the throat.</text:p>
          </table:table-cell>
        </table:table-row>
        <table:table-row table:style-name="ro1">
          <table:table-cell office:value-type="float" office:value="5">
            <text:p>5</text:p>
          </table:table-cell>
          <table:table-cell office:value-type="string">
            <text:p>Choking</text:p>
          </table:table-cell>
          <table:table-cell office:value-type="string">
            <text:p>A situation in which one character will control another character's breath with extreme force, and typically for extended and / or dangerous periods of time.</text:p>
          </table:table-cell>
        </table:table-row>
        <table:table-row table:style-name="ro1">
          <table:table-cell office:value-type="float" office:value="6">
            <text:p>6</text:p>
          </table:table-cell>
          <table:table-cell office:value-type="string">
            <text:p>Crushing (Living)</text:p>
          </table:table-cell>
          <table:table-cell office:value-type="string">
            <text:p>The act of crushing living organisms (such as people, animals, and other sentient life) with one’s body, or being aroused by another individual doing so.</text:p>
          </table:table-cell>
        </table:table-row>
        <table:table-row table:style-name="ro1">
          <table:table-cell office:value-type="float" office:value="7">
            <text:p>7</text:p>
          </table:table-cell>
          <table:table-cell office:value-type="string">
            <text:p>Crushing (Objects)</text:p>
          </table:table-cell>
          <table:table-cell office:value-type="string">
            <text:p>The act of crushing inanimate objects (such as food, furniture, toys, housing structure) with one’s body, or being aroused by another individual doing so.</text:p>
          </table:table-cell>
        </table:table-row>
        <table:table-row table:style-name="ro1">
          <table:table-cell office:value-type="float" office:value="8">
            <text:p>8</text:p>
          </table:table-cell>
          <table:table-cell office:value-type="string">
            <text:p>Face Slapping</text:p>
          </table:table-cell>
          <table:table-cell office:value-type="string">
            <text:p>Slaps to the face, of any degree or severity.</text:p>
          </table:table-cell>
        </table:table-row>
        <table:table-row table:style-name="ro1">
          <table:table-cell office:value-type="float" office:value="9">
            <text:p>9</text:p>
          </table:table-cell>
          <table:table-cell office:value-type="string">
            <text:p>Hair Pulling</text:p>
          </table:table-cell>
          <table:table-cell office:value-type="string">
            <text:p>The act of pulling or tugging on another character's hair, or being the recipient of such.</text:p>
          </table:table-cell>
        </table:table-row>
        <table:table-row table:style-name="ro1">
          <table:table-cell office:value-type="float" office:value="10">
            <text:p>10</text:p>
          </table:table-cell>
          <table:table-cell office:value-type="string">
            <text:p>Roughness</text:p>
          </table:table-cell>
          <table:table-cell office:value-type="string">
            <text:p>The involvement of rough behavior and actions (typically during sex) upon a partner. Usually denotes harsh grabbing, pulling, brisk brusque motions, and similar physical conduct.</text:p>
          </table:table-cell>
        </table:table-row>
        <table:table-row table:style-name="ro1">
          <table:table-cell office:value-type="float" office:value="11">
            <text:p>11</text:p>
          </table:table-cell>
          <table:table-cell office:value-type="string">
            <text:p>Sadism / Masochism</text:p>
          </table:table-cell>
          <table:table-cell office:value-type="string">
            <text:p>The act of taking the role of a sadist or masochist, meaning one that receives sexual gratification from being the recipient of or administering physical pain.</text:p>
          </table:table-cell>
        </table:table-row>
        <table:table-row table:style-name="ro1">
          <table:table-cell office:value-type="float" office:value="12">
            <text:p>12</text:p>
          </table:table-cell>
          <table:table-cell office:value-type="string">
            <text:p>Scratching</text:p>
          </table:table-cell>
          <table:table-cell office:value-type="string">
            <text:p>One character scratching another with their nails or claws, sometimes leaving marks; but not necessarily painful.</text:p>
          </table:table-cell>
        </table:table-row>
        <table:table-row table:style-name="ro1">
          <table:table-cell office:value-type="float" office:value="13">
            <text:p>13</text:p>
          </table:table-cell>
          <table:table-cell office:value-type="string">
            <text:p>Sexual Pain</text:p>
          </table:table-cell>
          <table:table-cell office:value-type="string">
            <text:p>Refers to the inclusion of physical pain due to acts which are directly sexual; typically rough or excessive penetrations.</text:p>
          </table:table-cell>
        </table:table-row>
        <table:table-row table:style-name="ro1">
          <table:table-cell office:value-type="float" office:value="14">
            <text:p>14</text:p>
          </table:table-cell>
          <table:table-cell office:value-type="string">
            <text:p>Spanking</text:p>
          </table:table-cell>
          <table:table-cell office:value-type="string">
            <text:p>The act of striking the buttocks of another character, or being the recipient of such; often as a form of erotic foreplay or as punishment in a BDSM setting.</text:p>
          </table:table-cell>
        </table:table-row>
        <table:table-row table:style-name="ro1">
          <table:table-cell office:value-type="float" office:value="15">
            <text:p>15</text:p>
          </table:table-cell>
          <table:table-cell office:value-type="string">
            <text:p>Violence</text:p>
          </table:table-cell>
          <table:table-cell office:value-type="string">
            <text:p>Themes that incorporate the use of intense force that results in physical pain and discomfort.</text:p>
          </table:table-cell>
        </table:table-row>
        <table:table-row table:style-name="ro1">
          <table:table-cell office:value-type="float" office:value="16">
            <text:p>16</text:p>
          </table:table-cell>
          <table:table-cell office:value-type="string">
            <text:p>Wax Play</text:p>
          </table:table-cell>
          <table:table-cell office:value-type="string">
            <text:p>The act of using wax, typically hot candle wax, as a form of sexual stimulation and / or torture, or receiving such actions.</text:p>
          </table:table-cell>
        </table:table-row>
        <table:table-row table:style-name="ro1">
          <table:table-cell office:value-type="string">
            <text:p>Gore / Torture / Death</text:p>
          </table:table-cell>
          <table:table-cell office:value-type="float" office:value="23">
            <text:p>23</text:p>
          </table:table-cell>
          <table:table-cell table:style-name="Default"/>
        </table:table-row>
        <table:table-row table:style-name="ro1">
          <table:table-cell office:value-type="float" office:value="1">
            <text:p>1</text:p>
          </table:table-cell>
          <table:table-cell office:value-type="string">
            <text:p>Abrasions</text:p>
          </table:table-cell>
          <table:table-cell office:value-type="string">
            <text:p>Engaging in a situation in which at least one character will receive abrasions, defined as scrapes that are at their mildest in severity capable of causing bleeding; typically administered via rough or coarse objects, such as sandpaper or cement.</text:p>
          </table:table-cell>
        </table:table-row>
        <table:table-row table:style-name="ro2">
          <table:table-cell office:value-type="float" office:value="2">
            <text:p>2</text:p>
          </table:table-cell>
          <table:table-cell office:value-type="string">
            <text:p>Bloodplay</text:p>
          </table:table-cell>
          <table:table-cell office:value-type="string">
            <text:p>Pertains to the inclusion of blood or the retrieval of blood in any form in a sexual context, or engaging in acts which will draw blood.</text:p>
          </table:table-cell>
        </table:table-row>
        <table:table-row table:style-name="ro1">
          <table:table-cell office:value-type="float" office:value="3">
            <text:p>3</text:p>
          </table:table-cell>
          <table:table-cell office:value-type="string">
            <text:p>Branding</text:p>
          </table:table-cell>
          <table:table-cell office:value-type="string">
            <text:p>A situation in which at least one character will be branded, usually as a form of sadomasochism. Typically by means of applying intense heat in a specific pattern designed to visually show ownership.</text:p>
          </table:table-cell>
        </table:table-row>
        <table:table-row table:style-name="ro1">
          <table:table-cell office:value-type="float" office:value="4">
            <text:p>4</text:p>
          </table:table-cell>
          <table:table-cell office:value-type="string">
            <text:p>Breast / Nipple Torture</text:p>
          </table:table-cell>
          <table:table-cell office:value-type="string">
            <text:p>A situation in which at least one character's breasts or nipples will be the subject of physical, non-sexual pain of an extended duration.</text:p>
          </table:table-cell>
        </table:table-row>
        <table:table-row table:style-name="ro1">
          <table:table-cell office:value-type="float" office:value="5">
            <text:p>5</text:p>
          </table:table-cell>
          <table:table-cell office:value-type="string">
            <text:p>Burning</text:p>
          </table:table-cell>
          <table:table-cell office:value-type="string">
            <text:p>A situation in which at least one character will be burned. May include burning with such things as cigars, cigarettes, hot iron, or other methods.</text:p>
          </table:table-cell>
        </table:table-row>
        <table:table-row table:style-name="ro1">
          <table:table-cell office:value-type="float" office:value="6">
            <text:p>6</text:p>
          </table:table-cell>
          <table:table-cell office:value-type="string">
            <text:p>Castration</text:p>
          </table:table-cell>
          <table:table-cell office:value-type="string">
            <text:p>An action where the testicles (or ovaries) are removed or disabled, whether by surgical, chemical or magical means.</text:p>
          </table:table-cell>
        </table:table-row>
        <table:table-row table:style-name="ro1">
          <table:table-cell office:value-type="float" office:value="7">
            <text:p>7</text:p>
          </table:table-cell>
          <table:table-cell office:value-type="string">
            <text:p>Death</text:p>
          </table:table-cell>
          <table:table-cell office:value-type="string">
            <text:p>A situation in which a character will die at any point by any means.</text:p>
          </table:table-cell>
        </table:table-row>
        <table:table-row table:style-name="ro1">
          <table:table-cell office:value-type="float" office:value="8">
            <text:p>8</text:p>
          </table:table-cell>
          <table:table-cell office:value-type="string">
            <text:p>Emasculation</text:p>
          </table:table-cell>
          <table:table-cell office:value-type="string">
            <text:p>The act whereby the genitalia are removed by magical or surgical means, usually the penis and / or the testicles. May also imply humiliation; e.g. to render a male less of a man.</text:p>
          </table:table-cell>
        </table:table-row>
        <table:table-row table:style-name="ro1">
          <table:table-cell office:value-type="float" office:value="9">
            <text:p>9</text:p>
          </table:table-cell>
          <table:table-cell office:value-type="string">
            <text:p>Execution / Murder</text:p>
          </table:table-cell>
          <table:table-cell office:value-type="string">
            <text:p>The act of actively causing death to a character that is not accidental. Implies committing lethal acts on a character that is intended to result in their end, or being the receiver of such actions.</text:p>
          </table:table-cell>
        </table:table-row>
        <table:table-row table:style-name="ro1">
          <table:table-cell office:value-type="float" office:value="10">
            <text:p>10</text:p>
          </table:table-cell>
          <table:table-cell office:value-type="string">
            <text:p>Genital Torture</text:p>
          </table:table-cell>
          <table:table-cell office:value-type="string">
            <text:p>Engaging in an RP in which at least one character's genitals will be given negative attention, the intent of which to be to cause physical pain.</text:p>
          </table:table-cell>
        </table:table-row>
        <table:table-row table:style-name="ro1">
          <table:table-cell office:value-type="float" office:value="11">
            <text:p>11</text:p>
          </table:table-cell>
          <table:table-cell office:value-type="string">
            <text:p>Gore</text:p>
          </table:table-cell>
          <table:table-cell office:value-type="string">
            <text:p>The involvement of graphic violence and carnage, generally of serious physical injuries involving blood, flesh, bone, and internal organs.</text:p>
          </table:table-cell>
        </table:table-row>
        <table:table-row table:style-name="ro1">
          <table:table-cell office:value-type="float" office:value="12">
            <text:p>12</text:p>
          </table:table-cell>
          <table:table-cell office:value-type="string">
            <text:p>Impalement</text:p>
          </table:table-cell>
          <table:table-cell office:value-type="string">
            <text:p>Describes a character being pierced by an object, and subsequently having it extend out and through an exit wound. Typically implies pain, torture, and is often fatal.</text:p>
          </table:table-cell>
        </table:table-row>
        <table:table-row table:style-name="ro1">
          <table:table-cell office:value-type="float" office:value="13">
            <text:p>13</text:p>
          </table:table-cell>
          <table:table-cell office:value-type="string">
            <text:p>Menses</text:p>
          </table:table-cell>
          <table:table-cell office:value-type="string">
            <text:p>Engaging in an RP in which menstruation will be involved, or applied to the sexual context of a scene.</text:p>
          </table:table-cell>
        </table:table-row>
        <table:table-row table:style-name="ro1">
          <table:table-cell office:value-type="float" office:value="14">
            <text:p>14</text:p>
          </table:table-cell>
          <table:table-cell office:value-type="string">
            <text:p>Mutilation</text:p>
          </table:table-cell>
          <table:table-cell office:value-type="string">
            <text:p>The act of physically damaging or otherwise causing irreparable change and / or harm to a character in an RP, typically by the use of cutting, stabbing or contact objects; often exceptionally painful.</text:p>
          </table:table-cell>
        </table:table-row>
        <table:table-row table:style-name="ro1">
          <table:table-cell office:value-type="float" office:value="15">
            <text:p>15</text:p>
          </table:table-cell>
          <table:table-cell office:value-type="string">
            <text:p>Necrophilia</text:p>
          </table:table-cell>
          <table:table-cell office:value-type="string">
            <text:p>The act of having sex with a dead, or otherwise unconscious or inanimate, character that was once alive, or, theoretically, receiving such actions.</text:p>
          </table:table-cell>
        </table:table-row>
        <table:table-row table:style-name="ro1">
          <table:table-cell office:value-type="float" office:value="16">
            <text:p>16</text:p>
          </table:table-cell>
          <table:table-cell office:value-type="string">
            <text:p>Nonsexual Pain</text:p>
          </table:table-cell>
          <table:table-cell office:value-type="string">
            <text:p>Refers to either the administering and / or receiving of pain that is not derived through sexual activity and does not cause sexual gratification for the recipient, often interpreted to mean pain that is located in non-sexual parts of one's body.</text:p>
          </table:table-cell>
        </table:table-row>
        <table:table-row table:style-name="ro1">
          <table:table-cell office:value-type="float" office:value="17">
            <text:p>17</text:p>
          </table:table-cell>
          <table:table-cell office:value-type="string">
            <text:p>Nonsexual Torture</text:p>
          </table:table-cell>
          <table:table-cell office:value-type="string">
            <text:p>The act of causing or receiving extended scenes of pain due to acts that are not of a sexual nature, or giving or being the recipient of psychological abuse for extended periods of time or at a great degree of intensity.</text:p>
          </table:table-cell>
        </table:table-row>
        <table:table-row table:style-name="ro1">
          <table:table-cell office:value-type="float" office:value="18">
            <text:p>18</text:p>
          </table:table-cell>
          <table:table-cell office:value-type="string">
            <text:p>Nullification</text:p>
          </table:table-cell>
          <table:table-cell office:value-type="string">
            <text:p>The removal / amputation of any body part.</text:p>
          </table:table-cell>
        </table:table-row>
        <table:table-row table:style-name="ro1">
          <table:table-cell office:value-type="float" office:value="19">
            <text:p>19</text:p>
          </table:table-cell>
          <table:table-cell office:value-type="string">
            <text:p>Piercing</text:p>
          </table:table-cell>
          <table:table-cell office:value-type="string">
            <text:p>The act of piercing a character's body, typically in a painful manner, and often in a sexual or exceptionally sensitive location on the person's body, or having one's own body pierced.</text:p>
          </table:table-cell>
        </table:table-row>
        <table:table-row table:style-name="ro1">
          <table:table-cell office:value-type="float" office:value="20">
            <text:p>20</text:p>
          </table:table-cell>
          <table:table-cell office:value-type="string">
            <text:p>Sexual Torture</text:p>
          </table:table-cell>
          <table:table-cell office:value-type="string">
            <text:p>Torture that is sexual in nature, or greatly harms one sexually.</text:p>
          </table:table-cell>
        </table:table-row>
        <table:table-row table:style-name="ro1">
          <table:table-cell office:value-type="float" office:value="21">
            <text:p>21</text:p>
          </table:table-cell>
          <table:table-cell office:value-type="string">
            <text:p>Swallowing Blood</text:p>
          </table:table-cell>
          <table:table-cell office:value-type="string">
            <text:p>The act of orally consuming blood.</text:p>
          </table:table-cell>
        </table:table-row>
        <table:table-row table:style-name="ro1">
          <table:table-cell office:value-type="float" office:value="22">
            <text:p>22</text:p>
          </table:table-cell>
          <table:table-cell office:value-type="string">
            <text:p>Tooth Removal</text:p>
          </table:table-cell>
          <table:table-cell office:value-type="string">
            <text:p>Expresses an interest in play that involves tooth removal.</text:p>
          </table:table-cell>
        </table:table-row>
        <table:table-row table:style-name="ro1">
          <table:table-cell office:value-type="float" office:value="23">
            <text:p>23</text:p>
          </table:table-cell>
          <table:table-cell office:value-type="string">
            <text:p>Wound Fucking</text:p>
          </table:table-cell>
          <table:table-cell office:value-type="string">
            <text:p>Inserting one’s cock into a wound, either preexisting or freshly made, in order to engage in intercourse.</text:p>
          </table:table-cell>
        </table:table-row>
        <table:table-row table:style-name="ro2">
          <table:table-cell office:value-type="string">
            <text:p>Inflation, Growth, &amp; Sizeplay</text:p>
          </table:table-cell>
          <table:table-cell office:value-type="float" office:value="20">
            <text:p>20</text:p>
          </table:table-cell>
          <table:table-cell table:style-name="Default"/>
        </table:table-row>
        <table:table-row table:style-name="ro1">
          <table:table-cell office:value-type="float" office:value="1">
            <text:p>1</text:p>
          </table:table-cell>
          <table:table-cell office:value-type="string">
            <text:p>Ass Growth</text:p>
          </table:table-cell>
          <table:table-cell office:value-type="string">
            <text:p>A situation where at least one character's ass grows in size, typically to fantastical proportions, by any means, including but not limited to magical or chemical.</text:p>
          </table:table-cell>
        </table:table-row>
        <table:table-row table:style-name="ro2">
          <table:table-cell office:value-type="float" office:value="2">
            <text:p>2</text:p>
          </table:table-cell>
          <table:table-cell office:value-type="string">
            <text:p>Blueberrification</text:p>
          </table:table-cell>
          <table:table-cell office:value-type="string">
            <text:p>The process of a character being inflated into a spherical shape by swelling with juice, accompanied by their skin turning into shades of blue (or other fruit hues).</text:p>
          </table:table-cell>
        </table:table-row>
        <table:table-row table:style-name="ro1">
          <table:table-cell office:value-type="float" office:value="3">
            <text:p>3</text:p>
          </table:table-cell>
          <table:table-cell office:value-type="string">
            <text:p>Breast Growth</text:p>
          </table:table-cell>
          <table:table-cell office:value-type="string">
            <text:p>A situation in which at least one character's breasts grow in size, typically to fantastical proportions, by any means, including but not limited to magical or chemical.</text:p>
          </table:table-cell>
        </table:table-row>
        <table:table-row table:style-name="ro1">
          <table:table-cell office:value-type="float" office:value="4">
            <text:p>4</text:p>
          </table:table-cell>
          <table:table-cell office:value-type="string">
            <text:p>Cock / Ball Growth</text:p>
          </table:table-cell>
          <table:table-cell office:value-type="string">
            <text:p>A situation in which at least one character's penis and testicles grow in size, typically to fantastical proportions, by any means, including but not limited to magical or chemical infusion or due to sexual fluids becoming blocked or otherwise obstructed.</text:p>
          </table:table-cell>
        </table:table-row>
        <table:table-row table:style-name="ro1">
          <table:table-cell office:value-type="float" office:value="5">
            <text:p>5</text:p>
          </table:table-cell>
          <table:table-cell office:value-type="string">
            <text:p>Cum Inflation (Heavy / Extreme)</text:p>
          </table:table-cell>
          <table:table-cell office:value-type="string">
            <text:p>Engaging in an RP in which at least one character is filled with an impossible amount of semen, typically directly from the penis due to anal, vaginal or oral sex, causing their stomach and / or body to expand to fantastical sizes.</text:p>
          </table:table-cell>
        </table:table-row>
        <table:table-row table:style-name="ro1">
          <table:table-cell office:value-type="float" office:value="6">
            <text:p>6</text:p>
          </table:table-cell>
          <table:table-cell office:value-type="string">
            <text:p>Cum Inflation (Light / Medium)</text:p>
          </table:table-cell>
          <table:table-cell office:value-type="string">
            <text:p>Engaging in an RP in which at least one character is filled with a massive amount of semen, typically directly from the penis due to anal, vaginal or oral sex, causing their stomach and / or body to bulge or become somewhat round.</text:p>
          </table:table-cell>
        </table:table-row>
        <table:table-row table:style-name="ro1">
          <table:table-cell office:value-type="float" office:value="7">
            <text:p>7</text:p>
          </table:table-cell>
          <table:table-cell office:value-type="string">
            <text:p>Forced Growth</text:p>
          </table:table-cell>
          <table:table-cell office:value-type="string">
            <text:p>Expresses an interest in which at least one character will be forced to endure themselves, or any part(s) of their body, growing against their will.</text:p>
          </table:table-cell>
        </table:table-row>
        <table:table-row table:style-name="ro1">
          <table:table-cell office:value-type="float" office:value="8">
            <text:p>8</text:p>
          </table:table-cell>
          <table:table-cell office:value-type="string">
            <text:p>Growth</text:p>
          </table:table-cell>
          <table:table-cell office:value-type="string">
            <text:p>Growing in body size by magical, medicinal, or otherwise fantastic means.</text:p>
          </table:table-cell>
        </table:table-row>
        <table:table-row table:style-name="ro1">
          <table:table-cell office:value-type="float" office:value="9">
            <text:p>9</text:p>
          </table:table-cell>
          <table:table-cell office:value-type="string">
            <text:p>Growth (Macro)</text:p>
          </table:table-cell>
          <table:table-cell office:value-type="string">
            <text:p>Growing in body size to heights in vast excess, often to seemingly impossible sizes.</text:p>
          </table:table-cell>
        </table:table-row>
        <table:table-row table:style-name="ro1">
          <table:table-cell office:value-type="float" office:value="10">
            <text:p>10</text:p>
          </table:table-cell>
          <table:table-cell office:value-type="string">
            <text:p>Hyper Muscle Growth</text:p>
          </table:table-cell>
          <table:table-cell office:value-type="string">
            <text:p>Increasing the size or strength of one's muscles to excessive or impossible degrees.</text:p>
          </table:table-cell>
        </table:table-row>
        <table:table-row table:style-name="ro1">
          <table:table-cell office:value-type="float" office:value="11">
            <text:p>11</text:p>
          </table:table-cell>
          <table:table-cell office:value-type="string">
            <text:p>Immobilization (Size)</text:p>
          </table:table-cell>
          <table:table-cell office:value-type="string">
            <text:p>Engaging in an RP in which at least one character will be rendered immobile due to a variety of reasons, typically due to some form of bodily growth. May be a result of extremer forms weight gain, inflation, or a part of their body growing to impeccable sizes such as their breasts, cock, ass, or muscles that result in them becoming encumbered.</text:p>
          </table:table-cell>
        </table:table-row>
        <table:table-row table:style-name="ro1">
          <table:table-cell office:value-type="float" office:value="12">
            <text:p>12</text:p>
          </table:table-cell>
          <table:table-cell office:value-type="string">
            <text:p>Inflation (Heavy / Extreme)</text:p>
          </table:table-cell>
          <table:table-cell office:value-type="string">
            <text:p>Engaging in an RP in which at least one character is filled with an impossible amount of a substance other than a bodily fluid, typically a gas or liquid, causing their stomach and / or body to expand to fantastical sizes.</text:p>
          </table:table-cell>
        </table:table-row>
        <table:table-row table:style-name="ro1">
          <table:table-cell office:value-type="float" office:value="13">
            <text:p>13</text:p>
          </table:table-cell>
          <table:table-cell office:value-type="string">
            <text:p>Inflation (Light / Medium)</text:p>
          </table:table-cell>
          <table:table-cell office:value-type="string">
            <text:p>Engaging in an RP in which at least one character is filled with a massive amount of a substance other than a bodily fluid, typically a gas or liquid, causing their stomach and / or body to bulge or become somewhat round.</text:p>
          </table:table-cell>
        </table:table-row>
        <table:table-row table:style-name="ro1">
          <table:table-cell office:value-type="float" office:value="14">
            <text:p>14</text:p>
          </table:table-cell>
          <table:table-cell office:value-type="string">
            <text:p>Muscle Growth</text:p>
          </table:table-cell>
          <table:table-cell office:value-type="string">
            <text:p>Increasing the size or strength of one's muscles by magical, medicinal, or other fantastic means.</text:p>
          </table:table-cell>
        </table:table-row>
        <table:table-row table:style-name="ro1">
          <table:table-cell office:value-type="float" office:value="15">
            <text:p>15</text:p>
          </table:table-cell>
          <table:table-cell office:value-type="string">
            <text:p>Popping</text:p>
          </table:table-cell>
          <table:table-cell office:value-type="string">
            <text:p>The act of causing a part of a character's anatomy, or the entire character, to explode by means of ballooning or inflation, or being the recipient of such actions.</text:p>
          </table:table-cell>
        </table:table-row>
        <table:table-row table:style-name="ro1">
          <table:table-cell office:value-type="float" office:value="16">
            <text:p>16</text:p>
          </table:table-cell>
          <table:table-cell office:value-type="string">
            <text:p>Shrinking</text:p>
          </table:table-cell>
          <table:table-cell office:value-type="string">
            <text:p>Reducing in body size, usually a reduction of about one foot in size, or being the receiver of such actions.</text:p>
          </table:table-cell>
        </table:table-row>
        <table:table-row table:style-name="ro1">
          <table:table-cell office:value-type="float" office:value="17">
            <text:p>17</text:p>
          </table:table-cell>
          <table:table-cell office:value-type="string">
            <text:p>Shrinking (Micro)</text:p>
          </table:table-cell>
          <table:table-cell office:value-type="string">
            <text:p>Reducing in body size to such an extent that inches or smaller units are the most that can be used for measurement.</text:p>
          </table:table-cell>
        </table:table-row>
        <table:table-row table:style-name="ro1">
          <table:table-cell office:value-type="float" office:value="18">
            <text:p>18</text:p>
          </table:table-cell>
          <table:table-cell office:value-type="string">
            <text:p>Weight Gain (Heavy / Extreme)</text:p>
          </table:table-cell>
          <table:table-cell office:value-type="string">
            <text:p>The act of a character gaining significant amounts of weight (be it through the increased consumption of food, magical / scifi effects, or other influences) or engaging in an RP where a character does as such. Typically in unrealistic or large quantities and paces.</text:p>
          </table:table-cell>
        </table:table-row>
        <table:table-row table:style-name="ro1">
          <table:table-cell office:value-type="float" office:value="19">
            <text:p>19</text:p>
          </table:table-cell>
          <table:table-cell office:value-type="string">
            <text:p>Weight Gain (Light / Medium)</text:p>
          </table:table-cell>
          <table:table-cell office:value-type="string">
            <text:p>The act of a character gaining weight (be it through the increased consumption of food, magical / scifi effects, or other influences) or engaging in an RP where a character does as such. Typically in more realistic amounts and paces.</text:p>
          </table:table-cell>
        </table:table-row>
        <table:table-row table:style-name="ro1">
          <table:table-cell office:value-type="float" office:value="20">
            <text:p>20</text:p>
          </table:table-cell>
          <table:table-cell office:value-type="string">
            <text:p>Weight Loss</text:p>
          </table:table-cell>
          <table:table-cell office:value-type="string">
            <text:p>The act of losing of weight through various means, or engaging in an RP in which a character does such.May be done realistically, unrealistically, through starvation, work out, through magical / scifi effects, or a variety of other methods.</text:p>
          </table:table-cell>
        </table:table-row>
        <table:table-row table:style-name="ro1">
          <table:table-cell office:value-type="string">
            <text:p>Transformation</text:p>
          </table:table-cell>
          <table:table-cell office:value-type="float" office:value="9">
            <text:p>9</text:p>
          </table:table-cell>
          <table:table-cell table:style-name="Default"/>
        </table:table-row>
        <table:table-row table:style-name="ro1">
          <table:table-cell office:value-type="float" office:value="1">
            <text:p>1</text:p>
          </table:table-cell>
          <table:table-cell office:value-type="string">
            <text:p>Animal Transformation</text:p>
          </table:table-cell>
          <table:table-cell office:value-type="string">
            <text:p>Transforming a character into an animal creature, typically quadrupedal but not necessarily, may some varying degree of sentience or feral mindedness.</text:p>
          </table:table-cell>
        </table:table-row>
        <table:table-row table:style-name="ro2">
          <table:table-cell office:value-type="float" office:value="2">
            <text:p>2</text:p>
          </table:table-cell>
          <table:table-cell office:value-type="string">
            <text:p>Bimbofication</text:p>
          </table:table-cell>
          <table:table-cell office:value-type="string">
            <text:p>Scenes in which someone is turned into a stereotypical bimbo, often including breast growth, intelligence-reduction, increased sex drive, and more subtle change to features such as hair-color or general appearance.</text:p>
          </table:table-cell>
        </table:table-row>
        <table:table-row table:style-name="ro1">
          <table:table-cell office:value-type="float" office:value="3">
            <text:p>3</text:p>
          </table:table-cell>
          <table:table-cell office:value-type="string">
            <text:p>Body Part Transformation</text:p>
          </table:table-cell>
          <table:table-cell office:value-type="string">
            <text:p>Transforming a character into a body part, or into a part of another character's body, may be done through a variety of means.</text:p>
          </table:table-cell>
        </table:table-row>
        <table:table-row table:style-name="ro1">
          <table:table-cell office:value-type="float" office:value="4">
            <text:p>4</text:p>
          </table:table-cell>
          <table:table-cell office:value-type="string">
            <text:p>Body Swapping</text:p>
          </table:table-cell>
          <table:table-cell office:value-type="string">
            <text:p>The act of two or more individuals swapping bodies through consciousness transfer, enabling them to inhabit the other's body.</text:p>
          </table:table-cell>
        </table:table-row>
        <table:table-row table:style-name="ro1">
          <table:table-cell office:value-type="float" office:value="5">
            <text:p>5</text:p>
          </table:table-cell>
          <table:table-cell office:value-type="string">
            <text:p>Gender Transformation</text:p>
          </table:table-cell>
          <table:table-cell office:value-type="string">
            <text:p>Transforming a character into another gender by various means, which may or may not include their sex. Encompasses both magical and sci-fi changes, as well as more realistic gender reassignment.</text:p>
          </table:table-cell>
        </table:table-row>
        <table:table-row table:style-name="ro1">
          <table:table-cell office:value-type="float" office:value="6">
            <text:p>6</text:p>
          </table:table-cell>
          <table:table-cell office:value-type="string">
            <text:p>Inanimate Object Transformation</text:p>
          </table:table-cell>
          <table:table-cell office:value-type="string">
            <text:p>Transforming a character into an object of sorts (a chair, clothing, a toy, etc.), may be done through a variety of means.</text:p>
          </table:table-cell>
        </table:table-row>
        <table:table-row table:style-name="ro1">
          <table:table-cell office:value-type="float" office:value="7">
            <text:p>7</text:p>
          </table:table-cell>
          <table:table-cell office:value-type="string">
            <text:p>Species Transformation</text:p>
          </table:table-cell>
          <table:table-cell office:value-type="string">
            <text:p>Transforming a character into another species other than their own, may be done through a variety of means.</text:p>
          </table:table-cell>
        </table:table-row>
        <table:table-row table:style-name="ro1">
          <table:table-cell office:value-type="float" office:value="8">
            <text:p>8</text:p>
          </table:table-cell>
          <table:table-cell office:value-type="string">
            <text:p>Supernatural Transportation</text:p>
          </table:table-cell>
          <table:table-cell office:value-type="string">
            <text:p>Transforming a character into a supernatural entity such as a vampire, werebeast, demon, god, and other such varied mythical figures. May be done through a variety of means.</text:p>
          </table:table-cell>
        </table:table-row>
        <table:table-row table:style-name="ro1">
          <table:table-cell office:value-type="float" office:value="9">
            <text:p>9</text:p>
          </table:table-cell>
          <table:table-cell office:value-type="string">
            <text:p>Transformation</text:p>
          </table:table-cell>
          <table:table-cell office:value-type="string">
            <text:p>The act of causing the physical characteristics of a participant of an RP, possibly including one's self, by magical or chemical means, to change in a dramatic fashion; may refer to a myriad of different types of transformations, and connotates receiving sexual pleasure from the act of transformation itself.</text:p>
          </table:table-cell>
        </table:table-row>
        <table:table-row table:style-name="ro1">
          <table:table-cell office:value-type="string">
            <text:p>Pregnancy &amp; Breeding</text:p>
          </table:table-cell>
          <table:table-cell office:value-type="float" office:value="11">
            <text:p>11</text:p>
          </table:table-cell>
          <table:table-cell table:style-name="Default"/>
        </table:table-row>
        <table:table-row table:style-name="ro1">
          <table:table-cell office:value-type="float" office:value="1">
            <text:p>1</text:p>
          </table:table-cell>
          <table:table-cell office:value-type="string">
            <text:p>Alternative Pregnancy</text:p>
          </table:table-cell>
          <table:table-cell office:value-type="string">
            <text:p>Pregnancy that takes place in areas of the body other than the womb through vaginal means, such as the breasts, balls, limbs, tail, and so on.</text:p>
          </table:table-cell>
        </table:table-row>
        <table:table-row table:style-name="ro1">
          <table:table-cell office:value-type="float" office:value="2">
            <text:p>2</text:p>
          </table:table-cell>
          <table:table-cell office:value-type="string">
            <text:p>Anal Pregnancy</text:p>
          </table:table-cell>
          <table:table-cell office:value-type="string">
            <text:p>Pregnancy that takes place rectally in the anal canal.</text:p>
          </table:table-cell>
        </table:table-row>
        <table:table-row table:style-name="ro1">
          <table:table-cell office:value-type="float" office:value="3">
            <text:p>3</text:p>
          </table:table-cell>
          <table:table-cell office:value-type="string">
            <text:p>Birthing</text:p>
          </table:table-cell>
          <table:table-cell office:value-type="string">
            <text:p>Scenes in which someone goes into labor or gives birth; participants may derive sexual gratification from the experience.</text:p>
          </table:table-cell>
        </table:table-row>
        <table:table-row table:style-name="ro1">
          <table:table-cell office:value-type="float" office:value="4">
            <text:p>4</text:p>
          </table:table-cell>
          <table:table-cell office:value-type="string">
            <text:p>Breeding</text:p>
          </table:table-cell>
          <table:table-cell office:value-type="string">
            <text:p>Entails the act sexual intercourse for the sole purpose of inducing pregnancy and / or producing offspring.</text:p>
          </table:table-cell>
        </table:table-row>
        <table:table-row table:style-name="ro1">
          <table:table-cell office:value-type="float" office:value="5">
            <text:p>5</text:p>
          </table:table-cell>
          <table:table-cell office:value-type="string">
            <text:p>Extreme Pregnancy</text:p>
          </table:table-cell>
          <table:table-cell office:value-type="string">
            <text:p>The act of becoming pregnant with an incredible or unrealistic size and / or number of fetuses / eggs, often in an unrealistically short time span, and often to the point of immobility, or engaging in an RP in which at least one character fits such a description.</text:p>
          </table:table-cell>
        </table:table-row>
        <table:table-row table:style-name="ro1">
          <table:table-cell office:value-type="float" office:value="6">
            <text:p>6</text:p>
          </table:table-cell>
          <table:table-cell office:value-type="string">
            <text:p>Heat / Rut</text:p>
          </table:table-cell>
          <table:table-cell office:value-type="string">
            <text:p>A character entering a state of heightened sexual arousal which often alters or overrides their inhibitions. May correspond with being more receptive to impregnation / the ability to impregnate.</text:p>
          </table:table-cell>
        </table:table-row>
        <table:table-row table:style-name="ro1">
          <table:table-cell office:value-type="float" office:value="7">
            <text:p>7</text:p>
          </table:table-cell>
          <table:table-cell office:value-type="string">
            <text:p>Impregnation</text:p>
          </table:table-cell>
          <table:table-cell office:value-type="string">
            <text:p>Expresses an interest in actions where impregnating a character is the focused act, actively trying to get another character pregnant in one form or another.</text:p>
          </table:table-cell>
        </table:table-row>
        <table:table-row table:style-name="ro1">
          <table:table-cell office:value-type="float" office:value="8">
            <text:p>8</text:p>
          </table:table-cell>
          <table:table-cell office:value-type="string">
            <text:p>Male Pregnancy</text:p>
          </table:table-cell>
          <table:table-cell office:value-type="string">
            <text:p>The act of a male identifying character becoming pregnant during the course of an RP, or engaging in an RP in which at least one male character is pregnant.</text:p>
          </table:table-cell>
        </table:table-row>
        <table:table-row table:style-name="ro2">
          <table:table-cell office:value-type="float" office:value="9">
            <text:p>9</text:p>
          </table:table-cell>
          <table:table-cell office:value-type="string">
            <text:p>Oviposition</text:p>
          </table:table-cell>
          <table:table-cell office:value-type="string">
            <text:p>Engaging in an RP in which at least one character will lay eggs through an orifice.</text:p>
          </table:table-cell>
        </table:table-row>
        <table:table-row table:style-name="ro1">
          <table:table-cell office:value-type="float" office:value="10">
            <text:p>10</text:p>
          </table:table-cell>
          <table:table-cell office:value-type="string">
            <text:p>Pregnancy</text:p>
          </table:table-cell>
          <table:table-cell office:value-type="string">
            <text:p>Engaging in an RP in which at least one character is pregnant, and / or includes themes of pregnancy.</text:p>
          </table:table-cell>
        </table:table-row>
        <table:table-row table:style-name="ro1">
          <table:table-cell office:value-type="float" office:value="11">
            <text:p>11</text:p>
          </table:table-cell>
          <table:table-cell office:value-type="string">
            <text:p>Risk of Pregnancy</text:p>
          </table:table-cell>
          <table:table-cell office:value-type="string">
            <text:p>Engaging in an RP in which there is an immediate and serious risk of at least one character becoming pregnant; often implies that at least one character does not want such a result.</text:p>
          </table:table-cell>
        </table:table-row>
        <table:table-row table:style-name="ro2">
          <table:table-cell office:value-type="string">
            <text:p>Vore &amp; Unbirth</text:p>
          </table:table-cell>
          <table:table-cell office:value-type="float" office:value="15">
            <text:p>15</text:p>
          </table:table-cell>
          <table:table-cell table:style-name="Default"/>
        </table:table-row>
        <table:table-row table:style-name="ro1">
          <table:table-cell office:value-type="float" office:value="1">
            <text:p>1</text:p>
          </table:table-cell>
          <table:table-cell office:value-type="string">
            <text:p>Absorption</text:p>
          </table:table-cell>
          <table:table-cell office:value-type="string">
            <text:p>Vore by means of merging with the predator, or being absorbed and / or dissolved by an anatomical fluid of the predator.</text:p>
          </table:table-cell>
        </table:table-row>
        <table:table-row table:style-name="ro2">
          <table:table-cell office:value-type="float" office:value="2">
            <text:p>2</text:p>
          </table:table-cell>
          <table:table-cell office:value-type="string">
            <text:p>Alternative Vore</text:p>
          </table:table-cell>
          <table:table-cell office:value-type="string">
            <text:p>The act of physically consuming another character, performed through an orifice other than the mouth, penis, vagina or anus, or receiving such actions.</text:p>
          </table:table-cell>
        </table:table-row>
        <table:table-row table:style-name="ro2">
          <table:table-cell office:value-type="float" office:value="3">
            <text:p>3</text:p>
          </table:table-cell>
          <table:table-cell office:value-type="string">
            <text:p>Anal Vore</text:p>
          </table:table-cell>
          <table:table-cell office:value-type="string">
            <text:p>Vore where something or someone is swallowed into the anus.</text:p>
          </table:table-cell>
        </table:table-row>
        <table:table-row table:style-name="ro1">
          <table:table-cell office:value-type="float" office:value="4">
            <text:p>4</text:p>
          </table:table-cell>
          <table:table-cell office:value-type="string">
            <text:p>Cannibalism</text:p>
          </table:table-cell>
          <table:table-cell office:value-type="string">
            <text:p>The act of consuming same / similar specie, usually of the humanoid variety and intelligent. Typically denotes realism and a character being realistically eaten.</text:p>
          </table:table-cell>
        </table:table-row>
        <table:table-row table:style-name="ro2">
          <table:table-cell office:value-type="float" office:value="5">
            <text:p>5</text:p>
          </table:table-cell>
          <table:table-cell office:value-type="string">
            <text:p>Cock Vore</text:p>
          </table:table-cell>
          <table:table-cell office:value-type="string">
            <text:p>The act of physically consuming another character, performed through the penis, often resulting in the prey character being lodged into the testicles, or being the recipient of such actions.</text:p>
          </table:table-cell>
        </table:table-row>
        <table:table-row table:style-name="ro2">
          <table:table-cell office:value-type="float" office:value="6">
            <text:p>6</text:p>
          </table:table-cell>
          <table:table-cell office:value-type="string">
            <text:p>Cooking (Vore)</text:p>
          </table:table-cell>
          <table:table-cell office:value-type="string">
            <text:p>The act of a character cooking / preparing a character (or being cooked / prepared) to be consumed by another. May involve a character whole or just parts of a character. Tends to involve the act of realistically preparing someone in the same way one would cook a traditional meal.</text:p>
          </table:table-cell>
        </table:table-row>
        <table:table-row table:style-name="ro1">
          <table:table-cell office:value-type="float" office:value="7">
            <text:p>7</text:p>
          </table:table-cell>
          <table:table-cell office:value-type="string">
            <text:p>Digestion</text:p>
          </table:table-cell>
          <table:table-cell office:value-type="string">
            <text:p>Engaging in a vore-related RP in which the prey character will be digested in whatever fluid(s) are applicable.</text:p>
          </table:table-cell>
        </table:table-row>
        <table:table-row table:style-name="ro1">
          <table:table-cell office:value-type="float" office:value="8">
            <text:p>8</text:p>
          </table:table-cell>
          <table:table-cell office:value-type="string">
            <text:p>Disposal</text:p>
          </table:table-cell>
          <table:table-cell office:value-type="string">
            <text:p>Engaging in a vore-related RP in which the prey will be consumed, digested and released as fecal matter and / or urine.</text:p>
          </table:table-cell>
        </table:table-row>
        <table:table-row table:style-name="ro2">
          <table:table-cell office:value-type="float" office:value="9">
            <text:p>9</text:p>
          </table:table-cell>
          <table:table-cell office:value-type="string">
            <text:p>Hard Vore</text:p>
          </table:table-cell>
          <table:table-cell office:value-type="string">
            <text:p>Engaging in vore in which the prey character is chewed and / or eaten piece by piece, or otherwise physically mutilated by the act of being consumed.</text:p>
          </table:table-cell>
        </table:table-row>
        <table:table-row table:style-name="ro2">
          <table:table-cell office:value-type="float" office:value="10">
            <text:p>10</text:p>
          </table:table-cell>
          <table:table-cell office:value-type="string">
            <text:p>Realistic Vore</text:p>
          </table:table-cell>
          <table:table-cell office:value-type="string">
            <text:p>Engaging in a vore scene in which realistic physiology is taken into account; typically connotates hard vore.</text:p>
          </table:table-cell>
        </table:table-row>
        <table:table-row table:style-name="ro2">
          <table:table-cell office:value-type="float" office:value="11">
            <text:p>11</text:p>
          </table:table-cell>
          <table:table-cell office:value-type="string">
            <text:p>Soft Vore</text:p>
          </table:table-cell>
          <table:table-cell office:value-type="string">
            <text:p>Engaging in vore in which the prey character is consumed whole, causing no or minimal damage to the character due to the vore process.</text:p>
          </table:table-cell>
        </table:table-row>
        <table:table-row table:style-name="ro2">
          <table:table-cell office:value-type="float" office:value="12">
            <text:p>12</text:p>
          </table:table-cell>
          <table:table-cell office:value-type="string">
            <text:p>Unbirthing</text:p>
          </table:table-cell>
          <table:table-cell office:value-type="string">
            <text:p>The act of physically consuming another character through the vagina and into the womb, or being the recipient of such actions.</text:p>
          </table:table-cell>
        </table:table-row>
        <table:table-row table:style-name="ro2">
          <table:table-cell office:value-type="float" office:value="13">
            <text:p>13</text:p>
          </table:table-cell>
          <table:table-cell office:value-type="string">
            <text:p>Unrealistic Vore</text:p>
          </table:table-cell>
          <table:table-cell office:value-type="string">
            <text:p>Engaging in a vore scene in which realistic physiology is not taken into account; typically connotates soft vore.</text:p>
          </table:table-cell>
        </table:table-row>
        <table:table-row table:style-name="ro2">
          <table:table-cell office:value-type="float" office:value="14">
            <text:p>14</text:p>
          </table:table-cell>
          <table:table-cell office:value-type="string">
            <text:p>Vore (Being Predator)</text:p>
          </table:table-cell>
          <table:table-cell office:value-type="string">
            <text:p>Being the consuming partner in a vore or unbirth situation, acting as the predator.</text:p>
          </table:table-cell>
        </table:table-row>
        <table:table-row table:style-name="ro2">
          <table:table-cell office:value-type="float" office:value="15">
            <text:p>15</text:p>
          </table:table-cell>
          <table:table-cell office:value-type="string">
            <text:p>Vore (Being Prey)</text:p>
          </table:table-cell>
          <table:table-cell office:value-type="string">
            <text:p>Being the consumed partner in a vore-related RP situation.</text:p>
          </table:table-cell>
        </table:table-row>
        <table:table-row table:style-name="ro1">
          <table:table-cell office:value-type="string">
            <text:p>Unclean Themes &amp; Play</text:p>
          </table:table-cell>
          <table:table-cell office:value-type="float" office:value="11">
            <text:p>11</text:p>
          </table:table-cell>
          <table:table-cell table:style-name="Default"/>
        </table:table-row>
        <table:table-row table:style-name="ro1">
          <table:table-cell office:value-type="float" office:value="1">
            <text:p>1</text:p>
          </table:table-cell>
          <table:table-cell office:value-type="string">
            <text:p>Belching / Burping</text:p>
          </table:table-cell>
          <table:table-cell office:value-type="string">
            <text:p>Belching, during sexual intercourse, or just as an act during the roleplay. May be exaggerated (visible expulsions of air) and / or with exaggerated burping noises, but not necessarily.</text:p>
          </table:table-cell>
        </table:table-row>
        <table:table-row table:style-name="ro1">
          <table:table-cell office:value-type="float" office:value="2">
            <text:p>2</text:p>
          </table:table-cell>
          <table:table-cell office:value-type="string">
            <text:p>Dirty Feet</text:p>
          </table:table-cell>
          <table:table-cell office:value-type="string">
            <text:p>Expresses an interest in feet that are deemed “unclean,” usually through sweat, dirt, or a buildup of grime.</text:p>
          </table:table-cell>
        </table:table-row>
        <table:table-row table:style-name="ro1">
          <table:table-cell office:value-type="float" office:value="3">
            <text:p>3</text:p>
          </table:table-cell>
          <table:table-cell office:value-type="string">
            <text:p>Extreme Musk</text:p>
          </table:table-cell>
          <table:table-cell office:value-type="string">
            <text:p>Engaging in an RP in which one character exudes exceptionally strong odors from the body, such as but not limited to odor from the crotch, foreskin, feet or armpit to degrees that are typically realistic and / or derived from excessive lack of hygiene.</text:p>
          </table:table-cell>
        </table:table-row>
        <table:table-row table:style-name="ro1">
          <table:table-cell office:value-type="float" office:value="4">
            <text:p>4</text:p>
          </table:table-cell>
          <table:table-cell office:value-type="string">
            <text:p>Farting</text:p>
          </table:table-cell>
          <table:table-cell office:value-type="string">
            <text:p>Farting, during sexual intercourse, or just as an act during the roleplay. May be exaggerated (visible expulsions of air) and / or with exaggerated flatulent noises, but not necessarily.</text:p>
          </table:table-cell>
        </table:table-row>
        <table:table-row table:style-name="ro1">
          <table:table-cell office:value-type="float" office:value="5">
            <text:p>5</text:p>
          </table:table-cell>
          <table:table-cell office:value-type="string">
            <text:p>Filth</text:p>
          </table:table-cell>
          <table:table-cell office:value-type="string">
            <text:p>Expresses an interest in the inclusion of dirtiness and uncleanly aspects such as foul odors, trash, or any other form of physical matter that is considered unsanitary or disgusting.</text:p>
          </table:table-cell>
        </table:table-row>
        <table:table-row table:style-name="ro1">
          <table:table-cell office:value-type="float" office:value="6">
            <text:p>6</text:p>
          </table:table-cell>
          <table:table-cell office:value-type="string">
            <text:p>Messy</text:p>
          </table:table-cell>
          <table:table-cell office:value-type="string">
            <text:p>Engaging in an RP that may involve excessive amounts of liquids (which may be bodily fluids) or other solutions such as (but not limited to) mud, food, slime, etc.</text:p>
          </table:table-cell>
        </table:table-row>
        <table:table-row table:style-name="ro1">
          <table:table-cell office:value-type="float" office:value="7">
            <text:p>7</text:p>
          </table:table-cell>
          <table:table-cell office:value-type="string">
            <text:p>Slob</text:p>
          </table:table-cell>
          <table:table-cell office:value-type="string">
            <text:p>Characters without hygiene or uncaring of typical standards for cleanliness due to laziness, personal choice, or otherwise; may emphasize and derive pleasure from laziness or from actions linked with a lack of hygiene.</text:p>
          </table:table-cell>
        </table:table-row>
        <table:table-row table:style-name="ro2">
          <table:table-cell office:value-type="float" office:value="8">
            <text:p>8</text:p>
          </table:table-cell>
          <table:table-cell office:value-type="string">
            <text:p>Smegma</text:p>
          </table:table-cell>
          <table:table-cell office:value-type="string">
            <text:p>Expresses an interest in the build-up substance that generates on one's genitals (typically under foreskin and labia) due to a lack of maintained hygiene.</text:p>
          </table:table-cell>
        </table:table-row>
        <table:table-row table:style-name="ro1">
          <table:table-cell office:value-type="float" office:value="9">
            <text:p>9</text:p>
          </table:table-cell>
          <table:table-cell office:value-type="string">
            <text:p>Swallowing Vomit</text:p>
          </table:table-cell>
          <table:table-cell office:value-type="string">
            <text:p>Engaging in an RP in which a character will orally consume vomit.</text:p>
          </table:table-cell>
        </table:table-row>
        <table:table-row table:style-name="ro1">
          <table:table-cell office:value-type="float" office:value="10">
            <text:p>10</text:p>
          </table:table-cell>
          <table:table-cell office:value-type="string">
            <text:p>Unwashed Musk</text:p>
          </table:table-cell>
          <table:table-cell office:value-type="string">
            <text:p>Refers to an RP involving characters where the aspect of unwashed musk is notably present / involved in play. Generally implies one or more characters having a distinct scent due to a lack of hygiene (typically with pheromones derived from the crotch).</text:p>
          </table:table-cell>
        </table:table-row>
        <table:table-row table:style-name="ro1">
          <table:table-cell office:value-type="float" office:value="11">
            <text:p>11</text:p>
          </table:table-cell>
          <table:table-cell office:value-type="string">
            <text:p>Vomiting</text:p>
          </table:table-cell>
          <table:table-cell office:value-type="string">
            <text:p>The act of vomiting, being vomited upon, consuming vomit or otherwise including vomit in the sexual context of an RP.</text:p>
          </table:table-cell>
        </table:table-row>
        <table:table-row table:style-name="ro2">
          <table:table-cell office:value-type="string">
            <text:p>Watersports &amp; Scat</text:p>
          </table:table-cell>
          <table:table-cell office:value-type="float" office:value="12">
            <text:p>12</text:p>
          </table:table-cell>
          <table:table-cell table:style-name="Default"/>
        </table:table-row>
        <table:table-row table:style-name="ro1">
          <table:table-cell office:value-type="float" office:value="1">
            <text:p>1</text:p>
          </table:table-cell>
          <table:table-cell office:value-type="string">
            <text:p>Bathroom Control</text:p>
          </table:table-cell>
          <table:table-cell office:value-type="string">
            <text:p>A situation in which a character controls when, how and where another character may use the bathroom in any fashion, typically as a form of control or degradation.</text:p>
          </table:table-cell>
        </table:table-row>
        <table:table-row table:style-name="ro1">
          <table:table-cell office:value-type="float" office:value="2">
            <text:p>2</text:p>
          </table:table-cell>
          <table:table-cell office:value-type="string">
            <text:p>Hyper Scat</text:p>
          </table:table-cell>
          <table:table-cell office:value-type="string">
            <text:p>Producing unnatural amounts of feces, or using other means to obtain feces in huge, often unrealistic, amounts within an RP, the excretion of product thereof causing sexual stimulation and / or distress to one or more characters.</text:p>
          </table:table-cell>
        </table:table-row>
        <table:table-row table:style-name="ro2">
          <table:table-cell office:value-type="float" office:value="3">
            <text:p>3</text:p>
          </table:table-cell>
          <table:table-cell office:value-type="string">
            <text:p>Hyper Watersports</text:p>
          </table:table-cell>
          <table:table-cell office:value-type="string">
            <text:p>Producing unnatural amounts of urine, or using other means to obtain urine in huge, often unrealistic, amounts within an RP, the excretion of product thereof causing sexual stimulation and / or distress to one or more characters.</text:p>
          </table:table-cell>
        </table:table-row>
        <table:table-row table:style-name="ro1">
          <table:table-cell office:value-type="float" office:value="4">
            <text:p>4</text:p>
          </table:table-cell>
          <table:table-cell office:value-type="string">
            <text:p>Marking</text:p>
          </table:table-cell>
          <table:table-cell office:value-type="string">
            <text:p>The act of urinating on another character in order to mark them with your proprietary scent of urine, or being the recipient of such actions.</text:p>
          </table:table-cell>
        </table:table-row>
        <table:table-row table:style-name="ro1">
          <table:table-cell office:value-type="float" office:value="5">
            <text:p>5</text:p>
          </table:table-cell>
          <table:table-cell office:value-type="string">
            <text:p>Piss Enemas</text:p>
          </table:table-cell>
          <table:table-cell office:value-type="string">
            <text:p>The act of performing an enema, the liquid being used in such being urine, or receiving such actions, often by means of someone urinating inside their partner.</text:p>
          </table:table-cell>
        </table:table-row>
        <table:table-row table:style-name="ro1">
          <table:table-cell office:value-type="float" office:value="6">
            <text:p>6</text:p>
          </table:table-cell>
          <table:table-cell office:value-type="string">
            <text:p>Scat</text:p>
          </table:table-cell>
          <table:table-cell office:value-type="string">
            <text:p>Pertains to the inclusion of fecal matter or the expelling of fecal matter in any form in the sexual context of an RP.</text:p>
          </table:table-cell>
        </table:table-row>
        <table:table-row table:style-name="ro1">
          <table:table-cell office:value-type="float" office:value="7">
            <text:p>7</text:p>
          </table:table-cell>
          <table:table-cell office:value-type="string">
            <text:p>Scat Torture</text:p>
          </table:table-cell>
          <table:table-cell office:value-type="string">
            <text:p>The act of using fecal matter or the act of expelling fecal matter to abuse another character who is unwilling or uninterested in taking part in such actions, or being the recipient of such.</text:p>
          </table:table-cell>
        </table:table-row>
        <table:table-row table:style-name="ro1">
          <table:table-cell office:value-type="float" office:value="8">
            <text:p>8</text:p>
          </table:table-cell>
          <table:table-cell office:value-type="string">
            <text:p>Soiling</text:p>
          </table:table-cell>
          <table:table-cell office:value-type="string">
            <text:p>The act of "fecal soiling" in one's underwear, pants or clothes, or having another character perform such actions.</text:p>
          </table:table-cell>
        </table:table-row>
        <table:table-row table:style-name="ro1">
          <table:table-cell office:value-type="float" office:value="9">
            <text:p>9</text:p>
          </table:table-cell>
          <table:table-cell office:value-type="string">
            <text:p>Swallowing Feces</text:p>
          </table:table-cell>
          <table:table-cell office:value-type="string">
            <text:p>Engaging in an RP in which a character will orally consume fecal matter.</text:p>
          </table:table-cell>
        </table:table-row>
        <table:table-row table:style-name="ro1">
          <table:table-cell office:value-type="float" office:value="10">
            <text:p>10</text:p>
          </table:table-cell>
          <table:table-cell office:value-type="string">
            <text:p>Swallowing Urine</text:p>
          </table:table-cell>
          <table:table-cell office:value-type="string">
            <text:p>Engaging in an RP in which a character will orally consume urine.</text:p>
          </table:table-cell>
        </table:table-row>
        <table:table-row table:style-name="ro2">
          <table:table-cell office:value-type="float" office:value="11">
            <text:p>11</text:p>
          </table:table-cell>
          <table:table-cell office:value-type="string">
            <text:p>Watersports</text:p>
          </table:table-cell>
          <table:table-cell office:value-type="string">
            <text:p>Pertains to the inclusion of urine, or the expelling of urine, in any form, in the sexual context of an RP.</text:p>
          </table:table-cell>
        </table:table-row>
        <table:table-row table:style-name="ro1">
          <table:table-cell office:value-type="float" office:value="12">
            <text:p>12</text:p>
          </table:table-cell>
          <table:table-cell office:value-type="string">
            <text:p>Wetting</text:p>
          </table:table-cell>
          <table:table-cell office:value-type="string">
            <text:p>The act of urinating in one's underwear, pants or clothes, or having another character urinate onto a person who is clothed to any degree.</text:p>
          </table:table-cell>
        </table:table-row>
        <table:table-row table:style-name="ro5">
          <table:table-cell table:number-columns-repeated="2"/>
          <table:table-cell table:style-name="ce3"/>
        </table:table-row>
      </table:table>
      <table:table table:name="09.29.17" table:style-name="ta1" table:print="false">
        <table:table-column table:style-name="co3" table:default-cell-style-name="Default"/>
        <table:table-column table:style-name="co1" table:default-cell-style-name="Default"/>
        <table:table-column table:style-name="co4" table:default-cell-style-name="Default"/>
        <table:table-column table:style-name="co2" table:default-cell-style-name="ce1"/>
        <table:table-row table:style-name="ro2">
          <table:table-cell office:value-type="string">
            <text:p>Aurilan</text:p>
          </table:table-cell>
          <table:table-cell office:value-type="string">
            <text:p>/////////////////////---</text:p>
          </table:table-cell>
          <table:table-cell office:value-type="float" office:value="21">
            <text:p>21</text:p>
          </table:table-cell>
          <table:table-cell/>
        </table:table-row>
        <table:table-row table:style-name="ro2">
          <table:table-cell office:value-type="string">
            <text:p>Ela</text:p>
          </table:table-cell>
          <table:table-cell office:value-type="string">
            <text:p>/////////////---</text:p>
          </table:table-cell>
          <table:table-cell office:value-type="float" office:value="13">
            <text:p>13</text:p>
          </table:table-cell>
          <table:table-cell/>
        </table:table-row>
        <table:table-row table:style-name="ro1">
          <table:table-cell office:value-type="string">
            <text:p>Jess</text:p>
          </table:table-cell>
          <table:table-cell office:value-type="string">
            <text:p>/////////////////////---</text:p>
          </table:table-cell>
          <table:table-cell office:value-type="float" office:value="20">
            <text:p>20</text:p>
          </table:table-cell>
          <table:table-cell/>
        </table:table-row>
        <table:table-row table:style-name="ro2">
          <table:table-cell office:value-type="string">
            <text:p>Lokkette</text:p>
          </table:table-cell>
          <table:table-cell office:value-type="string">
            <text:p>///////---</text:p>
          </table:table-cell>
          <table:table-cell office:value-type="float" office:value="7">
            <text:p>7</text:p>
          </table:table-cell>
          <table:table-cell/>
        </table:table-row>
        <table:table-row table:style-name="ro1">
          <table:table-cell office:value-type="string">
            <text:p>Lucas</text:p>
          </table:table-cell>
          <table:table-cell office:value-type="string">
            <text:p>/////////////////////////---</text:p>
          </table:table-cell>
          <table:table-cell office:value-type="float" office:value="25">
            <text:p>25</text:p>
          </table:table-cell>
          <table:table-cell/>
        </table:table-row>
        <table:table-row table:style-name="ro2">
          <table:table-cell office:value-type="string">
            <text:p>Neirthel</text:p>
          </table:table-cell>
          <table:table-cell office:value-type="string">
            <text:p>///---</text:p>
          </table:table-cell>
          <table:table-cell office:value-type="float" office:value="3">
            <text:p>3</text:p>
          </table:table-cell>
          <table:table-cell/>
        </table:table-row>
        <table:table-row table:style-name="ro2">
          <table:table-cell office:value-type="string">
            <text:p>Rall</text:p>
          </table:table-cell>
          <table:table-cell office:value-type="string">
            <text:p>/////////////////////////---</text:p>
          </table:table-cell>
          <table:table-cell office:value-type="float" office:value="25">
            <text:p>25</text:p>
          </table:table-cell>
          <table:table-cell/>
        </table:table-row>
        <table:table-row table:style-name="ro2">
          <table:table-cell office:value-type="string">
            <text:p>Anni</text:p>
          </table:table-cell>
          <table:table-cell office:value-type="string">
            <text:p>///////////////---</text:p>
          </table:table-cell>
          <table:table-cell office:value-type="float" office:value="15">
            <text:p>15</text:p>
          </table:table-cell>
          <table:table-cell/>
        </table:table-row>
        <table:table-row table:style-name="ro1">
          <table:table-cell office:value-type="string">
            <text:p>ME</text:p>
          </table:table-cell>
          <table:table-cell office:value-type="string">
            <text:p>//////////////////////////---</text:p>
          </table:table-cell>
          <table:table-cell office:value-type="float" office:value="25">
            <text:p>25</text:p>
          </table:table-cell>
          <table:table-cell/>
        </table:table-row>
        <table:table-row table:style-name="ro1">
          <table:table-cell office:value-type="string">
            <text:p>Flea</text:p>
          </table:table-cell>
          <table:table-cell office:value-type="string">
            <text:p>//////////////////---</text:p>
          </table:table-cell>
          <table:table-cell office:value-type="float" office:value="18">
            <text:p>18</text:p>
          </table:table-cell>
          <table:table-cell/>
        </table:table-row>
        <table:table-row table:style-name="ro2">
          <table:table-cell office:value-type="string">
            <text:p>Alara</text:p>
          </table:table-cell>
          <table:table-cell office:value-type="string">
            <text:p>////////////////---</text:p>
          </table:table-cell>
          <table:table-cell office:value-type="float" office:value="16">
            <text:p>16</text:p>
          </table:table-cell>
          <table:table-cell/>
        </table:table-row>
        <table:table-row table:style-name="ro1">
          <table:table-cell office:value-type="string">
            <text:p>Ben</text:p>
          </table:table-cell>
          <table:table-cell office:value-type="string">
            <text:p>//////////////---</text:p>
          </table:table-cell>
          <table:table-cell office:value-type="float" office:value="14">
            <text:p>14</text:p>
          </table:table-cell>
          <table:table-cell/>
        </table:table-row>
        <table:table-row table:style-name="ro1" table:number-rows-repeated="7">
          <table:table-cell table:number-columns-repeated="4"/>
        </table:table-row>
        <table:table-row table:style-name="ro2">
          <table:table-cell office:value-type="string">
            <text:p>Lokkette</text:p>
          </table:table-cell>
          <table:table-cell office:value-type="string">
            <text:p>Gore / Torture / Death</text:p>
          </table:table-cell>
          <table:table-cell office:value-type="string">
            <text:p>Digestion</text:p>
          </table:table-cell>
          <table:table-cell office:value-type="string">
            <text:p>NO</text:p>
          </table:table-cell>
        </table:table-row>
        <table:table-row table:style-name="ro2">
          <table:table-cell office:value-type="string">
            <text:p>Neirthel</text:p>
          </table:table-cell>
          <table:table-cell office:value-type="string">
            <text:p>Character Preferences</text:p>
          </table:table-cell>
          <table:table-cell office:value-type="string">
            <text:p>Barbed Cocks</text:p>
          </table:table-cell>
          <table:table-cell office:value-type="string">
            <text:p>NO</text:p>
          </table:table-cell>
        </table:table-row>
        <table:table-row table:style-name="ro1">
          <table:table-cell office:value-type="string">
            <text:p>ME</text:p>
          </table:table-cell>
          <table:table-cell office:value-type="string">
            <text:p>Penetration &amp; Sexual Themes</text:p>
          </table:table-cell>
          <table:table-cell office:value-type="string">
            <text:p>Double Penetration</text:p>
          </table:table-cell>
          <table:table-cell office:value-type="string">
            <text:p>YES</text:p>
          </table:table-cell>
        </table:table-row>
        <table:table-row table:style-name="ro2">
          <table:table-cell office:value-type="string">
            <text:p>Anni</text:p>
          </table:table-cell>
          <table:table-cell office:value-type="string">
            <text:p>Inflation, Growth, &amp; Sizeplay</text:p>
          </table:table-cell>
          <table:table-cell office:value-type="string">
            <text:p>Hyper Muscle Growth</text:p>
          </table:table-cell>
          <table:table-cell office:value-type="string">
            <text:p>YES</text:p>
          </table:table-cell>
        </table:table-row>
        <table:table-row table:style-name="ro2">
          <table:table-cell office:value-type="string">
            <text:p>Neirthel</text:p>
          </table:table-cell>
          <table:table-cell office:value-type="string">
            <text:p>Species Preferences</text:p>
          </table:table-cell>
          <table:table-cell office:value-type="string">
            <text:p>Amphibians</text:p>
          </table:table-cell>
          <table:table-cell office:value-type="string">
            <text:p>NO</text:p>
          </table:table-cell>
        </table:table-row>
        <table:table-row table:style-name="ro1">
          <table:table-cell office:value-type="string">
            <text:p>Lucas</text:p>
          </table:table-cell>
          <table:table-cell office:value-type="string">
            <text:p>Unclean Themes &amp; Play</text:p>
          </table:table-cell>
          <table:table-cell office:value-type="string">
            <text:p>Farting</text:p>
          </table:table-cell>
          <table:table-cell office:value-type="string">
            <text:p>NO</text:p>
          </table:table-cell>
        </table:table-row>
        <table:table-row table:style-name="ro2">
          <table:table-cell office:value-type="string">
            <text:p>Aurilan</text:p>
          </table:table-cell>
          <table:table-cell office:value-type="string">
            <text:p>Pregnancy &amp; Breeding</text:p>
          </table:table-cell>
          <table:table-cell office:value-type="string">
            <text:p>Impregnation</text:p>
          </table:table-cell>
          <table:table-cell office:value-type="string">
            <text:p>YES</text:p>
          </table:table-cell>
        </table:table-row>
        <table:table-row table:style-name="ro2">
          <table:table-cell office:value-type="string">
            <text:p>Rall</text:p>
          </table:table-cell>
          <table:table-cell office:value-type="string">
            <text:p>Age Related</text:p>
          </table:table-cell>
          <table:table-cell office:value-type="string">
            <text:p>Ageplay</text:p>
          </table:table-cell>
          <table:table-cell office:value-type="string">
            <text:p>YES</text:p>
          </table:table-cell>
        </table:table-row>
        <table:table-row table:style-name="ro2">
          <table:table-cell office:value-type="string">
            <text:p>Ela</text:p>
          </table:table-cell>
          <table:table-cell office:value-type="string">
            <text:p>Roughness / Pain</text:p>
          </table:table-cell>
          <table:table-cell office:value-type="string">
            <text:p>Abuse</text:p>
          </table:table-cell>
          <table:table-cell office:value-type="string">
            <text:p>YES</text:p>
          </table:table-cell>
        </table:table-row>
        <table:table-row table:style-name="ro2">
          <table:table-cell office:value-type="string">
            <text:p>Anni</text:p>
          </table:table-cell>
          <table:table-cell office:value-type="string">
            <text:p>Transformation</text:p>
          </table:table-cell>
          <table:table-cell office:value-type="string">
            <text:p>Bimbofication</text:p>
          </table:table-cell>
          <table:table-cell office:value-type="string">
            <text:p>NO</text:p>
          </table:table-cell>
        </table:table-row>
        <table:table-row table:style-name="ro2">
          <table:table-cell office:value-type="string">
            <text:p>Rall</text:p>
          </table:table-cell>
          <table:table-cell office:value-type="string">
            <text:p>Anal Sex &amp; Play</text:p>
          </table:table-cell>
          <table:table-cell office:value-type="string">
            <text:p>Enamas</text:p>
          </table:table-cell>
          <table:table-cell office:value-type="string">
            <text:p>NO</text:p>
          </table:table-cell>
        </table:table-row>
        <table:table-row table:style-name="ro2">
          <table:table-cell office:value-type="string">
            <text:p>Ela</text:p>
          </table:table-cell>
          <table:table-cell office:value-type="string">
            <text:p>Species Preferences</text:p>
          </table:table-cell>
          <table:table-cell office:value-type="string">
            <text:p>Dragons</text:p>
          </table:table-cell>
          <table:table-cell office:value-type="string">
            <text:p>YES</text:p>
          </table:table-cell>
        </table:table-row>
        <table:table-row table:style-name="ro1">
          <table:table-cell office:value-type="string">
            <text:p>ME</text:p>
          </table:table-cell>
          <table:table-cell office:value-type="string">
            <text:p>Dress Up &amp; Materials</text:p>
          </table:table-cell>
          <table:table-cell office:value-type="string">
            <text:p>Strip Tease</text:p>
          </table:table-cell>
          <table:table-cell office:value-type="string">
            <text:p>YES</text:p>
          </table:table-cell>
        </table:table-row>
        <table:table-row table:style-name="ro2">
          <table:table-cell office:value-type="string">
            <text:p>ME</text:p>
          </table:table-cell>
          <table:table-cell office:value-type="string">
            <text:p>Cum Related</text:p>
          </table:table-cell>
          <table:table-cell office:value-type="string">
            <text:p>Felching</text:p>
          </table:table-cell>
          <table:table-cell office:value-type="string">
            <text:p>YES</text:p>
          </table:table-cell>
        </table:table-row>
        <table:table-row table:style-name="ro2">
          <table:table-cell office:value-type="string">
            <text:p>Rall</text:p>
          </table:table-cell>
          <table:table-cell office:value-type="string">
            <text:p>Penetration &amp; Sexual Themes</text:p>
          </table:table-cell>
          <table:table-cell office:value-type="string">
            <text:p>Knotting / Tying</text:p>
          </table:table-cell>
          <table:table-cell office:value-type="string">
            <text:p>NO</text:p>
          </table:table-cell>
        </table:table-row>
        <table:table-row table:style-name="ro2">
          <table:table-cell office:value-type="string">
            <text:p>Alara</text:p>
          </table:table-cell>
          <table:table-cell office:value-type="string">
            <text:p>Cock Play</text:p>
          </table:table-cell>
          <table:table-cell office:value-type="string">
            <text:p>Cock Slapping</text:p>
          </table:table-cell>
          <table:table-cell office:value-type="string">
            <text:p>YES</text:p>
          </table:table-cell>
        </table:table-row>
        <table:table-row table:style-name="ro2">
          <table:table-cell office:value-type="string">
            <text:p>Aurilan</text:p>
          </table:table-cell>
          <table:table-cell office:value-type="string">
            <text:p>Inflation, Growth, &amp; Sizeplay</text:p>
          </table:table-cell>
          <table:table-cell office:value-type="string">
            <text:p>Breast Growth</text:p>
          </table:table-cell>
          <table:table-cell office:value-type="string">
            <text:p>NO</text:p>
          </table:table-cell>
        </table:table-row>
        <table:table-row table:style-name="ro2">
          <table:table-cell office:value-type="string">
            <text:p>Rall</text:p>
          </table:table-cell>
          <table:table-cell office:value-type="string">
            <text:p>Body Worship &amp; Play</text:p>
          </table:table-cell>
          <table:table-cell office:value-type="string">
            <text:p>Body Writing</text:p>
          </table:table-cell>
          <table:table-cell office:value-type="string">
            <text:p>YES</text:p>
          </table:table-cell>
        </table:table-row>
        <table:table-row table:style-name="ro2">
          <table:table-cell office:value-type="string">
            <text:p>Alara</text:p>
          </table:table-cell>
          <table:table-cell office:value-type="string">
            <text:p>Gore / Torture / Death</text:p>
          </table:table-cell>
          <table:table-cell office:value-type="string">
            <text:p>Breast/Nipple Torture</text:p>
          </table:table-cell>
          <table:table-cell office:value-type="string">
            <text:p>YES</text:p>
          </table:table-cell>
        </table:table-row>
        <table:table-row table:style-name="ro1">
          <table:table-cell office:value-type="string">
            <text:p>Flea</text:p>
          </table:table-cell>
          <table:table-cell office:value-type="string">
            <text:p>Vaginal Sex &amp; Play</text:p>
          </table:table-cell>
          <table:table-cell office:value-type="string">
            <text:p>Squirting</text:p>
          </table:table-cell>
          <table:table-cell office:value-type="string">
            <text:p>NO</text:p>
          </table:table-cell>
        </table:table-row>
        <table:table-row table:style-name="ro2">
          <table:table-cell office:value-type="string">
            <text:p>Lucas</text:p>
          </table:table-cell>
          <table:table-cell office:value-type="string">
            <text:p>Penetration &amp; Sexual Themes</text:p>
          </table:table-cell>
          <table:table-cell office:value-type="string">
            <text:p>Somnophilia</text:p>
          </table:table-cell>
          <table:table-cell office:value-type="string">
            <text:p>NO</text:p>
          </table:table-cell>
        </table:table-row>
        <table:table-row table:style-name="ro2">
          <table:table-cell office:value-type="string">
            <text:p>Aurilan</text:p>
          </table:table-cell>
          <table:table-cell office:value-type="string">
            <text:p>Unclean Themes &amp; Play</text:p>
          </table:table-cell>
          <table:table-cell office:value-type="string">
            <text:p>Smegma</text:p>
          </table:table-cell>
          <table:table-cell office:value-type="string">
            <text:p>NO</text:p>
          </table:table-cell>
        </table:table-row>
        <table:table-row table:style-name="ro1">
          <table:table-cell office:value-type="string">
            <text:p>ME</text:p>
          </table:table-cell>
          <table:table-cell office:value-type="string">
            <text:p>Dress Up &amp; Materials</text:p>
          </table:table-cell>
          <table:table-cell office:value-type="string">
            <text:p>Foot Gear Worship</text:p>
          </table:table-cell>
          <table:table-cell office:value-type="string">
            <text:p>YES</text:p>
          </table:table-cell>
        </table:table-row>
        <table:table-row table:style-name="ro2">
          <table:table-cell office:value-type="string">
            <text:p>Ela</text:p>
          </table:table-cell>
          <table:table-cell office:value-type="string">
            <text:p>Penetration &amp; Sexual Themes</text:p>
          </table:table-cell>
          <table:table-cell office:value-type="string">
            <text:p>Gang Bangs</text:p>
          </table:table-cell>
          <table:table-cell office:value-type="string">
            <text:p>YES</text:p>
          </table:table-cell>
        </table:table-row>
        <table:table-row table:style-name="ro2">
          <table:table-cell office:value-type="string">
            <text:p>Anni</text:p>
          </table:table-cell>
          <table:table-cell office:value-type="string">
            <text:p>Pregnancy &amp; Breeding</text:p>
          </table:table-cell>
          <table:table-cell office:value-type="string">
            <text:p>Breeding</text:p>
          </table:table-cell>
          <table:table-cell office:value-type="string">
            <text:p>YES</text:p>
          </table:table-cell>
        </table:table-row>
        <table:table-row table:style-name="ro2">
          <table:table-cell office:value-type="string">
            <text:p>Alara</text:p>
          </table:table-cell>
          <table:table-cell office:value-type="string">
            <text:p>Penetration &amp; Sexual Themes</text:p>
          </table:table-cell>
          <table:table-cell office:value-type="string">
            <text:p>Tail Sex</text:p>
          </table:table-cell>
          <table:table-cell office:value-type="string">
            <text:p>NO</text:p>
          </table:table-cell>
        </table:table-row>
        <table:table-row table:style-name="ro1">
          <table:table-cell office:value-type="string">
            <text:p>Jess</text:p>
          </table:table-cell>
          <table:table-cell office:value-type="string">
            <text:p>Anal Sex &amp; Play</text:p>
          </table:table-cell>
          <table:table-cell office:value-type="string">
            <text:p>Anal Fingering</text:p>
          </table:table-cell>
          <table:table-cell office:value-type="string">
            <text:p>YES</text:p>
          </table:table-cell>
        </table:table-row>
        <table:table-row table:style-name="ro2">
          <table:table-cell office:value-type="string">
            <text:p>Rall</text:p>
          </table:table-cell>
          <table:table-cell office:value-type="string">
            <text:p>Dom / Sub &amp; Psyche Play</text:p>
          </table:table-cell>
          <table:table-cell office:value-type="string">
            <text:p>Degredation</text:p>
          </table:table-cell>
          <table:table-cell office:value-type="string">
            <text:p>YES</text:p>
          </table:table-cell>
        </table:table-row>
        <table:table-row table:style-name="ro1">
          <table:table-cell office:value-type="string">
            <text:p>Ben</text:p>
          </table:table-cell>
          <table:table-cell office:value-type="string">
            <text:p>Vaginal Sex &amp; Play</text:p>
          </table:table-cell>
          <table:table-cell office:value-type="string">
            <text:p>Pussy Worship</text:p>
          </table:table-cell>
          <table:table-cell office:value-type="string">
            <text:p>YES</text:p>
          </table:table-cell>
        </table:table-row>
        <table:table-row table:style-name="ro1">
          <table:table-cell office:value-type="string">
            <text:p>ME</text:p>
          </table:table-cell>
          <table:table-cell office:value-type="string">
            <text:p>Penetration &amp; Sexual Themes</text:p>
          </table:table-cell>
          <table:table-cell office:value-type="string">
            <text:p>Sounding</text:p>
          </table:table-cell>
          <table:table-cell office:value-type="string">
            <text:p>NO</text:p>
          </table:table-cell>
        </table:table-row>
        <table:table-row table:style-name="ro2">
          <table:table-cell office:value-type="string">
            <text:p>Rall</text:p>
          </table:table-cell>
          <table:table-cell office:value-type="string">
            <text:p>Oral Sex &amp; Play</text:p>
          </table:table-cell>
          <table:table-cell office:value-type="string">
            <text:p>Licking</text:p>
          </table:table-cell>
          <table:table-cell office:value-type="string">
            <text:p>YES</text:p>
          </table:table-cell>
        </table:table-row>
        <table:table-row table:style-name="ro2">
          <table:table-cell office:value-type="string">
            <text:p>Lucas</text:p>
          </table:table-cell>
          <table:table-cell office:value-type="string">
            <text:p>Watersports &amp; Scat</text:p>
          </table:table-cell>
          <table:table-cell office:value-type="string">
            <text:p>Marking</text:p>
          </table:table-cell>
          <table:table-cell office:value-type="string">
            <text:p>NO</text:p>
          </table:table-cell>
        </table:table-row>
        <table:table-row table:style-name="ro2">
          <table:table-cell office:value-type="string">
            <text:p>Alara</text:p>
          </table:table-cell>
          <table:table-cell office:value-type="string">
            <text:p>Pregnancy &amp; Breeding</text:p>
          </table:table-cell>
          <table:table-cell office:value-type="string">
            <text:p>Heat/Rutting</text:p>
          </table:table-cell>
          <table:table-cell office:value-type="string">
            <text:p>YES</text:p>
          </table:table-cell>
        </table:table-row>
        <table:table-row table:style-name="ro2">
          <table:table-cell office:value-type="string">
            <text:p>Rall</text:p>
          </table:table-cell>
          <table:table-cell office:value-type="string">
            <text:p>Gore / Torture / Death</text:p>
          </table:table-cell>
          <table:table-cell office:value-type="string">
            <text:p>Impalement</text:p>
          </table:table-cell>
          <table:table-cell office:value-type="string">
            <text:p>NO</text:p>
          </table:table-cell>
        </table:table-row>
        <table:table-row table:style-name="ro2">
          <table:table-cell office:value-type="string">
            <text:p>Jess</text:p>
          </table:table-cell>
          <table:table-cell office:value-type="string">
            <text:p>Dom / Sub &amp; Psyche Play</text:p>
          </table:table-cell>
          <table:table-cell office:value-type="string">
            <text:p>Hypnotism/Mind Control</text:p>
          </table:table-cell>
          <table:table-cell office:value-type="string">
            <text:p>NO</text:p>
          </table:table-cell>
        </table:table-row>
        <table:table-row table:style-name="ro2">
          <table:table-cell office:value-type="string">
            <text:p>Flea</text:p>
          </table:table-cell>
          <table:table-cell office:value-type="string">
            <text:p>Dress Up &amp; Materials</text:p>
          </table:table-cell>
          <table:table-cell office:value-type="string">
            <text:p>Wardrobe Malfuntions</text:p>
          </table:table-cell>
          <table:table-cell office:value-type="string">
            <text:p>YES</text:p>
          </table:table-cell>
        </table:table-row>
        <table:table-row table:style-name="ro2">
          <table:table-cell office:value-type="string">
            <text:p>Alara</text:p>
          </table:table-cell>
          <table:table-cell office:value-type="string">
            <text:p>Penetration &amp; Sexual Themes</text:p>
          </table:table-cell>
          <table:table-cell office:value-type="string">
            <text:p>Living Insertions</text:p>
          </table:table-cell>
          <table:table-cell office:value-type="string">
            <text:p>NO</text:p>
          </table:table-cell>
        </table:table-row>
        <table:table-row table:style-name="ro1">
          <table:table-cell office:value-type="string">
            <text:p>ME</text:p>
          </table:table-cell>
          <table:table-cell office:value-type="string">
            <text:p>Gender Preferences</text:p>
          </table:table-cell>
          <table:table-cell office:value-type="string">
            <text:p>Hermaphrodites</text:p>
          </table:table-cell>
          <table:table-cell office:value-type="string">
            <text:p>YES</text:p>
          </table:table-cell>
        </table:table-row>
        <table:table-row table:style-name="ro1">
          <table:table-cell office:value-type="string">
            <text:p>Flea</text:p>
          </table:table-cell>
          <table:table-cell office:value-type="string">
            <text:p>BDSM</text:p>
          </table:table-cell>
          <table:table-cell office:value-type="string">
            <text:p>Caging</text:p>
          </table:table-cell>
          <table:table-cell office:value-type="string">
            <text:p>YES</text:p>
          </table:table-cell>
        </table:table-row>
        <table:table-row table:style-name="ro1" table:number-rows-repeated="1048517">
          <table:table-cell table:number-columns-repeated="4"/>
        </table:table-row>
        <table:table-row table:style-name="ro1">
          <table:table-cell table:number-columns-repeated="4"/>
        </table:table-row>
      </table:table>
      <table:table table:name="10.04.17" table:style-name="ta1" table:print="false">
        <table:table-column table:style-name="co5" table:default-cell-style-name="Default"/>
        <table:table-column table:style-name="co1" table:default-cell-style-name="Default"/>
        <table:table-column table:style-name="co6" table:default-cell-style-name="Default"/>
        <table:table-column table:style-name="co2" table:default-cell-style-name="ce1"/>
        <table:table-row table:style-name="ro2">
          <table:table-cell office:value-type="string">
            <text:p>Aurilan</text:p>
          </table:table-cell>
          <table:table-cell office:value-type="string">
            <text:p>//////////////////////---</text:p>
          </table:table-cell>
          <table:table-cell office:value-type="float" office:value="22">
            <text:p>22</text:p>
          </table:table-cell>
          <table:table-cell/>
        </table:table-row>
        <table:table-row table:style-name="ro2">
          <table:table-cell office:value-type="string">
            <text:p>El Diablo (Sven)</text:p>
          </table:table-cell>
          <table:table-cell office:value-type="string">
            <text:p>---</text:p>
          </table:table-cell>
          <table:table-cell office:value-type="float" office:value="0">
            <text:p>0</text:p>
          </table:table-cell>
          <table:table-cell/>
        </table:table-row>
        <table:table-row table:style-name="ro2">
          <table:table-cell office:value-type="string">
            <text:p>Ela</text:p>
          </table:table-cell>
          <table:table-cell office:value-type="string">
            <text:p>/////////////////////////////---</text:p>
          </table:table-cell>
          <table:table-cell office:value-type="float" office:value="29">
            <text:p>29</text:p>
          </table:table-cell>
          <table:table-cell/>
        </table:table-row>
        <table:table-row table:style-name="ro1">
          <table:table-cell office:value-type="string">
            <text:p>Jessica</text:p>
          </table:table-cell>
          <table:table-cell office:value-type="string">
            <text:p>////////////////////////////////////////---</text:p>
          </table:table-cell>
          <table:table-cell office:value-type="float" office:value="40">
            <text:p>40</text:p>
          </table:table-cell>
          <table:table-cell/>
        </table:table-row>
        <table:table-row table:style-name="ro2">
          <table:table-cell office:value-type="string">
            <text:p>Kia</text:p>
          </table:table-cell>
          <table:table-cell office:value-type="string">
            <text:p>//////////////////////////////////---</text:p>
          </table:table-cell>
          <table:table-cell office:value-type="float" office:value="32">
            <text:p>32</text:p>
          </table:table-cell>
          <table:table-cell/>
        </table:table-row>
        <table:table-row table:style-name="ro2">
          <table:table-cell office:value-type="string">
            <text:p>Lokkette</text:p>
          </table:table-cell>
          <table:table-cell office:value-type="string">
            <text:p>////---</text:p>
          </table:table-cell>
          <table:table-cell office:value-type="float" office:value="4">
            <text:p>4</text:p>
          </table:table-cell>
          <table:table-cell/>
        </table:table-row>
        <table:table-row table:style-name="ro1">
          <table:table-cell office:value-type="string">
            <text:p>Lucas</text:p>
          </table:table-cell>
          <table:table-cell office:value-type="string">
            <text:p>///////////////////////////////////---</text:p>
          </table:table-cell>
          <table:table-cell office:value-type="float" office:value="35">
            <text:p>35</text:p>
          </table:table-cell>
          <table:table-cell/>
        </table:table-row>
        <table:table-row table:style-name="ro2">
          <table:table-cell office:value-type="string">
            <text:p>Neirthel</text:p>
          </table:table-cell>
          <table:table-cell office:value-type="string">
            <text:p>/////////////---</text:p>
          </table:table-cell>
          <table:table-cell office:value-type="float" office:value="13">
            <text:p>13</text:p>
          </table:table-cell>
          <table:table-cell/>
        </table:table-row>
        <table:table-row table:style-name="ro1">
          <table:table-cell office:value-type="string">
            <text:p>ME</text:p>
          </table:table-cell>
          <table:table-cell office:value-type="string">
            <text:p>////////////////////////////////////////---</text:p>
          </table:table-cell>
          <table:table-cell office:value-type="float" office:value="40">
            <text:p>40</text:p>
          </table:table-cell>
          <table:table-cell/>
        </table:table-row>
        <table:table-row table:style-name="ro2">
          <table:table-cell office:value-type="string">
            <text:p>Whisper (Alara)</text:p>
          </table:table-cell>
          <table:table-cell office:value-type="string">
            <text:p>////////////////////////////////////---</text:p>
          </table:table-cell>
          <table:table-cell office:value-type="float" office:value="36">
            <text:p>36</text:p>
          </table:table-cell>
          <table:table-cell/>
        </table:table-row>
        <table:table-row table:style-name="ro2">
          <table:table-cell office:value-type="string">
            <text:p>Rall</text:p>
          </table:table-cell>
          <table:table-cell office:value-type="string">
            <text:p>///////////////////////////////---</text:p>
          </table:table-cell>
          <table:table-cell office:value-type="float" office:value="31">
            <text:p>31</text:p>
          </table:table-cell>
          <table:table-cell/>
        </table:table-row>
        <table:table-row table:style-name="ro2">
          <table:table-cell office:value-type="string">
            <text:p>Covo</text:p>
          </table:table-cell>
          <table:table-cell office:value-type="string">
            <text:p>//////////////---</text:p>
          </table:table-cell>
          <table:table-cell office:value-type="float" office:value="14">
            <text:p>14</text:p>
          </table:table-cell>
          <table:table-cell/>
        </table:table-row>
        <table:table-row table:style-name="ro1">
          <table:table-cell office:value-type="string">
            <text:p>Ben</text:p>
          </table:table-cell>
          <table:table-cell office:value-type="string">
            <text:p>/////////---</text:p>
          </table:table-cell>
          <table:table-cell office:value-type="float" office:value="9">
            <text:p>9</text:p>
          </table:table-cell>
          <table:table-cell/>
        </table:table-row>
        <table:table-row table:style-name="ro1" table:number-rows-repeated="6">
          <table:table-cell table:number-columns-repeated="4"/>
        </table:table-row>
        <table:table-row table:style-name="ro2">
          <table:table-cell office:value-type="string">
            <text:p>Kia</text:p>
          </table:table-cell>
          <table:table-cell office:value-type="string">
            <text:p>Cock Play</text:p>
          </table:table-cell>
          <table:table-cell office:value-type="string">
            <text:p>Cock / Balls Worship</text:p>
          </table:table-cell>
          <table:table-cell office:value-type="string">
            <text:p>YES</text:p>
          </table:table-cell>
        </table:table-row>
        <table:table-row table:style-name="ro2">
          <table:table-cell office:value-type="string">
            <text:p>Alara</text:p>
          </table:table-cell>
          <table:table-cell office:value-type="string">
            <text:p>Body Worship &amp; Play</text:p>
          </table:table-cell>
          <table:table-cell office:value-type="string">
            <text:p>Body Writing</text:p>
          </table:table-cell>
          <table:table-cell office:value-type="string">
            <text:p>YES</text:p>
          </table:table-cell>
        </table:table-row>
        <table:table-row table:style-name="ro1">
          <table:table-cell office:value-type="string">
            <text:p>ME</text:p>
          </table:table-cell>
          <table:table-cell office:value-type="string">
            <text:p>Oral Sex &amp; Play</text:p>
          </table:table-cell>
          <table:table-cell office:value-type="string">
            <text:p>Auto-Fellatio</text:p>
          </table:table-cell>
          <table:table-cell office:value-type="string">
            <text:p>NO</text:p>
          </table:table-cell>
        </table:table-row>
        <table:table-row table:style-name="ro2">
          <table:table-cell office:value-type="string">
            <text:p>Neirthel</text:p>
          </table:table-cell>
          <table:table-cell office:value-type="string">
            <text:p>Body Worship &amp; Play</text:p>
          </table:table-cell>
          <table:table-cell office:value-type="string">
            <text:p>Nursing</text:p>
          </table:table-cell>
          <table:table-cell office:value-type="string">
            <text:p>YES</text:p>
          </table:table-cell>
        </table:table-row>
        <table:table-row table:style-name="ro2">
          <table:table-cell office:value-type="string">
            <text:p>Jessica</text:p>
          </table:table-cell>
          <table:table-cell office:value-type="string">
            <text:p>Anal Sex &amp; Play</text:p>
          </table:table-cell>
          <table:table-cell office:value-type="string">
            <text:p>Anal Fisting</text:p>
          </table:table-cell>
          <table:table-cell office:value-type="string">
            <text:p>NO</text:p>
          </table:table-cell>
        </table:table-row>
        <table:table-row table:style-name="ro2">
          <table:table-cell office:value-type="string">
            <text:p>Kia</text:p>
          </table:table-cell>
          <table:table-cell office:value-type="string">
            <text:p>Vaginal Sex &amp; Play</text:p>
          </table:table-cell>
          <table:table-cell office:value-type="string">
            <text:p>Vaginal Sex (Receiving)</text:p>
          </table:table-cell>
          <table:table-cell office:value-type="string">
            <text:p>YES</text:p>
          </table:table-cell>
        </table:table-row>
        <table:table-row table:style-name="ro2">
          <table:table-cell office:value-type="string">
            <text:p>Aurilan</text:p>
          </table:table-cell>
          <table:table-cell office:value-type="string">
            <text:p>Species Preferences</text:p>
          </table:table-cell>
          <table:table-cell office:value-type="string">
            <text:p>Caprinae</text:p>
          </table:table-cell>
          <table:table-cell office:value-type="string">
            <text:p>YES</text:p>
          </table:table-cell>
        </table:table-row>
        <table:table-row table:style-name="ro2">
          <table:table-cell office:value-type="string">
            <text:p>Lucas</text:p>
          </table:table-cell>
          <table:table-cell office:value-type="string">
            <text:p>Penetration &amp; Sexual Themes</text:p>
          </table:table-cell>
          <table:table-cell office:value-type="string">
            <text:p>Gangbangs</text:p>
          </table:table-cell>
          <table:table-cell office:value-type="string">
            <text:p>NO</text:p>
          </table:table-cell>
        </table:table-row>
        <table:table-row table:style-name="ro2">
          <table:table-cell office:value-type="string">
            <text:p>Kia</text:p>
          </table:table-cell>
          <table:table-cell office:value-type="string">
            <text:p>Anal Sex &amp; Play</text:p>
          </table:table-cell>
          <table:table-cell office:value-type="string">
            <text:p>Anal Sex (Giving)</text:p>
          </table:table-cell>
          <table:table-cell office:value-type="string">
            <text:p>NO</text:p>
          </table:table-cell>
        </table:table-row>
        <table:table-row table:style-name="ro2">
          <table:table-cell office:value-type="string">
            <text:p>Lucas</text:p>
          </table:table-cell>
          <table:table-cell office:value-type="string">
            <text:p>Dom / Sub &amp; Psyche Play</text:p>
          </table:table-cell>
          <table:table-cell office:value-type="string">
            <text:p>Verbal Abuse</text:p>
          </table:table-cell>
          <table:table-cell office:value-type="string">
            <text:p>NO</text:p>
          </table:table-cell>
        </table:table-row>
        <table:table-row table:style-name="ro2">
          <table:table-cell office:value-type="string">
            <text:p>Jessica</text:p>
          </table:table-cell>
          <table:table-cell office:value-type="string">
            <text:p>Inflation, Growth, &amp; Sizeplay</text:p>
          </table:table-cell>
          <table:table-cell office:value-type="string">
            <text:p>Immobilization (Size)</text:p>
          </table:table-cell>
          <table:table-cell office:value-type="string">
            <text:p>NO</text:p>
          </table:table-cell>
        </table:table-row>
        <table:table-row table:style-name="ro2">
          <table:table-cell office:value-type="string">
            <text:p>Neirthel</text:p>
          </table:table-cell>
          <table:table-cell office:value-type="string">
            <text:p>Themes &amp; Settings</text:p>
          </table:table-cell>
          <table:table-cell office:value-type="string">
            <text:p>Infantilism</text:p>
          </table:table-cell>
          <table:table-cell office:value-type="string">
            <text:p>NO</text:p>
          </table:table-cell>
        </table:table-row>
        <table:table-row table:style-name="ro2">
          <table:table-cell office:value-type="string">
            <text:p>Ela</text:p>
          </table:table-cell>
          <table:table-cell office:value-type="string">
            <text:p>Unclean Themes &amp; Play</text:p>
          </table:table-cell>
          <table:table-cell office:value-type="string">
            <text:p>Messy</text:p>
          </table:table-cell>
          <table:table-cell office:value-type="string">
            <text:p>YES</text:p>
          </table:table-cell>
        </table:table-row>
        <table:table-row table:style-name="ro2">
          <table:table-cell office:value-type="string">
            <text:p>Rall</text:p>
          </table:table-cell>
          <table:table-cell office:value-type="string">
            <text:p>General Kinks</text:p>
          </table:table-cell>
          <table:table-cell office:value-type="string">
            <text:p>Objectophillia</text:p>
          </table:table-cell>
          <table:table-cell office:value-type="string">
            <text:p>NO</text:p>
          </table:table-cell>
        </table:table-row>
        <table:table-row table:style-name="ro2">
          <table:table-cell office:value-type="string">
            <text:p>Neirthel</text:p>
          </table:table-cell>
          <table:table-cell office:value-type="string">
            <text:p>Vore &amp; Unbirth</text:p>
          </table:table-cell>
          <table:table-cell office:value-type="string">
            <text:p>Cock Vore</text:p>
          </table:table-cell>
          <table:table-cell office:value-type="string">
            <text:p>NO</text:p>
          </table:table-cell>
        </table:table-row>
        <table:table-row table:style-name="ro2">
          <table:table-cell office:value-type="string">
            <text:p>Lucas</text:p>
          </table:table-cell>
          <table:table-cell office:value-type="string">
            <text:p>Watersports &amp; Scat</text:p>
          </table:table-cell>
          <table:table-cell office:value-type="string">
            <text:p>Watersports</text:p>
          </table:table-cell>
          <table:table-cell office:value-type="string">
            <text:p>NO</text:p>
          </table:table-cell>
        </table:table-row>
        <table:table-row table:style-name="ro1">
          <table:table-cell office:value-type="string">
            <text:p>Jessica</text:p>
          </table:table-cell>
          <table:table-cell office:value-type="string">
            <text:p>Character Preferences</text:p>
          </table:table-cell>
          <table:table-cell office:value-type="string">
            <text:p>Macro Breasts</text:p>
          </table:table-cell>
          <table:table-cell office:value-type="string">
            <text:p>NO</text:p>
          </table:table-cell>
        </table:table-row>
        <table:table-row table:style-name="ro1">
          <table:table-cell office:value-type="string">
            <text:p>Lucas</text:p>
          </table:table-cell>
          <table:table-cell office:value-type="string">
            <text:p>Age Related</text:p>
          </table:table-cell>
          <table:table-cell office:value-type="string">
            <text:p>Age Progression</text:p>
          </table:table-cell>
          <table:table-cell office:value-type="string">
            <text:p>NO</text:p>
          </table:table-cell>
        </table:table-row>
        <table:table-row table:style-name="ro2">
          <table:table-cell office:value-type="string">
            <text:p>Covo</text:p>
          </table:table-cell>
          <table:table-cell office:value-type="string">
            <text:p>Age Related</text:p>
          </table:table-cell>
          <table:table-cell office:value-type="string">
            <text:p>Ageplay</text:p>
          </table:table-cell>
          <table:table-cell office:value-type="string">
            <text:p>NO</text:p>
          </table:table-cell>
        </table:table-row>
        <table:table-row table:style-name="ro2">
          <table:table-cell office:value-type="string">
            <text:p>Neirthel</text:p>
          </table:table-cell>
          <table:table-cell office:value-type="string">
            <text:p>Vaginal Sex &amp; Play</text:p>
          </table:table-cell>
          <table:table-cell office:value-type="string">
            <text:p>Vaginal Virginity</text:p>
          </table:table-cell>
          <table:table-cell office:value-type="string">
            <text:p>YES</text:p>
          </table:table-cell>
        </table:table-row>
        <table:table-row table:style-name="ro1">
          <table:table-cell office:value-type="string">
            <text:p>Jessica</text:p>
          </table:table-cell>
          <table:table-cell office:value-type="string">
            <text:p>Roughness / Pain</text:p>
          </table:table-cell>
          <table:table-cell office:value-type="string">
            <text:p>Violence</text:p>
          </table:table-cell>
          <table:table-cell office:value-type="string">
            <text:p>YES</text:p>
          </table:table-cell>
        </table:table-row>
        <table:table-row table:style-name="ro2">
          <table:table-cell office:value-type="string">
            <text:p>Alara</text:p>
          </table:table-cell>
          <table:table-cell office:value-type="string">
            <text:p>Unclean Themes &amp; Play</text:p>
          </table:table-cell>
          <table:table-cell office:value-type="string">
            <text:p>Belching / Burping</text:p>
          </table:table-cell>
          <table:table-cell office:value-type="string">
            <text:p>NO</text:p>
          </table:table-cell>
        </table:table-row>
        <table:table-row table:style-name="ro1">
          <table:table-cell office:value-type="string">
            <text:p>Lucas</text:p>
          </table:table-cell>
          <table:table-cell office:value-type="string">
            <text:p>Unclean Themes &amp; Play</text:p>
          </table:table-cell>
          <table:table-cell office:value-type="string">
            <text:p>Unwashed Musk</text:p>
          </table:table-cell>
          <table:table-cell office:value-type="string">
            <text:p>NO</text:p>
          </table:table-cell>
        </table:table-row>
        <table:table-row table:style-name="ro1">
          <table:table-cell office:value-type="string">
            <text:p>Ben</text:p>
          </table:table-cell>
          <table:table-cell office:value-type="string">
            <text:p>Character Preferences</text:p>
          </table:table-cell>
          <table:table-cell office:value-type="string">
            <text:p>Body Hair</text:p>
          </table:table-cell>
          <table:table-cell office:value-type="string">
            <text:p>NO</text:p>
          </table:table-cell>
        </table:table-row>
        <table:table-row table:style-name="ro2">
          <table:table-cell office:value-type="string">
            <text:p>Neirthel</text:p>
          </table:table-cell>
          <table:table-cell office:value-type="string">
            <text:p>General Kinks</text:p>
          </table:table-cell>
          <table:table-cell office:value-type="string">
            <text:p>Teasing</text:p>
          </table:table-cell>
          <table:table-cell office:value-type="string">
            <text:p>YES</text:p>
          </table:table-cell>
        </table:table-row>
        <table:table-row table:style-name="ro2">
          <table:table-cell office:value-type="string">
            <text:p>Covo</text:p>
          </table:table-cell>
          <table:table-cell office:value-type="string">
            <text:p>Dress Up &amp; Materials</text:p>
          </table:table-cell>
          <table:table-cell office:value-type="string">
            <text:p>Wardrobe Malfunction</text:p>
          </table:table-cell>
          <table:table-cell office:value-type="string">
            <text:p>YES</text:p>
          </table:table-cell>
        </table:table-row>
        <table:table-row table:style-name="ro2">
          <table:table-cell office:value-type="string">
            <text:p>Jessica</text:p>
          </table:table-cell>
          <table:table-cell office:value-type="string">
            <text:p>Gore / Torture / Death</text:p>
          </table:table-cell>
          <table:table-cell office:value-type="string">
            <text:p>Bloodplay</text:p>
          </table:table-cell>
          <table:table-cell office:value-type="string">
            <text:p>YES</text:p>
          </table:table-cell>
        </table:table-row>
        <table:table-row table:style-name="ro1">
          <table:table-cell office:value-type="string">
            <text:p>Lucas</text:p>
          </table:table-cell>
          <table:table-cell office:value-type="string">
            <text:p>BDSM</text:p>
          </table:table-cell>
          <table:table-cell office:value-type="string">
            <text:p>Suspension Play</text:p>
          </table:table-cell>
          <table:table-cell office:value-type="string">
            <text:p>YES</text:p>
          </table:table-cell>
        </table:table-row>
        <table:table-row table:style-name="ro2">
          <table:table-cell office:value-type="string">
            <text:p>Kia</text:p>
          </table:table-cell>
          <table:table-cell office:value-type="string">
            <text:p>Penetration &amp; Sexual Themes</text:p>
          </table:table-cell>
          <table:table-cell office:value-type="string">
            <text:p>Tailsex</text:p>
          </table:table-cell>
          <table:table-cell office:value-type="string">
            <text:p>NO</text:p>
          </table:table-cell>
        </table:table-row>
        <table:table-row table:style-name="ro2">
          <table:table-cell office:value-type="string">
            <text:p>Alara</text:p>
          </table:table-cell>
          <table:table-cell office:value-type="string">
            <text:p>Anal Sex &amp; Play</text:p>
          </table:table-cell>
          <table:table-cell office:value-type="string">
            <text:p>Rimming (Giving)</text:p>
          </table:table-cell>
          <table:table-cell office:value-type="string">
            <text:p>NO</text:p>
          </table:table-cell>
        </table:table-row>
        <table:table-row table:style-name="ro1">
          <table:table-cell office:value-type="string">
            <text:p>ME</text:p>
          </table:table-cell>
          <table:table-cell office:value-type="string">
            <text:p>Gender Preferences</text:p>
          </table:table-cell>
          <table:table-cell office:value-type="string">
            <text:p>Transgender</text:p>
          </table:table-cell>
          <table:table-cell office:value-type="string">
            <text:p>YES</text:p>
          </table:table-cell>
        </table:table-row>
        <table:table-row table:style-name="ro2">
          <table:table-cell office:value-type="string">
            <text:p>Ela</text:p>
          </table:table-cell>
          <table:table-cell office:value-type="string">
            <text:p>Age Related</text:p>
          </table:table-cell>
          <table:table-cell office:value-type="string">
            <text:p>Age Progression</text:p>
          </table:table-cell>
          <table:table-cell office:value-type="string">
            <text:p>NO</text:p>
          </table:table-cell>
        </table:table-row>
        <table:table-row table:style-name="ro2">
          <table:table-cell office:value-type="string">
            <text:p>Aurilan</text:p>
          </table:table-cell>
          <table:table-cell office:value-type="string">
            <text:p>Transformation</text:p>
          </table:table-cell>
          <table:table-cell office:value-type="string">
            <text:p>Body Part Transformation</text:p>
          </table:table-cell>
          <table:table-cell office:value-type="string">
            <text:p>NO</text:p>
          </table:table-cell>
        </table:table-row>
        <table:table-row table:style-name="ro1">
          <table:table-cell office:value-type="string">
            <text:p>Jessica</text:p>
          </table:table-cell>
          <table:table-cell office:value-type="string">
            <text:p>Cock Play</text:p>
          </table:table-cell>
          <table:table-cell office:value-type="string">
            <text:p>Docking</text:p>
          </table:table-cell>
          <table:table-cell office:value-type="string">
            <text:p>NO</text:p>
          </table:table-cell>
        </table:table-row>
        <table:table-row table:style-name="ro2">
          <table:table-cell office:value-type="string">
            <text:p>Ela</text:p>
          </table:table-cell>
          <table:table-cell office:value-type="string">
            <text:p>Watersports &amp; Scat</text:p>
          </table:table-cell>
          <table:table-cell office:value-type="string">
            <text:p>Marking</text:p>
          </table:table-cell>
          <table:table-cell office:value-type="string">
            <text:p>NO</text:p>
          </table:table-cell>
        </table:table-row>
        <table:table-row table:style-name="ro2">
          <table:table-cell office:value-type="string">
            <text:p>ME</text:p>
          </table:table-cell>
          <table:table-cell office:value-type="string">
            <text:p>General Kinks</text:p>
          </table:table-cell>
          <table:table-cell office:value-type="string">
            <text:p>Aphrodesiacs</text:p>
          </table:table-cell>
          <table:table-cell office:value-type="string">
            <text:p>YES</text:p>
          </table:table-cell>
        </table:table-row>
        <table:table-row table:style-name="ro2">
          <table:table-cell office:value-type="string">
            <text:p>Rall</text:p>
          </table:table-cell>
          <table:table-cell office:value-type="string">
            <text:p>Age Related</text:p>
          </table:table-cell>
          <table:table-cell office:value-type="string">
            <text:p>Age Differences</text:p>
          </table:table-cell>
          <table:table-cell office:value-type="string">
            <text:p>YES</text:p>
          </table:table-cell>
        </table:table-row>
        <table:table-row table:style-name="ro2">
          <table:table-cell office:value-type="string">
            <text:p>Ela </text:p>
          </table:table-cell>
          <table:table-cell office:value-type="string">
            <text:p>Body Worship &amp; Play</text:p>
          </table:table-cell>
          <table:table-cell office:value-type="string">
            <text:p>Navel Play</text:p>
          </table:table-cell>
          <table:table-cell office:value-type="string">
            <text:p>YES</text:p>
          </table:table-cell>
        </table:table-row>
        <table:table-row table:style-name="ro1">
          <table:table-cell office:value-type="string">
            <text:p>Lucas</text:p>
          </table:table-cell>
          <table:table-cell office:value-type="string">
            <text:p>Cum Related</text:p>
          </table:table-cell>
          <table:table-cell office:value-type="string">
            <text:p>Unusual Semen</text:p>
          </table:table-cell>
          <table:table-cell office:value-type="string">
            <text:p>NO</text:p>
          </table:table-cell>
        </table:table-row>
        <table:table-row table:style-name="ro1">
          <table:table-cell office:value-type="string">
            <text:p>ME</text:p>
          </table:table-cell>
          <table:table-cell office:value-type="string">
            <text:p>Themes &amp; Settings</text:p>
          </table:table-cell>
          <table:table-cell office:value-type="string">
            <text:p>Weapon Play</text:p>
          </table:table-cell>
          <table:table-cell office:value-type="string">
            <text:p>YES</text:p>
          </table:table-cell>
        </table:table-row>
        <table:table-row table:style-name="ro2">
          <table:table-cell office:value-type="string">
            <text:p>Alara</text:p>
          </table:table-cell>
          <table:table-cell office:value-type="string">
            <text:p>Vore &amp; Unbirth</text:p>
          </table:table-cell>
          <table:table-cell office:value-type="string">
            <text:p>Vore (Being Prey)</text:p>
          </table:table-cell>
          <table:table-cell office:value-type="string">
            <text:p>NO</text:p>
          </table:table-cell>
        </table:table-row>
        <table:table-row table:style-name="ro2">
          <table:table-cell office:value-type="string">
            <text:p>Rall</text:p>
          </table:table-cell>
          <table:table-cell office:value-type="string">
            <text:p>Body Worship &amp; Play</text:p>
          </table:table-cell>
          <table:table-cell office:value-type="string">
            <text:p>Hyper Lactation</text:p>
          </table:table-cell>
          <table:table-cell office:value-type="string">
            <text:p>NO</text:p>
          </table:table-cell>
        </table:table-row>
        <table:table-row table:style-name="ro1">
          <table:table-cell office:value-type="string">
            <text:p>Lucas</text:p>
          </table:table-cell>
          <table:table-cell office:value-type="string">
            <text:p>Age Related</text:p>
          </table:table-cell>
          <table:table-cell office:value-type="string">
            <text:p>Underage Characters</text:p>
          </table:table-cell>
          <table:table-cell office:value-type="string">
            <text:p>NO</text:p>
          </table:table-cell>
        </table:table-row>
        <table:table-row table:style-name="ro1">
          <table:table-cell office:value-type="string">
            <text:p>Jessica</text:p>
          </table:table-cell>
          <table:table-cell office:value-type="string">
            <text:p>Oral Sex &amp; Play</text:p>
          </table:table-cell>
          <table:table-cell office:value-type="string">
            <text:p>Teeth Play</text:p>
          </table:table-cell>
          <table:table-cell office:value-type="string">
            <text:p>NO</text:p>
          </table:table-cell>
        </table:table-row>
        <table:table-row table:style-name="ro1">
          <table:table-cell office:value-type="string">
            <text:p>ME</text:p>
          </table:table-cell>
          <table:table-cell office:value-type="string">
            <text:p>Vaginal Sex &amp; Play</text:p>
          </table:table-cell>
          <table:table-cell office:value-type="string">
            <text:p>Vaginal Sex (Giving)</text:p>
          </table:table-cell>
          <table:table-cell office:value-type="string">
            <text:p>YES</text:p>
          </table:table-cell>
        </table:table-row>
        <table:table-row table:style-name="ro2">
          <table:table-cell office:value-type="string">
            <text:p>Ela</text:p>
          </table:table-cell>
          <table:table-cell office:value-type="string">
            <text:p>Cum Related</text:p>
          </table:table-cell>
          <table:table-cell office:value-type="string">
            <text:p>Creampie</text:p>
          </table:table-cell>
          <table:table-cell office:value-type="string">
            <text:p>YES</text:p>
          </table:table-cell>
        </table:table-row>
        <table:table-row table:style-name="ro2">
          <table:table-cell office:value-type="string">
            <text:p>Kia</text:p>
          </table:table-cell>
          <table:table-cell office:value-type="string">
            <text:p>Gore / Torture / Death</text:p>
          </table:table-cell>
          <table:table-cell office:value-type="string">
            <text:p>Impalement</text:p>
          </table:table-cell>
          <table:table-cell office:value-type="string">
            <text:p>NO</text:p>
          </table:table-cell>
        </table:table-row>
        <table:table-row table:style-name="ro2">
          <table:table-cell office:value-type="string">
            <text:p>Alara</text:p>
          </table:table-cell>
          <table:table-cell office:value-type="string">
            <text:p>BDSM</text:p>
          </table:table-cell>
          <table:table-cell office:value-type="string">
            <text:p>Blindfolds</text:p>
          </table:table-cell>
          <table:table-cell office:value-type="string">
            <text:p>YES</text:p>
          </table:table-cell>
        </table:table-row>
        <table:table-row table:style-name="ro1">
          <table:table-cell office:value-type="string">
            <text:p>Lucas</text:p>
          </table:table-cell>
          <table:table-cell office:value-type="string">
            <text:p>Penetration &amp; Sexual Themes</text:p>
          </table:table-cell>
          <table:table-cell office:value-type="string">
            <text:p>Vanilla Sex</text:p>
          </table:table-cell>
          <table:table-cell office:value-type="string">
            <text:p>YES</text:p>
          </table:table-cell>
        </table:table-row>
        <table:table-row table:style-name="ro2">
          <table:table-cell office:value-type="string">
            <text:p>ME</text:p>
          </table:table-cell>
          <table:table-cell office:value-type="string">
            <text:p>Dom / Sub &amp; Psyche Play</text:p>
          </table:table-cell>
          <table:table-cell office:value-type="string">
            <text:p>Possessiveness / Jealousy</text:p>
          </table:table-cell>
          <table:table-cell office:value-type="string">
            <text:p>NO</text:p>
          </table:table-cell>
        </table:table-row>
        <table:table-row table:style-name="ro1">
          <table:table-cell office:value-type="string">
            <text:p>Jessica</text:p>
          </table:table-cell>
          <table:table-cell office:value-type="string">
            <text:p>Cum Related</text:p>
          </table:table-cell>
          <table:table-cell office:value-type="string">
            <text:p>Cum From Mouth / Nose</text:p>
          </table:table-cell>
          <table:table-cell office:value-type="string">
            <text:p>NO</text:p>
          </table:table-cell>
        </table:table-row>
        <table:table-row table:style-name="ro2">
          <table:table-cell office:value-type="string">
            <text:p>Alara</text:p>
          </table:table-cell>
          <table:table-cell office:value-type="string">
            <text:p>Body Worship &amp; Play</text:p>
          </table:table-cell>
          <table:table-cell office:value-type="string">
            <text:p>Breast / Nipple Worship</text:p>
          </table:table-cell>
          <table:table-cell office:value-type="string">
            <text:p>NO</text:p>
          </table:table-cell>
        </table:table-row>
        <table:table-row table:style-name="ro1">
          <table:table-cell office:value-type="string">
            <text:p>ME</text:p>
          </table:table-cell>
          <table:table-cell office:value-type="string">
            <text:p>Cock Play</text:p>
          </table:table-cell>
          <table:table-cell office:value-type="string">
            <text:p>Cock Slapping</text:p>
          </table:table-cell>
          <table:table-cell office:value-type="string">
            <text:p>YES</text:p>
          </table:table-cell>
        </table:table-row>
        <table:table-row table:style-name="ro2">
          <table:table-cell office:value-type="string">
            <text:p>Rall</text:p>
          </table:table-cell>
          <table:table-cell office:value-type="string">
            <text:p>Gore / Torture / Death</text:p>
          </table:table-cell>
          <table:table-cell office:value-type="string">
            <text:p>Consuming Blood</text:p>
          </table:table-cell>
          <table:table-cell office:value-type="string">
            <text:p>YES</text:p>
          </table:table-cell>
        </table:table-row>
        <table:table-row table:style-name="ro1">
          <table:table-cell office:value-type="string">
            <text:p>Lucas</text:p>
          </table:table-cell>
          <table:table-cell office:value-type="string">
            <text:p>Character Preferences</text:p>
          </table:table-cell>
          <table:table-cell office:value-type="string">
            <text:p>Macro Balls</text:p>
          </table:table-cell>
          <table:table-cell office:value-type="string">
            <text:p>NO</text:p>
          </table:table-cell>
        </table:table-row>
        <table:table-row table:style-name="ro1">
          <table:table-cell office:value-type="string">
            <text:p>Jessica</text:p>
          </table:table-cell>
          <table:table-cell office:value-type="string">
            <text:p>Penetration &amp; Sexual Themes</text:p>
          </table:table-cell>
          <table:table-cell office:value-type="string">
            <text:p>Extreme Tightness</text:p>
          </table:table-cell>
          <table:table-cell office:value-type="string">
            <text:p>YES</text:p>
          </table:table-cell>
        </table:table-row>
        <table:table-row table:style-name="ro1" table:number-rows-repeated="1048500">
          <table:table-cell table:number-columns-repeated="4"/>
        </table:table-row>
        <table:table-row table:style-name="ro1">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5">10/05/2017</text:date>, <text:time>03:23: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meta:initial-creator>
    <meta:creation-date>2017-10-03T19:47:15.75</meta:creation-date>
    <dc:date>2017-10-05T03:23:39.49</dc:date>
    <dc:creator>A S</dc:creator>
    <meta:editing-duration>PT12H46M40S</meta:editing-duration>
    <meta:editing-cycles>5</meta:editing-cycles>
    <meta:generator>OpenOffice/4.1.1$Win32 OpenOffice.org_project/411m6$Build-9775</meta:generator>
    <meta:document-statistic meta:table-count="3" meta:cell-count="2177" meta:object-count="0"/>
  </office:meta>
</office:document-meta>
</file>